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800001177000006687B4E1556.wmf"/>
  <manifest:file-entry manifest:media-type="" manifest:full-path="Pictures/200003A10000770B00007FA979984A66.svm"/>
  <manifest:file-entry manifest:media-type="" manifest:full-path="Pictures/200000A9000043DE00002B61F37DF375.svm"/>
  <manifest:file-entry manifest:media-type="" manifest:full-path="Pictures/20000008000045260000018D7F351BBE.wmf"/>
  <manifest:file-entry manifest:media-type="" manifest:full-path="Pictures/200000090000117800000669F90E1620.wmf"/>
  <manifest:file-entry manifest:media-type="image/png" manifest:full-path="Pictures/100000000000029D0000000FE4807D87.png"/>
  <manifest:file-entry manifest:media-type="" manifest:full-path="Pictures/200001680000740200005BDBE61038E1.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1" svg:font-family="'Liberation Serif'" style:font-family-generic="roman"/>
    <style:font-face style:name="TrebuchetMS" svg:font-family="TrebuchetMS"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adornments="Normá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727cm" table:align="margins"/>
    </style:style>
    <style:style style:name="Table2.A" style:family="table-column">
      <style:table-column-properties style:column-width="5.909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7" style:family="table">
      <style:table-properties style:width="17.727cm" table:align="margins"/>
    </style:style>
    <style:style style:name="Table7.A" style:family="table-column">
      <style:table-column-properties style:column-width="5.909cm" style:rel-column-width="2184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7.727cm" table:align="margins"/>
    </style:style>
    <style:style style:name="Table8.A" style:family="table-column">
      <style:table-column-properties style:column-width="5.909cm" style:rel-column-width="2184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7.727cm" table:align="margins"/>
    </style:style>
    <style:style style:name="Table9.A" style:family="table-column">
      <style:table-column-properties style:column-width="5.909cm" style:rel-column-width="2184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7.727cm" table:align="margins"/>
    </style:style>
    <style:style style:name="Table10.A" style:family="table-column">
      <style:table-column-properties style:column-width="5.909cm" style:rel-column-width="21845*"/>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7.727cm" table:align="margins"/>
    </style:style>
    <style:style style:name="Table11.A" style:family="table-column">
      <style:table-column-properties style:column-width="5.909cm" style:rel-column-width="21845*"/>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7.727cm" table:align="margins"/>
    </style:style>
    <style:style style:name="Table12.A" style:family="table-column">
      <style:table-column-properties style:column-width="5.909cm" style:rel-column-width="21845*"/>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37" style:family="table">
      <style:table-properties style:width="17.727cm" table:align="margins"/>
    </style:style>
    <style:style style:name="Table37.A" style:family="table-column">
      <style:table-column-properties style:column-width="5.909cm" style:rel-column-width="21845*"/>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7.727cm" table:align="margins"/>
    </style:style>
    <style:style style:name="Table38.A" style:family="table-column">
      <style:table-column-properties style:column-width="5.909cm" style:rel-column-width="21845*"/>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39" style:family="table">
      <style:table-properties style:width="17.727cm" table:align="margins"/>
    </style:style>
    <style:style style:name="Table39.A" style:family="table-column">
      <style:table-column-properties style:column-width="5.909cm" style:rel-column-width="21845*"/>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7.727cm" table:align="margins"/>
    </style:style>
    <style:style style:name="Table40.A" style:family="table-column">
      <style:table-column-properties style:column-width="5.909cm" style:rel-column-width="21845*"/>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1" style:family="table">
      <style:table-properties style:width="17.727cm" table:align="margins"/>
    </style:style>
    <style:style style:name="Table41.A" style:family="table-column">
      <style:table-column-properties style:column-width="5.909cm" style:rel-column-width="21845*"/>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GetExpansion" style:family="table">
      <style:table-properties style:width="17.727cm" table:align="margins"/>
    </style:style>
    <style:style style:name="GetExpansion.A" style:family="table-column">
      <style:table-column-properties style:column-width="5.909cm" style:rel-column-width="21845*"/>
    </style:style>
    <style:style style:name="GetExpansion.A1" style:family="table-cell">
      <style:table-cell-properties fo:padding="0.097cm" fo:border-left="0.002cm solid #000000" fo:border-right="none" fo:border-top="0.002cm solid #000000" fo:border-bottom="0.002cm solid #000000"/>
    </style:style>
    <style:style style:name="GetExpansion.C1" style:family="table-cell">
      <style:table-cell-properties fo:padding="0.097cm" fo:border="0.002cm solid #000000"/>
    </style:style>
    <style:style style:name="GetExpansion.A2" style:family="table-cell">
      <style:table-cell-properties fo:padding="0.097cm" fo:border-left="0.002cm solid #000000" fo:border-right="none" fo:border-top="none" fo:border-bottom="0.002cm solid #000000"/>
    </style:style>
    <style:style style:name="GetExpansion.C2" style:family="table-cell">
      <style:table-cell-properties fo:padding="0.097cm" fo:border-left="0.002cm solid #000000" fo:border-right="0.002cm solid #000000" fo:border-top="none" fo:border-bottom="0.002cm solid #000000"/>
    </style:style>
    <style:style style:name="Table42" style:family="table">
      <style:table-properties style:width="17.727cm" table:align="margins"/>
    </style:style>
    <style:style style:name="Table42.A" style:family="table-column">
      <style:table-column-properties style:column-width="5.909cm" style:rel-column-width="21845*"/>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32" style:family="table">
      <style:table-properties style:width="17.727cm" table:align="margins"/>
    </style:style>
    <style:style style:name="Table32.A" style:family="table-column">
      <style:table-column-properties style:column-width="5.909cm" style:rel-column-width="21845*"/>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5" style:family="table">
      <style:table-properties style:width="17.727cm" table:align="margins"/>
    </style:style>
    <style:style style:name="Table35.A" style:family="table-column">
      <style:table-column-properties style:column-width="5.909cm" style:rel-column-width="21845*"/>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addDocument" style:family="table">
      <style:table-properties style:width="17.727cm" table:align="margins"/>
    </style:style>
    <style:style style:name="addDocument.A" style:family="table-column">
      <style:table-column-properties style:column-width="5.909cm" style:rel-column-width="21845*"/>
    </style:style>
    <style:style style:name="addDocument.A1" style:family="table-cell">
      <style:table-cell-properties fo:padding="0.097cm" fo:border-left="0.002cm solid #000000" fo:border-right="none" fo:border-top="0.002cm solid #000000" fo:border-bottom="0.002cm solid #000000"/>
    </style:style>
    <style:style style:name="addDocument.C1" style:family="table-cell">
      <style:table-cell-properties fo:padding="0.097cm" fo:border="0.002cm solid #000000"/>
    </style:style>
    <style:style style:name="addDocument.A2" style:family="table-cell">
      <style:table-cell-properties fo:padding="0.097cm" fo:border-left="0.002cm solid #000000" fo:border-right="none" fo:border-top="none" fo:border-bottom="0.002cm solid #000000"/>
    </style:style>
    <style:style style:name="addDocument.C2" style:family="table-cell">
      <style:table-cell-properties fo:padding="0.097cm" fo:border-left="0.002cm solid #000000" fo:border-right="0.002cm solid #000000" fo:border-top="none" fo:border-bottom="0.002cm solid #000000"/>
    </style:style>
    <style:style style:name="deleteDocument" style:family="table">
      <style:table-properties style:width="17.727cm" table:align="margins"/>
    </style:style>
    <style:style style:name="deleteDocument.A" style:family="table-column">
      <style:table-column-properties style:column-width="5.909cm" style:rel-column-width="21845*"/>
    </style:style>
    <style:style style:name="deleteDocument.A1" style:family="table-cell">
      <style:table-cell-properties fo:padding="0.097cm" fo:border-left="0.002cm solid #000000" fo:border-right="none" fo:border-top="0.002cm solid #000000" fo:border-bottom="0.002cm solid #000000"/>
    </style:style>
    <style:style style:name="deleteDocument.C1" style:family="table-cell">
      <style:table-cell-properties fo:padding="0.097cm" fo:border="0.002cm solid #000000"/>
    </style:style>
    <style:style style:name="deleteDocument.A2" style:family="table-cell">
      <style:table-cell-properties fo:padding="0.097cm" fo:border-left="0.002cm solid #000000" fo:border-right="none" fo:border-top="none" fo:border-bottom="0.002cm solid #000000"/>
    </style:style>
    <style:style style:name="deleteDocument.C2" style:family="table-cell">
      <style:table-cell-properties fo:padding="0.097cm" fo:border-left="0.002cm solid #000000" fo:border-right="0.002cm solid #000000" fo:border-top="none" fo:border-bottom="0.002cm solid #000000"/>
    </style:style>
    <style:style style:name="Table1" style:family="table">
      <style:table-properties style:width="17.727cm" table:align="margins"/>
    </style:style>
    <style:style style:name="Table1.A" style:family="table-column">
      <style:table-column-properties style:column-width="5.909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7.727cm" table:align="margins"/>
    </style:style>
    <style:style style:name="Table3.A" style:family="table-column">
      <style:table-column-properties style:column-width="5.909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34" style:family="table">
      <style:table-properties style:width="17.727cm" table:align="margins"/>
    </style:style>
    <style:style style:name="Table34.A" style:family="table-column">
      <style:table-column-properties style:column-width="5.909cm" style:rel-column-width="21845*"/>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3" style:family="table">
      <style:table-properties style:width="17.727cm" table:align="margins"/>
    </style:style>
    <style:style style:name="Table33.A" style:family="table-column">
      <style:table-column-properties style:column-width="5.909cm" style:rel-column-width="21845*"/>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46" style:family="table">
      <style:table-properties style:width="17.727cm" table:align="margins"/>
    </style:style>
    <style:style style:name="Table46.A" style:family="table-column">
      <style:table-column-properties style:column-width="5.909cm" style:rel-column-width="21845*"/>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7" style:family="table">
      <style:table-properties style:width="17.727cm" table:align="margins"/>
    </style:style>
    <style:style style:name="Table47.A" style:family="table-column">
      <style:table-column-properties style:column-width="5.909cm" style:rel-column-width="21845*"/>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36" style:family="table">
      <style:table-properties style:width="17.727cm" table:align="margins"/>
    </style:style>
    <style:style style:name="Table36.A" style:family="table-column">
      <style:table-column-properties style:column-width="5.909cm" style:rel-column-width="21845*"/>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43" style:family="table">
      <style:table-properties style:width="17.727cm" table:align="margins"/>
    </style:style>
    <style:style style:name="Table43.A" style:family="table-column">
      <style:table-column-properties style:column-width="5.909cm" style:rel-column-width="21845*"/>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4" style:family="table">
      <style:table-properties style:width="17.727cm" table:align="margins"/>
    </style:style>
    <style:style style:name="Table44.A" style:family="table-column">
      <style:table-column-properties style:column-width="5.909cm" style:rel-column-width="21845*"/>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7.727cm" table:align="margins"/>
    </style:style>
    <style:style style:name="Table45.A" style:family="table-column">
      <style:table-column-properties style:column-width="5.909cm" style:rel-column-width="21845*"/>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48" style:family="table">
      <style:table-properties style:width="17.727cm" table:align="margins"/>
    </style:style>
    <style:style style:name="Table48.A" style:family="table-column">
      <style:table-column-properties style:column-width="5.909cm" style:rel-column-width="21845*"/>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7.727cm" table:align="margins"/>
    </style:style>
    <style:style style:name="Table49.A" style:family="table-column">
      <style:table-column-properties style:column-width="5.909cm" style:rel-column-width="21845*"/>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50" style:family="table">
      <style:table-properties style:width="17.727cm" table:align="margins"/>
    </style:style>
    <style:style style:name="Table50.A" style:family="table-column">
      <style:table-column-properties style:column-width="5.909cm" style:rel-column-width="21845*"/>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4" style:family="table">
      <style:table-properties style:width="17.727cm" table:align="margins"/>
    </style:style>
    <style:style style:name="Table4.A" style:family="table-column">
      <style:table-column-properties style:column-width="5.909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7.727cm" table:align="margins"/>
    </style:style>
    <style:style style:name="Table5.A" style:family="table-column">
      <style:table-column-properties style:column-width="5.90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727cm" table:align="margins"/>
    </style:style>
    <style:style style:name="Table6.A" style:family="table-column">
      <style:table-column-properties style:column-width="5.909cm" style:rel-column-width="2184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51" style:family="table">
      <style:table-properties style:width="17.727cm" table:align="margins"/>
    </style:style>
    <style:style style:name="Table51.A" style:family="table-column">
      <style:table-column-properties style:column-width="5.909cm" style:rel-column-width="21845*"/>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7.727cm" table:align="margins"/>
    </style:style>
    <style:style style:name="Table52.A" style:family="table-column">
      <style:table-column-properties style:column-width="5.909cm" style:rel-column-width="21845*"/>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3" style:family="table">
      <style:table-properties style:width="17.727cm" table:align="margins"/>
    </style:style>
    <style:style style:name="Table53.A" style:family="table-column">
      <style:table-column-properties style:column-width="5.909cm" style:rel-column-width="21845*"/>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7.727cm" table:align="margins"/>
    </style:style>
    <style:style style:name="Table54.A" style:family="table-column">
      <style:table-column-properties style:column-width="5.909cm" style:rel-column-width="21845*"/>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7.727cm" table:align="margins"/>
    </style:style>
    <style:style style:name="Table55.A" style:family="table-column">
      <style:table-column-properties style:column-width="5.909cm" style:rel-column-width="21845*"/>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56" style:family="table">
      <style:table-properties style:width="17.727cm" table:align="margins"/>
    </style:style>
    <style:style style:name="Table56.A" style:family="table-column">
      <style:table-column-properties style:column-width="5.909cm" style:rel-column-width="21845*"/>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57" style:family="table">
      <style:table-properties style:width="17.727cm" table:align="margins"/>
    </style:style>
    <style:style style:name="Table57.A" style:family="table-column">
      <style:table-column-properties style:column-width="5.909cm" style:rel-column-width="21845*"/>
    </style:style>
    <style:style style:name="Table57.A1" style:family="table-cell">
      <style:table-cell-properties fo:padding="0.097cm" fo:border-left="0.002cm solid #000000" fo:border-right="none" fo:border-top="0.002cm solid #000000" fo:border-bottom="0.002cm solid #000000"/>
    </style:style>
    <style:style style:name="Table57.C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C2" style:family="table-cell">
      <style:table-cell-properties fo:padding="0.097cm" fo:border-left="0.002cm solid #000000" fo:border-right="0.002cm solid #000000" fo:border-top="none" fo:border-bottom="0.002cm solid #000000"/>
    </style:style>
    <style:style style:name="Table58" style:family="table">
      <style:table-properties style:width="17.727cm" table:align="margins"/>
    </style:style>
    <style:style style:name="Table58.A" style:family="table-column">
      <style:table-column-properties style:column-width="5.909cm" style:rel-column-width="21845*"/>
    </style:style>
    <style:style style:name="Table58.A1" style:family="table-cell">
      <style:table-cell-properties fo:padding="0.097cm" fo:border-left="0.002cm solid #000000" fo:border-right="none" fo:border-top="0.002cm solid #000000" fo:border-bottom="0.002cm solid #000000"/>
    </style:style>
    <style:style style:name="Table58.C1" style:family="table-cell">
      <style:table-cell-properties fo:padding="0.097cm" fo:border="0.002cm solid #000000"/>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59" style:family="table">
      <style:table-properties style:width="17.727cm" table:align="margins"/>
    </style:style>
    <style:style style:name="Table59.A" style:family="table-column">
      <style:table-column-properties style:column-width="5.909cm" style:rel-column-width="21845*"/>
    </style:style>
    <style:style style:name="Table59.A1" style:family="table-cell">
      <style:table-cell-properties fo:padding="0.097cm" fo:border-left="0.002cm solid #000000" fo:border-right="none" fo:border-top="0.002cm solid #000000" fo:border-bottom="0.002cm solid #000000"/>
    </style:style>
    <style:style style:name="Table59.C1" style:family="table-cell">
      <style:table-cell-properties fo:padding="0.097cm" fo:border="0.002cm solid #000000"/>
    </style:style>
    <style:style style:name="Table59.A2" style:family="table-cell">
      <style:table-cell-properties fo:padding="0.097cm" fo:border-left="0.002cm solid #000000" fo:border-right="none" fo:border-top="none" fo:border-bottom="0.002cm solid #000000"/>
    </style:style>
    <style:style style:name="Table59.C2" style:family="table-cell">
      <style:table-cell-properties fo:padding="0.097cm" fo:border-left="0.002cm solid #000000" fo:border-right="0.002cm solid #000000" fo:border-top="none" fo:border-bottom="0.002cm solid #000000"/>
    </style:style>
    <style:style style:name="Table60" style:family="table">
      <style:table-properties style:width="17.727cm" table:align="margins"/>
    </style:style>
    <style:style style:name="Table60.A" style:family="table-column">
      <style:table-column-properties style:column-width="5.909cm" style:rel-column-width="21845*"/>
    </style:style>
    <style:style style:name="Table60.A1" style:family="table-cell">
      <style:table-cell-properties fo:padding="0.097cm" fo:border-left="0.002cm solid #000000" fo:border-right="none" fo:border-top="0.002cm solid #000000" fo:border-bottom="0.002cm solid #000000"/>
    </style:style>
    <style:style style:name="Table60.C1" style:family="table-cell">
      <style:table-cell-properties fo:padding="0.097cm" fo:border="0.002cm solid #000000"/>
    </style:style>
    <style:style style:name="Table60.A2" style:family="table-cell">
      <style:table-cell-properties fo:padding="0.097cm" fo:border-left="0.002cm solid #000000" fo:border-right="none" fo:border-top="none" fo:border-bottom="0.002cm solid #000000"/>
    </style:style>
    <style:style style:name="Table60.C2" style:family="table-cell">
      <style:table-cell-properties fo:padding="0.097cm" fo:border-left="0.002cm solid #000000" fo:border-right="0.002cm solid #000000" fo:border-top="none" fo:border-bottom="0.002cm solid #000000"/>
    </style:style>
    <style:style style:name="Table61" style:family="table">
      <style:table-properties style:width="17.727cm" table:align="margins"/>
    </style:style>
    <style:style style:name="Table61.A" style:family="table-column">
      <style:table-column-properties style:column-width="5.909cm" style:rel-column-width="21845*"/>
    </style:style>
    <style:style style:name="Table61.A1" style:family="table-cell">
      <style:table-cell-properties fo:padding="0.097cm" fo:border-left="0.002cm solid #000000" fo:border-right="none" fo:border-top="0.002cm solid #000000" fo:border-bottom="0.002cm solid #000000"/>
    </style:style>
    <style:style style:name="Table61.C1" style:family="table-cell">
      <style:table-cell-properties fo:padding="0.097cm" fo:border="0.002cm solid #000000"/>
    </style:style>
    <style:style style:name="Table61.A2" style:family="table-cell">
      <style:table-cell-properties fo:padding="0.097cm" fo:border-left="0.002cm solid #000000" fo:border-right="none" fo:border-top="none" fo:border-bottom="0.002cm solid #000000"/>
    </style:style>
    <style:style style:name="Table61.C2" style:family="table-cell">
      <style:table-cell-properties fo:padding="0.097cm" fo:border-left="0.002cm solid #000000" fo:border-right="0.002cm solid #000000" fo:border-top="none" fo:border-bottom="0.002cm solid #000000"/>
    </style:style>
    <style:style style:name="Table62" style:family="table">
      <style:table-properties style:width="17.727cm" table:align="margins"/>
    </style:style>
    <style:style style:name="Table62.A" style:family="table-column">
      <style:table-column-properties style:column-width="5.909cm" style:rel-column-width="21845*"/>
    </style:style>
    <style:style style:name="Table62.A1" style:family="table-cell">
      <style:table-cell-properties fo:padding="0.097cm" fo:border-left="0.002cm solid #000000" fo:border-right="none" fo:border-top="0.002cm solid #000000" fo:border-bottom="0.002cm solid #000000"/>
    </style:style>
    <style:style style:name="Table62.C1" style:family="table-cell">
      <style:table-cell-properties fo:padding="0.097cm" fo:border="0.002cm solid #000000"/>
    </style:style>
    <style:style style:name="Table62.A2" style:family="table-cell">
      <style:table-cell-properties fo:padding="0.097cm" fo:border-left="0.002cm solid #000000" fo:border-right="none" fo:border-top="none" fo:border-bottom="0.002cm solid #000000"/>
    </style:style>
    <style:style style:name="Table62.C2" style:family="table-cell">
      <style:table-cell-properties fo:padding="0.097cm" fo:border-left="0.002cm solid #000000" fo:border-right="0.002cm solid #000000" fo:border-top="none" fo:border-bottom="0.002cm solid #000000"/>
    </style:style>
    <style:style style:name="Table63" style:family="table">
      <style:table-properties style:width="17.727cm" table:align="margins"/>
    </style:style>
    <style:style style:name="Table63.A" style:family="table-column">
      <style:table-column-properties style:column-width="5.909cm" style:rel-column-width="21845*"/>
    </style:style>
    <style:style style:name="Table63.A1" style:family="table-cell">
      <style:table-cell-properties fo:padding="0.097cm" fo:border-left="0.002cm solid #000000" fo:border-right="none" fo:border-top="0.002cm solid #000000" fo:border-bottom="0.002cm solid #000000"/>
    </style:style>
    <style:style style:name="Table63.C1" style:family="table-cell">
      <style:table-cell-properties fo:padding="0.097cm" fo:border="0.002cm solid #000000"/>
    </style:style>
    <style:style style:name="Table63.A2" style:family="table-cell">
      <style:table-cell-properties fo:padding="0.097cm" fo:border-left="0.002cm solid #000000" fo:border-right="none" fo:border-top="none" fo:border-bottom="0.002cm solid #000000"/>
    </style:style>
    <style:style style:name="Table63.C2" style:family="table-cell">
      <style:table-cell-properties fo:padding="0.097cm" fo:border-left="0.002cm solid #000000" fo:border-right="0.002cm solid #000000" fo:border-top="none" fo:border-bottom="0.002cm solid #000000"/>
    </style:style>
    <style:style style:name="Table13" style:family="table">
      <style:table-properties style:width="17.727cm" table:align="margins"/>
    </style:style>
    <style:style style:name="Table13.A" style:family="table-column">
      <style:table-column-properties style:column-width="5.909cm" style:rel-column-width="21845*"/>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7.727cm" table:align="margins"/>
    </style:style>
    <style:style style:name="Table14.A" style:family="table-column">
      <style:table-column-properties style:column-width="5.909cm" style:rel-column-width="2184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7.727cm" table:align="margins"/>
    </style:style>
    <style:style style:name="Table15.A" style:family="table-column">
      <style:table-column-properties style:column-width="5.909cm" style:rel-column-width="21845*"/>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23" style:family="table">
      <style:table-properties style:width="17.727cm" table:align="margins"/>
    </style:style>
    <style:style style:name="Table23.A" style:family="table-column">
      <style:table-column-properties style:column-width="5.909cm" style:rel-column-width="21845*"/>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16" style:family="table">
      <style:table-properties style:width="17.727cm" table:align="margins"/>
    </style:style>
    <style:style style:name="Table16.A" style:family="table-column">
      <style:table-column-properties style:column-width="5.909cm" style:rel-column-width="21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7.727cm" table:align="margins"/>
    </style:style>
    <style:style style:name="Table17.A" style:family="table-column">
      <style:table-column-properties style:column-width="5.909cm" style:rel-column-width="21845*"/>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7.727cm" table:align="margins"/>
    </style:style>
    <style:style style:name="Table18.A" style:family="table-column">
      <style:table-column-properties style:column-width="5.909cm" style:rel-column-width="21845*"/>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7.727cm" table:align="margins"/>
    </style:style>
    <style:style style:name="Table19.A" style:family="table-column">
      <style:table-column-properties style:column-width="5.909cm" style:rel-column-width="21845*"/>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7.727cm" table:align="margins"/>
    </style:style>
    <style:style style:name="Table20.A" style:family="table-column">
      <style:table-column-properties style:column-width="5.909cm" style:rel-column-width="21845*"/>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21" style:family="table">
      <style:table-properties style:width="17.727cm" table:align="margins"/>
    </style:style>
    <style:style style:name="Table21.A" style:family="table-column">
      <style:table-column-properties style:column-width="5.909cm" style:rel-column-width="21845*"/>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2" style:family="table">
      <style:table-properties style:width="17.727cm" table:align="margins"/>
    </style:style>
    <style:style style:name="Table22.A" style:family="table-column">
      <style:table-column-properties style:column-width="5.909cm" style:rel-column-width="21845*"/>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4" style:family="table">
      <style:table-properties style:width="17.727cm" table:align="margins"/>
    </style:style>
    <style:style style:name="Table24.A" style:family="table-column">
      <style:table-column-properties style:column-width="5.909cm" style:rel-column-width="21845*"/>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7.727cm" table:align="margins"/>
    </style:style>
    <style:style style:name="Table25.A" style:family="table-column">
      <style:table-column-properties style:column-width="5.909cm" style:rel-column-width="21845*"/>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7.727cm" table:align="margins"/>
    </style:style>
    <style:style style:name="Table26.A" style:family="table-column">
      <style:table-column-properties style:column-width="5.909cm" style:rel-column-width="21845*"/>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7.727cm" table:align="margins"/>
    </style:style>
    <style:style style:name="Table27.A" style:family="table-column">
      <style:table-column-properties style:column-width="5.909cm" style:rel-column-width="21845*"/>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7.727cm" table:align="margins"/>
    </style:style>
    <style:style style:name="Table28.A" style:family="table-column">
      <style:table-column-properties style:column-width="5.909cm" style:rel-column-width="21845*"/>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7.727cm" table:align="margins"/>
    </style:style>
    <style:style style:name="Table29.A" style:family="table-column">
      <style:table-column-properties style:column-width="5.909cm" style:rel-column-width="21845*"/>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30" style:family="table">
      <style:table-properties style:width="17.727cm" table:align="margins"/>
    </style:style>
    <style:style style:name="Table30.A" style:family="table-column">
      <style:table-column-properties style:column-width="5.909cm" style:rel-column-width="21845*"/>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7.727cm" table:align="margins"/>
    </style:style>
    <style:style style:name="Table31.A" style:family="table-column">
      <style:table-column-properties style:column-width="5.909cm" style:rel-column-width="21845*"/>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Contents_20_Heading">
      <style:paragraph-properties fo:break-before="page"/>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margin-left="0cm" fo:margin-right="0cm" fo:text-align="end" style:justify-single-word="false" fo:text-indent="-0.762cm" style:auto-text-indent="false"/>
      <style:text-properties fo:font-size="26pt" style:font-size-asian="26pt" style:font-size-complex="26pt"/>
    </style:style>
    <style:style style:name="P6" style:family="paragraph" style:parent-style-name="Text_20_body">
      <style:paragraph-properties fo:margin-left="0cm" fo:margin-right="0cm" fo:text-align="end" style:justify-single-word="false" fo:text-indent="-0.762cm" style:auto-text-indent="false"/>
      <style:text-properties fo:font-size="12pt" style:font-size-asian="10.5pt" style:font-size-complex="12pt"/>
    </style:style>
    <style:style style:name="P7" style:family="paragraph" style:parent-style-name="Text_20_body">
      <style:paragraph-properties fo:margin-left="0cm" fo:margin-right="0cm" fo:text-indent="0cm" style:auto-text-indent="false"/>
      <style:text-properties fo:font-size="14pt" style:font-size-asian="12.25pt" style:font-size-complex="14pt"/>
    </style:style>
    <style:style style:name="P8" style:family="paragraph" style:parent-style-name="Standard">
      <style:paragraph-properties fo:margin-left="0.979cm" fo:margin-right="0cm" fo:text-indent="0cm" style:auto-text-indent="false"/>
    </style:style>
    <style:style style:name="P9" style:family="paragraph" style:parent-style-name="Text_20_body">
      <style:paragraph-properties fo:margin-left="0.979cm" fo:margin-right="0cm" fo:text-indent="0cm" style:auto-text-indent="false"/>
    </style:style>
    <style:style style:name="P10" style:family="paragraph" style:parent-style-name="Text_20_body">
      <style:paragraph-properties fo:margin-left="0.979cm" fo:margin-right="0cm" fo:text-indent="0cm" style:auto-text-indent="false">
        <style:tab-stops/>
      </style:paragraph-properties>
      <style:text-properties fo:color="#000000" style:font-name="Liberation Serif" fo:font-size="12pt" style:font-name-asian="Courier New" style:font-size-asian="12pt" style:font-name-complex="Courier New" style:font-size-complex="12pt"/>
    </style:style>
    <style:style style:name="P11" style:family="paragraph" style:parent-style-name="Standard">
      <style:paragraph-properties fo:margin-left="0.953cm" fo:margin-right="0cm" fo:text-indent="0cm" style:auto-text-indent="false"/>
    </style:style>
    <style:style style:name="P12" style:family="paragraph" style:parent-style-name="Text_20_body">
      <style:paragraph-properties fo:margin-left="0.953cm" fo:margin-right="0cm" fo:text-indent="0cm" style:auto-text-indent="false"/>
    </style:style>
    <style:style style:name="P13" style:family="paragraph" style:parent-style-name="Standard">
      <style:paragraph-properties fo:margin-left="0.9cm" fo:margin-right="0cm" fo:text-indent="0cm" style:auto-text-indent="false"/>
    </style:style>
    <style:style style:name="P14" style:family="paragraph" style:parent-style-name="Text_20_body">
      <style:paragraph-properties fo:margin-left="0.9cm" fo:margin-right="0cm" fo:text-indent="0cm" style:auto-text-indent="false"/>
    </style:style>
    <style:style style:name="P15" style:family="paragraph" style:parent-style-name="Table_20_Contents">
      <style:paragraph-properties fo:margin-left="0.9cm" fo:margin-right="0cm" fo:text-indent="0cm" style:auto-text-indent="false"/>
    </style:style>
    <style:style style:name="P16" style:family="paragraph" style:parent-style-name="Standard">
      <style:paragraph-properties fo:margin-left="0.873cm" fo:margin-right="0cm" fo:text-indent="0cm" style:auto-text-indent="false"/>
    </style:style>
    <style:style style:name="P17" style:family="paragraph" style:parent-style-name="Text_20_body">
      <style:paragraph-properties fo:margin-left="0.873cm" fo:margin-right="0cm" fo:text-indent="0cm" style:auto-text-indent="false"/>
    </style:style>
    <style:style style:name="P18" style:family="paragraph" style:parent-style-name="Standard">
      <style:paragraph-properties fo:margin-left="0.847cm" fo:margin-right="0cm" fo:text-indent="0cm" style:auto-text-indent="false"/>
    </style:style>
    <style:style style:name="P19" style:family="paragraph" style:parent-style-name="Text_20_body">
      <style:paragraph-properties fo:margin-left="0.847cm" fo:margin-right="0cm" fo:text-indent="0cm" style:auto-text-indent="false"/>
    </style:style>
    <style:style style:name="P20" style:family="paragraph" style:parent-style-name="Standard">
      <style:paragraph-properties fo:margin-left="0.688cm" fo:margin-right="0cm" fo:text-indent="0cm" style:auto-text-indent="false"/>
      <style:text-properties style:font-name="Courier New" fo:font-size="10pt" style:font-size-asian="10pt" style:font-size-complex="10pt"/>
    </style:style>
    <style:style style:name="P21" style:family="paragraph" style:parent-style-name="Text_20_body">
      <style:paragraph-properties fo:margin-left="0.688cm" fo:margin-right="0cm" fo:text-indent="0cm" style:auto-text-indent="false"/>
      <style:text-properties style:font-name="Courier New" fo:font-size="10pt" style:font-size-asian="10pt" style:font-size-complex="10pt"/>
    </style:style>
    <style:style style:name="P22" style:family="paragraph" style:parent-style-name="Standard">
      <style:paragraph-properties fo:margin-left="0.926cm" fo:margin-right="0cm" fo:text-indent="0cm" style:auto-text-indent="false"/>
    </style:style>
    <style:style style:name="P23" style:family="paragraph" style:parent-style-name="Text_20_body">
      <style:paragraph-properties fo:margin-left="0.926cm" fo:margin-right="0cm" fo:text-indent="0cm" style:auto-text-indent="false"/>
    </style:style>
    <style:style style:name="P24" style:family="paragraph" style:parent-style-name="Standard">
      <style:paragraph-properties fo:margin-left="0.947cm" fo:margin-right="0cm" fo:text-indent="0cm" style:auto-text-indent="false"/>
    </style:style>
    <style:style style:name="P25" style:family="paragraph" style:parent-style-name="Standard">
      <style:paragraph-properties fo:margin-left="0.947cm" fo:margin-right="0cm" fo:text-indent="0cm" style:auto-text-indent="false"/>
      <style:text-properties fo:color="#000000" style:font-name="Liberation Serif" fo:font-size="12pt" style:font-name-asian="Courier New" style:font-size-asian="12pt" style:font-name-complex="Courier New" style:font-size-complex="12pt"/>
    </style:style>
    <style:style style:name="P26" style:family="paragraph" style:parent-style-name="Text_20_body">
      <style:paragraph-properties fo:margin-left="0.947cm" fo:margin-right="0cm" fo:text-indent="0cm" style:auto-text-indent="false"/>
    </style:style>
    <style:style style:name="P27" style:family="paragraph" style:parent-style-name="Text_20_body">
      <style:paragraph-properties fo:margin-left="0.947cm" fo:margin-right="0cm" fo:text-indent="0cm" style:auto-text-indent="false"/>
      <style:text-properties fo:color="#000000" style:font-name="Liberation Serif" fo:font-size="12pt" style:font-name-asian="Courier New" style:font-size-asian="12pt" style:font-name-complex="Courier New" style:font-size-complex="12pt"/>
    </style:style>
    <style:style style:name="P28" style:family="paragraph" style:parent-style-name="Standard">
      <style:paragraph-properties fo:margin-left="0.669cm" fo:margin-right="0cm" fo:text-indent="0cm" style:auto-text-indent="false"/>
      <style:text-properties style:font-name="Courier New" fo:font-size="10pt" style:font-size-asian="10pt" style:font-size-complex="10pt"/>
    </style:style>
    <style:style style:name="P29" style:family="paragraph" style:parent-style-name="Standard">
      <style:paragraph-properties fo:margin-left="0.891cm" fo:margin-right="0cm" fo:text-indent="0cm" style:auto-text-indent="false"/>
    </style:style>
    <style:style style:name="P30" style:family="paragraph" style:parent-style-name="Text_20_body">
      <style:paragraph-properties fo:margin-left="0.891cm" fo:margin-right="0cm" fo:text-indent="0cm" style:auto-text-indent="false"/>
    </style:style>
    <style:style style:name="P31" style:family="paragraph" style:parent-style-name="Standard">
      <style:paragraph-properties fo:margin-left="0.919cm" fo:margin-right="0cm" fo:text-indent="0cm" style:auto-text-indent="false"/>
    </style:style>
    <style:style style:name="P32" style:family="paragraph" style:parent-style-name="Text_20_body">
      <style:paragraph-properties fo:margin-left="0.919cm" fo:margin-right="0cm" fo:margin-top="0.423cm" fo:margin-bottom="0.212cm" fo:text-indent="0cm" style:auto-text-indent="false"/>
      <style:text-properties fo:font-size="12pt" style:font-size-asian="12pt" style:font-size-complex="12pt"/>
    </style:style>
    <style:style style:name="P33" style:family="paragraph" style:parent-style-name="Text_20_body">
      <style:paragraph-properties fo:margin-left="0.919cm" fo:margin-right="0cm" fo:text-indent="0cm" style:auto-text-indent="false"/>
    </style:style>
    <style:style style:name="P34" style:family="paragraph" style:parent-style-name="Standard">
      <style:paragraph-properties fo:margin-left="0.975cm" fo:margin-right="0cm" fo:text-indent="0cm" style:auto-text-indent="false"/>
    </style:style>
    <style:style style:name="P35" style:family="paragraph" style:parent-style-name="Text_20_body">
      <style:paragraph-properties fo:margin-left="0.975cm" fo:margin-right="0cm" fo:text-indent="0cm" style:auto-text-indent="false"/>
    </style:style>
    <style:style style:name="P36" style:family="paragraph" style:parent-style-name="Standard">
      <style:paragraph-properties fo:margin-left="0.612cm" fo:margin-right="0cm" fo:text-indent="0cm" style:auto-text-indent="false"/>
      <style:text-properties style:font-name="Courier New" fo:font-size="10pt" style:font-size-asian="10pt" style:font-size-complex="10pt"/>
    </style:style>
    <style:style style:name="P37" style:family="paragraph" style:parent-style-name="Contents_20_1">
      <style:paragraph-properties>
        <style:tab-stops>
          <style:tab-stop style:position="17.727cm" style:type="right" style:leader-style="dotted" style:leader-text="."/>
        </style:tab-stops>
      </style:paragraph-properties>
    </style:style>
    <style:style style:name="P38" style:family="paragraph" style:parent-style-name="Contents_20_2">
      <style:paragraph-properties>
        <style:tab-stops>
          <style:tab-stop style:position="17.228cm" style:type="right" style:leader-style="dotted" style:leader-text="."/>
        </style:tab-stops>
      </style:paragraph-properties>
    </style:style>
    <style:style style:name="P39" style:family="paragraph" style:parent-style-name="Contents_20_3">
      <style:paragraph-properties>
        <style:tab-stops>
          <style:tab-stop style:position="16.729cm" style:type="right" style:leader-style="dotted" style:leader-text="."/>
        </style:tab-stops>
      </style:paragraph-properties>
    </style:style>
    <style:style style:name="P40" style:family="paragraph" style:parent-style-name="Contents_20_5">
      <style:paragraph-properties>
        <style:tab-stops>
          <style:tab-stop style:position="15.73cm" style:type="right" style:leader-style="dotted" style:leader-text="."/>
        </style:tab-stops>
      </style:paragraph-properties>
    </style:style>
    <style:style style:name="P41" style:family="paragraph" style:parent-style-name="Contents_20_4">
      <style:paragraph-properties>
        <style:tab-stops>
          <style:tab-stop style:position="16.23cm" style:type="right" style:leader-style="dotted" style:leader-text="."/>
        </style:tab-stops>
      </style:paragraph-properties>
    </style:style>
    <style:style style:name="P42" style:family="paragraph" style:parent-style-name="Text_20_body">
      <style:paragraph-properties fo:margin-left="1.281cm" fo:margin-right="0.751cm" fo:text-indent="0cm" style:auto-text-indent="false"/>
    </style:style>
    <style:style style:name="P43" style:family="paragraph" style:parent-style-name="Text_20_body">
      <style:paragraph-properties fo:margin-left="1.309cm" fo:margin-right="0cm" fo:text-indent="0cm" style:auto-text-indent="false"/>
    </style:style>
    <style:style style:name="P44" style:family="paragraph" style:parent-style-name="Text_20_body">
      <style:paragraph-properties fo:margin-left="1.309cm" fo:margin-right="0.863cm" fo:text-indent="0cm" style:auto-text-indent="false"/>
    </style:style>
    <style:style style:name="P45" style:family="paragraph" style:parent-style-name="Text_20_body">
      <style:paragraph-properties fo:margin-left="1.337cm" fo:margin-right="0cm" fo:text-indent="0cm" style:auto-text-indent="false"/>
    </style:style>
    <style:style style:name="P46" style:family="paragraph" style:parent-style-name="Text_20_body">
      <style:paragraph-properties fo:margin-left="0cm" fo:margin-right="0.801cm" fo:text-indent="0cm" style:auto-text-indent="false"/>
    </style:style>
    <style:style style:name="P47" style:family="paragraph" style:parent-style-name="Standard" style:list-style-name="L1">
      <style:paragraph-properties fo:margin-left="0.873cm" fo:margin-right="0cm" fo:text-indent="-0.635cm" style:auto-text-indent="false">
        <style:tab-stops/>
      </style:paragraph-properties>
    </style:style>
    <style:style style:name="P48" style:family="paragraph" style:parent-style-name="Standard" style:list-style-name="L1">
      <style:paragraph-properties fo:margin-left="0.873cm" fo:margin-right="0cm" fo:text-indent="-0.635cm" style:auto-text-indent="false">
        <style:tab-stops/>
      </style:paragraph-properties>
      <style:text-properties officeooo:paragraph-rsid="001050b5"/>
    </style:style>
    <style:style style:name="P49" style:family="paragraph" style:parent-style-name="Standard" style:list-style-name="L1">
      <style:paragraph-properties fo:margin-left="0.873cm" fo:margin-right="0cm" fo:text-indent="-0.635cm" style:auto-text-indent="false">
        <style:tab-stops/>
      </style:paragraph-properties>
      <style:text-properties officeooo:paragraph-rsid="0011b93c"/>
    </style:style>
    <style:style style:name="P50" style:family="paragraph" style:parent-style-name="Standard" style:list-style-name="L1">
      <style:paragraph-properties fo:margin-left="0.873cm" fo:margin-right="0cm" fo:text-indent="-0.635cm" style:auto-text-indent="false">
        <style:tab-stops/>
      </style:paragraph-properties>
      <style:text-properties officeooo:rsid="001050b5" officeooo:paragraph-rsid="0011b93c"/>
    </style:style>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text-properties officeooo:paragraph-rsid="00126064"/>
    </style:style>
    <style:style style:name="P56" style:family="paragraph" style:parent-style-name="Text_20_body">
      <style:text-properties fo:color="#000000" style:font-name="Liberation Serif" fo:font-size="12pt" style:font-size-asian="12pt" style:font-size-complex="12pt"/>
    </style:style>
    <style:style style:name="P57" style:family="paragraph" style:parent-style-name="Text_20_body">
      <style:text-properties officeooo:paragraph-rsid="0013773a"/>
    </style:style>
    <style:style style:name="P58" style:family="paragraph" style:parent-style-name="Text_20_body">
      <style:text-properties officeooo:paragraph-rsid="0015472a"/>
    </style:style>
    <style:style style:name="P59" style:family="paragraph" style:parent-style-name="Text_20_body">
      <style:text-properties officeooo:paragraph-rsid="001668e9"/>
    </style:style>
    <style:style style:name="P60" style:family="paragraph" style:parent-style-name="Text_20_body">
      <style:text-properties officeooo:paragraph-rsid="00186237"/>
    </style:style>
    <style:style style:name="P61" style:family="paragraph" style:parent-style-name="Text_20_body">
      <style:text-properties officeooo:paragraph-rsid="00190777"/>
    </style:style>
    <style:style style:name="P62" style:family="paragraph" style:parent-style-name="Text_20_body">
      <style:text-properties officeooo:paragraph-rsid="001aabeb"/>
    </style:style>
    <style:style style:name="P63" style:family="paragraph" style:parent-style-name="Text_20_body">
      <style:text-properties officeooo:paragraph-rsid="001ab383"/>
    </style:style>
    <style:style style:name="P64" style:family="paragraph" style:parent-style-name="Text_20_body">
      <style:text-properties fo:font-size="12pt" officeooo:paragraph-rsid="001c71b1" style:font-size-asian="12pt" style:font-size-complex="12pt"/>
    </style:style>
    <style:style style:name="P65" style:family="paragraph" style:parent-style-name="Text_20_body">
      <style:text-properties fo:font-size="12pt" officeooo:paragraph-rsid="00254044" style:font-size-asian="12pt" style:font-size-complex="12pt"/>
    </style:style>
    <style:style style:name="P66" style:family="paragraph" style:parent-style-name="Text_20_body">
      <style:text-properties officeooo:paragraph-rsid="001bbd01"/>
    </style:style>
    <style:style style:name="P67" style:family="paragraph" style:parent-style-name="Text_20_body">
      <style:text-properties officeooo:paragraph-rsid="001c71b1"/>
    </style:style>
    <style:style style:name="P68" style:family="paragraph" style:parent-style-name="Text_20_body">
      <style:text-properties officeooo:paragraph-rsid="001db621"/>
    </style:style>
    <style:style style:name="P69" style:family="paragraph" style:parent-style-name="Text_20_body">
      <style:text-properties officeooo:paragraph-rsid="001e0d04"/>
    </style:style>
    <style:style style:name="P70" style:family="paragraph" style:parent-style-name="Text_20_body">
      <style:text-properties officeooo:paragraph-rsid="001fe30a"/>
    </style:style>
    <style:style style:name="P71" style:family="paragraph" style:parent-style-name="Text_20_body">
      <style:text-properties officeooo:paragraph-rsid="0021270c"/>
    </style:style>
    <style:style style:name="P72" style:family="paragraph" style:parent-style-name="Text_20_body">
      <style:text-properties officeooo:paragraph-rsid="00214c22"/>
    </style:style>
    <style:style style:name="P73" style:family="paragraph" style:parent-style-name="Text_20_body">
      <style:text-properties officeooo:paragraph-rsid="00234062"/>
    </style:style>
    <style:style style:name="P74" style:family="paragraph" style:parent-style-name="Text_20_body">
      <style:text-properties officeooo:paragraph-rsid="002437af"/>
    </style:style>
    <style:style style:name="P75" style:family="paragraph" style:parent-style-name="Text_20_body">
      <style:text-properties officeooo:paragraph-rsid="00254044"/>
    </style:style>
    <style:style style:name="P76" style:family="paragraph" style:parent-style-name="Text_20_body">
      <style:text-properties officeooo:paragraph-rsid="002613f0"/>
    </style:style>
    <style:style style:name="P77" style:family="paragraph" style:parent-style-name="Text_20_body">
      <style:text-properties officeooo:paragraph-rsid="0028f220"/>
    </style:style>
    <style:style style:name="P78" style:family="paragraph" style:parent-style-name="Text_20_body">
      <style:text-properties officeooo:paragraph-rsid="002bd86a"/>
    </style:style>
    <style:style style:name="P79" style:family="paragraph" style:parent-style-name="Text_20_body">
      <style:text-properties officeooo:paragraph-rsid="002be2aa"/>
    </style:style>
    <style:style style:name="P80" style:family="paragraph" style:parent-style-name="Text_20_body">
      <style:text-properties officeooo:paragraph-rsid="002d0747"/>
    </style:style>
    <style:style style:name="P81" style:family="paragraph" style:parent-style-name="Text_20_body">
      <style:text-properties officeooo:paragraph-rsid="003042c9"/>
    </style:style>
    <style:style style:name="P82" style:family="paragraph" style:parent-style-name="Text_20_body">
      <style:text-properties officeooo:paragraph-rsid="003091d4"/>
    </style:style>
    <style:style style:name="P83" style:family="paragraph" style:parent-style-name="Heading_20_3">
      <style:text-properties fo:font-size="14pt" style:font-size-asian="14pt" style:font-size-complex="14pt"/>
    </style:style>
    <style:style style:name="P84" style:family="paragraph" style:parent-style-name="Heading_20_3">
      <style:text-properties fo:font-size="12pt" style:font-size-asian="12pt" style:font-size-complex="12pt"/>
    </style:style>
    <style:style style:name="P85" style:family="paragraph" style:parent-style-name="Heading_20_3">
      <style:text-properties officeooo:paragraph-rsid="00126064"/>
    </style:style>
    <style:style style:name="P86" style:family="paragraph" style:parent-style-name="Heading_20_3">
      <style:text-properties officeooo:paragraph-rsid="0013773a"/>
    </style:style>
    <style:style style:name="P87" style:family="paragraph" style:parent-style-name="Heading_20_3">
      <style:text-properties officeooo:paragraph-rsid="0015472a"/>
    </style:style>
    <style:style style:name="P88" style:family="paragraph" style:parent-style-name="Heading_20_3">
      <style:text-properties officeooo:paragraph-rsid="001668e9"/>
    </style:style>
    <style:style style:name="P89" style:family="paragraph" style:parent-style-name="Heading_20_3">
      <style:text-properties officeooo:paragraph-rsid="00186237"/>
    </style:style>
    <style:style style:name="P90" style:family="paragraph" style:parent-style-name="Heading_20_3">
      <style:text-properties officeooo:paragraph-rsid="00190777"/>
    </style:style>
    <style:style style:name="P91" style:family="paragraph" style:parent-style-name="Heading_20_3">
      <style:text-properties officeooo:paragraph-rsid="001aabeb"/>
    </style:style>
    <style:style style:name="P92" style:family="paragraph" style:parent-style-name="Heading_20_3">
      <style:text-properties officeooo:paragraph-rsid="001bbd01"/>
    </style:style>
    <style:style style:name="P93" style:family="paragraph" style:parent-style-name="Heading_20_3">
      <style:text-properties officeooo:paragraph-rsid="001c71b1"/>
    </style:style>
    <style:style style:name="P94" style:family="paragraph" style:parent-style-name="Heading_20_3">
      <style:text-properties officeooo:paragraph-rsid="001db621"/>
    </style:style>
    <style:style style:name="P95" style:family="paragraph" style:parent-style-name="Heading_20_3">
      <style:text-properties officeooo:paragraph-rsid="001e0d04"/>
    </style:style>
    <style:style style:name="P96" style:family="paragraph" style:parent-style-name="Heading_20_3">
      <style:text-properties officeooo:paragraph-rsid="001fe30a"/>
    </style:style>
    <style:style style:name="P97" style:family="paragraph" style:parent-style-name="Heading_20_3">
      <style:text-properties officeooo:paragraph-rsid="0021270c"/>
    </style:style>
    <style:style style:name="P98" style:family="paragraph" style:parent-style-name="Heading_20_3">
      <style:text-properties officeooo:paragraph-rsid="00214c22"/>
    </style:style>
    <style:style style:name="P99" style:family="paragraph" style:parent-style-name="Heading_20_3">
      <style:text-properties officeooo:paragraph-rsid="00234062"/>
    </style:style>
    <style:style style:name="P100" style:family="paragraph" style:parent-style-name="Heading_20_3">
      <style:text-properties officeooo:paragraph-rsid="002437af"/>
    </style:style>
    <style:style style:name="P101" style:family="paragraph" style:parent-style-name="Heading_20_3">
      <style:text-properties officeooo:paragraph-rsid="00254044"/>
    </style:style>
    <style:style style:name="P102" style:family="paragraph" style:parent-style-name="Heading_20_3">
      <style:text-properties officeooo:paragraph-rsid="002613f0"/>
    </style:style>
    <style:style style:name="P103" style:family="paragraph" style:parent-style-name="Heading_20_3">
      <style:text-properties officeooo:paragraph-rsid="0028f220"/>
    </style:style>
    <style:style style:name="P104" style:family="paragraph" style:parent-style-name="Heading_20_3">
      <style:text-properties officeooo:paragraph-rsid="002bd86a"/>
    </style:style>
    <style:style style:name="P105" style:family="paragraph" style:parent-style-name="Heading_20_3">
      <style:text-properties officeooo:paragraph-rsid="002be2aa"/>
    </style:style>
    <style:style style:name="P106" style:family="paragraph" style:parent-style-name="Heading_20_3">
      <style:text-properties officeooo:paragraph-rsid="002d0747"/>
    </style:style>
    <style:style style:name="P107" style:family="paragraph" style:parent-style-name="Heading_20_3">
      <style:text-properties officeooo:paragraph-rsid="002f461a"/>
    </style:style>
    <style:style style:name="P108" style:family="paragraph" style:parent-style-name="Heading_20_3">
      <style:paragraph-properties fo:margin-top="0.423cm" fo:margin-bottom="0.212cm" fo:keep-with-next="always"/>
    </style:style>
    <style:style style:name="P109" style:family="paragraph" style:parent-style-name="Heading_20_3">
      <style:paragraph-properties fo:margin-top="0.423cm" fo:margin-bottom="0.212cm" fo:keep-with-next="always"/>
      <style:text-properties fo:color="#000000" style:font-name="Liberation Sans" fo:font-size="14pt" style:font-name-asian="DejaVu Sans" style:font-size-asian="14pt" style:font-name-complex="DejaVu Sans" style:font-size-complex="14pt"/>
    </style:style>
    <style:style style:name="P110" style:family="paragraph" style:parent-style-name="Heading_20_3">
      <style:paragraph-properties fo:margin-top="0.423cm" fo:margin-bottom="0.212cm" fo:keep-with-next="always"/>
      <style:text-properties style:font-name="Liberation Sans" fo:font-size="12pt" style:font-name-asian="DejaVu Sans" style:font-size-asian="12pt" style:font-name-complex="DejaVu Sans" style:font-size-complex="12pt"/>
    </style:style>
    <style:style style:name="P111" style:family="paragraph" style:parent-style-name="Heading_20_3">
      <style:paragraph-properties fo:break-before="page"/>
    </style:style>
    <style:style style:name="P112" style:family="paragraph" style:parent-style-name="Heading_20_2">
      <style:text-properties fo:font-size="14pt" style:font-size-asian="14pt" style:font-size-complex="14pt"/>
    </style:style>
    <style:style style:name="P113" style:family="paragraph" style:parent-style-name="Heading_20_2">
      <style:text-properties officeooo:paragraph-rsid="001c71b1"/>
    </style:style>
    <style:style style:name="P114" style:family="paragraph" style:parent-style-name="Heading_20_2">
      <style:text-properties officeooo:paragraph-rsid="001db621"/>
    </style:style>
    <style:style style:name="P115" style:family="paragraph" style:parent-style-name="Heading_20_2">
      <style:text-properties officeooo:paragraph-rsid="0021270c"/>
    </style:style>
    <style:style style:name="P116" style:family="paragraph" style:parent-style-name="Heading_20_2">
      <style:text-properties officeooo:paragraph-rsid="00254044"/>
    </style:style>
    <style:style style:name="P117" style:family="paragraph" style:parent-style-name="Heading_20_2">
      <style:text-properties officeooo:paragraph-rsid="002d0747"/>
    </style:style>
    <style:style style:name="P118" style:family="paragraph" style:parent-style-name="Heading_20_2">
      <style:text-properties officeooo:paragraph-rsid="002f461a"/>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fo:font-size="14pt" style:font-size-asian="14pt" style:font-size-complex="14pt"/>
    </style:style>
    <style:style style:name="P121" style:family="paragraph" style:parent-style-name="Heading_20_1">
      <style:paragraph-properties fo:margin-left="0cm" fo:margin-right="0cm" fo:text-indent="-0.762cm" style:auto-text-indent="false"/>
    </style:style>
    <style:style style:name="P122" style:family="paragraph" style:parent-style-name="Heading_20_1">
      <style:paragraph-properties fo:margin-left="0cm" fo:margin-right="0cm" fo:text-indent="-0.762cm" style:auto-text-indent="false" fo:break-before="page"/>
    </style:style>
    <style:style style:name="P123" style:family="paragraph" style:parent-style-name="Heading_20_1">
      <style:paragraph-properties fo:margin-left="0.079cm" fo:margin-right="0cm" fo:text-indent="-0.762cm" style:auto-text-indent="false" fo:break-before="page">
        <style:tab-stops/>
      </style:paragraph-properties>
    </style:style>
    <style:style style:name="P124" style:family="paragraph" style:parent-style-name="Heading_20_4">
      <style:text-properties officeooo:paragraph-rsid="003042c9"/>
    </style:style>
    <style:style style:name="P125" style:family="paragraph" style:parent-style-name="Heading_20_4">
      <style:text-properties officeooo:paragraph-rsid="003091d4"/>
    </style:style>
    <style:style style:name="P126" style:family="paragraph" style:parent-style-name="Table_20_Contents" style:list-style-name="L2"/>
    <style:style style:name="P127" style:family="paragraph" style:parent-style-name="Table_20_Contents" style:list-style-name="L3"/>
    <style:style style:name="P128" style:family="paragraph" style:parent-style-name="Table_20_Contents" style:list-style-name="L4"/>
    <style:style style:name="P129" style:family="paragraph" style:parent-style-name="Table_20_Contents" style:list-style-name="L5"/>
    <style:style style:name="P130" style:family="paragraph" style:parent-style-name="Table_20_Contents" style:list-style-name="L6"/>
    <style:style style:name="T1" style:family="text">
      <style:text-properties fo:font-size="12pt" style:font-size-asian="12pt" style:font-size-complex="12pt"/>
    </style:style>
    <style:style style:name="T2" style:family="text">
      <style:text-properties fo:font-size="12pt" officeooo:rsid="00254044" style:font-name-asian="Monospace" style:font-size-asian="12pt" style:font-name-complex="Monospace" style:font-size-complex="12pt"/>
    </style:style>
    <style:style style:name="T3" style:family="text">
      <style:text-properties fo:font-size="12pt" officeooo:rsid="002d0747" style:font-name-asian="Monospace" style:font-size-asian="12pt" style:font-name-complex="Monospace" style:font-size-complex="12pt"/>
    </style:style>
    <style:style style:name="T4" style:family="text">
      <style:text-properties fo:font-size="12pt" officeooo:rsid="002f461a" style:font-name-asian="Monospace" style:font-size-asian="12pt" style:font-name-complex="Monospace" style:font-size-complex="12pt"/>
    </style:style>
    <style:style style:name="T5" style:family="text">
      <style:text-properties fo:font-size="12pt" officeooo:rsid="003042c9" style:font-name-asian="Monospace" style:font-size-asian="12pt" style:font-name-complex="Monospace" style:font-size-complex="12pt"/>
    </style:style>
    <style:style style:name="T6" style:family="text">
      <style:text-properties fo:font-size="12pt" officeooo:rsid="003091d4" style:font-name-asian="Monospace" style:font-size-asian="12pt" style:font-name-complex="Monospace" style:font-size-complex="12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style:font-name="Liberation Serif1"/>
    </style:style>
    <style:style style:name="T10" style:family="text">
      <style:text-properties style:font-name="Liberation Serif1" fo:font-size="12pt" style:font-name-asian="TrebuchetMS" style:font-size-asian="12pt" style:font-name-complex="TrebuchetMS" style:font-size-complex="12pt"/>
    </style:style>
    <style:style style:name="T11" style:family="text">
      <style:text-properties style:font-name="Liberation Serif1" fo:font-size="12pt" style:font-size-asian="12pt" style:font-size-complex="12pt"/>
    </style:style>
    <style:style style:name="T12" style:family="text">
      <style:text-properties fo:color="#000000" style:font-name="Liberation Sans" style:font-name-asian="DejaVu Sans" style:font-name-complex="DejaVu Sans"/>
    </style:style>
    <style:style style:name="T13" style:family="text">
      <style:text-properties fo:color="#000000" style:font-name="Liberation Serif" fo:font-size="12pt" style:font-name-asian="Courier New" style:font-size-asian="12pt" style:font-name-complex="Courier New" style:font-size-complex="12pt"/>
    </style:style>
    <style:style style:name="T14" style:family="text">
      <style:text-properties fo:color="#000000" officeooo:rsid="00126064"/>
    </style:style>
    <style:style style:name="T15" style:family="text">
      <style:text-properties fo:color="#000000" style:font-name="Liberation Serif" fo:font-size="12pt" style:font-name-asian="Monospace" style:font-size-asian="12pt" style:font-name-complex="Monospace" style:font-size-complex="12pt"/>
    </style:style>
    <style:style style:name="T16" style:family="text">
      <style:text-properties style:font-name="Courier New"/>
    </style:style>
    <style:style style:name="T17" style:family="text">
      <style:text-properties fo:color="#ff0000"/>
    </style:style>
    <style:style style:name="T18" style:family="text">
      <style:text-properties fo:color="#0000ff"/>
    </style:style>
    <style:style style:name="T19" style:family="text">
      <style:text-properties fo:color="#2323dc"/>
    </style:style>
    <style:style style:name="T20" style:family="text">
      <style:text-properties officeooo:rsid="001050b5"/>
    </style:style>
    <style:style style:name="T21" style:family="text">
      <style:text-properties officeooo:rsid="0011b93c"/>
    </style:style>
    <style:style style:name="T22" style:family="text">
      <style:text-properties style:font-name-asian="Monospace" style:font-name-complex="Monospace"/>
    </style:style>
    <style:style style:name="T23" style:family="text">
      <style:text-properties officeooo:rsid="00126064" style:font-name-asian="Monospace" style:font-name-complex="Monospace"/>
    </style:style>
    <style:style style:name="T24" style:family="text">
      <style:text-properties officeooo:rsid="0013773a" style:font-name-asian="Monospace" style:font-name-complex="Monospace"/>
    </style:style>
    <style:style style:name="T25" style:family="text">
      <style:text-properties officeooo:rsid="0015472a" style:font-name-asian="Monospace" style:font-name-complex="Monospace"/>
    </style:style>
    <style:style style:name="T26" style:family="text">
      <style:text-properties officeooo:rsid="001668e9" style:font-name-asian="Monospace" style:font-name-complex="Monospace"/>
    </style:style>
    <style:style style:name="T27" style:family="text">
      <style:text-properties officeooo:rsid="00186237" style:font-name-asian="Monospace" style:font-name-complex="Monospace"/>
    </style:style>
    <style:style style:name="T28" style:family="text">
      <style:text-properties officeooo:rsid="00190777" style:font-name-asian="Monospace" style:font-name-complex="Monospace"/>
    </style:style>
    <style:style style:name="T29" style:family="text">
      <style:text-properties officeooo:rsid="001aabeb" style:font-name-asian="Monospace" style:font-name-complex="Monospace"/>
    </style:style>
    <style:style style:name="T30" style:family="text">
      <style:text-properties officeooo:rsid="001ab383" style:font-name-asian="Monospace" style:font-name-complex="Monospace"/>
    </style:style>
    <style:style style:name="T31" style:family="text">
      <style:text-properties officeooo:rsid="001bbd01" style:font-name-asian="Monospace" style:font-name-complex="Monospace"/>
    </style:style>
    <style:style style:name="T32" style:family="text">
      <style:text-properties officeooo:rsid="001c71b1" style:font-name-asian="Monospace" style:font-name-complex="Monospace"/>
    </style:style>
    <style:style style:name="T33" style:family="text">
      <style:text-properties officeooo:rsid="001db621" style:font-name-asian="Monospace" style:font-name-complex="Monospace"/>
    </style:style>
    <style:style style:name="T34" style:family="text">
      <style:text-properties officeooo:rsid="001e0d04" style:font-name-asian="Monospace" style:font-name-complex="Monospace"/>
    </style:style>
    <style:style style:name="T35" style:family="text">
      <style:text-properties officeooo:rsid="001fe30a" style:font-name-asian="Monospace" style:font-name-complex="Monospace"/>
    </style:style>
    <style:style style:name="T36" style:family="text">
      <style:text-properties officeooo:rsid="0021270c" style:font-name-asian="Monospace" style:font-name-complex="Monospace"/>
    </style:style>
    <style:style style:name="T37" style:family="text">
      <style:text-properties officeooo:rsid="00234062" style:font-name-asian="Monospace" style:font-name-complex="Monospace"/>
    </style:style>
    <style:style style:name="T38" style:family="text">
      <style:text-properties officeooo:rsid="002437af" style:font-name-asian="Monospace" style:font-name-complex="Monospace"/>
    </style:style>
    <style:style style:name="T39" style:family="text">
      <style:text-properties officeooo:rsid="00254044" style:font-name-asian="Monospace" style:font-name-complex="Monospace"/>
    </style:style>
    <style:style style:name="T40" style:family="text">
      <style:text-properties officeooo:rsid="002613f0" style:font-name-asian="Monospace" style:font-name-complex="Monospace"/>
    </style:style>
    <style:style style:name="T41" style:family="text">
      <style:text-properties officeooo:rsid="002d0747" style:font-name-asian="Monospace" style:font-name-complex="Monospace"/>
    </style:style>
    <style:style style:name="T42" style:family="text">
      <style:text-properties officeooo:rsid="002d836f" style:font-name-asian="Monospace" style:font-name-complex="Monospace"/>
    </style:style>
    <style:style style:name="T43" style:family="text">
      <style:text-properties officeooo:rsid="00126064"/>
    </style:style>
    <style:style style:name="T44" style:family="text">
      <style:text-properties officeooo:rsid="00190777"/>
    </style:style>
    <style:style style:name="T45" style:family="text">
      <style:text-properties officeooo:rsid="001aabeb"/>
    </style:style>
    <style:style style:name="T46" style:family="text">
      <style:text-properties officeooo:rsid="001ab383"/>
    </style:style>
    <style:style style:name="T47" style:family="text">
      <style:text-properties officeooo:rsid="001c71b1"/>
    </style:style>
    <style:style style:name="T48" style:family="text">
      <style:text-properties officeooo:rsid="00214c22"/>
    </style:style>
    <style:style style:name="T49" style:family="text">
      <style:text-properties officeooo:rsid="00234062"/>
    </style:style>
    <style:style style:name="T50" style:family="text">
      <style:text-properties officeooo:rsid="002437af"/>
    </style:style>
    <style:style style:name="T51" style:family="text">
      <style:text-properties officeooo:rsid="002763ea"/>
    </style:style>
    <style:style style:name="T52" style:family="text">
      <style:text-properties officeooo:rsid="0028f220"/>
    </style:style>
    <style:style style:name="T53" style:family="text">
      <style:text-properties officeooo:rsid="002982c5"/>
    </style:style>
    <style:style style:name="T54" style:family="text">
      <style:text-properties officeooo:rsid="002b511e"/>
    </style:style>
    <style:style style:name="T55" style:family="text">
      <style:text-properties officeooo:rsid="002bd86a"/>
    </style:style>
    <style:style style:name="T56" style:family="text">
      <style:text-properties officeooo:rsid="002be2aa"/>
    </style:style>
    <style:style style:name="T57" style:family="text">
      <style:text-properties officeooo:rsid="002d0747"/>
    </style:style>
    <style:style style:name="fr1"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885cm" fo:text-indent="-0.635cm" fo:margin-left="7.8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38cm" fo:text-indent="-0.635cm" fo:margin-left="7.938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1" text:outline-level="1" text:is-list-header="true"/>
      <text:p text:style-name="P5">COMPASS</text:p>
      <text:p text:style-name="P5">Functional specification</text:p>
      <text:p text:style-name="P5"/>
      <text:p text:style-name="P5"/>
      <text:p text:style-name="P5"/>
      <text:p text:style-name="P6">Christopher Kolstad</text:p>
      <text:p text:style-name="P6">February 2009</text:p>
      <text:p text:style-name="P6">Ovitas AS</text:p>
      <text:p text:style-name="P6"><text:a xlink:type="simple" xlink:href="http://www.ovitas.no/">www.ovitas.no</text:a></text:p>
      <text:p text:style-name="P6"/>
      <text:p text:style-name="P6"/>
      <text:p text:style-name="P5"><draw:frame draw:style-name="fr1" draw:name="graphics2" text:anchor-type="as-char" svg:width="6.13cm" svg:height="2.205cm" draw:z-index="0"><draw:image xlink:href="Pictures/200000090000117800000669F90E1620.wmf"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37">1. Introduction<text:tab/>5</text:p>
          <text:p text:style-name="P38">1.1 <text:s/>Introducing Compass<text:tab/>5</text:p>
          <text:p text:style-name="P37">2. Interfaces<text:tab/>6</text:p>
          <text:p text:style-name="P38">2.1 Knowledgebase – interface<text:tab/>6</text:p>
          <text:p text:style-name="P39">2.1.1 importKB()<text:tab/>6</text:p>
          <text:p text:style-name="P39">2.1.2 updateKB()<text:tab/>6</text:p>
          <text:p text:style-name="P39">2.1.3 getExpansion(SearchObjectElementText, SearchConfig)<text:tab/>6</text:p>
          <text:p text:style-name="P38">2.2 FullTextSearchInterface<text:tab/>7</text:p>
          <text:p text:style-name="P39">2.2.1 addDocument()<text:tab/>7</text:p>
          <text:p text:style-name="P39">2.2.2 deleteDocument()<text:tab/>7</text:p>
          <text:p text:style-name="P39">2.2.3 doSearch()<text:tab/>7</text:p>
          <text:p text:style-name="P38">2.3 CompassInterface<text:tab/>8</text:p>
          <text:p text:style-name="P39"><text:s/>2.3.1 search()<text:tab/>8</text:p>
          <text:p text:style-name="P38">2.4 LanguageToolInterface<text:tab/>8</text:p>
          <text:p text:style-name="P39"><text:s/>2.4.1 getStem(s)()<text:tab/>8</text:p>
          <text:p text:style-name="P39"><text:s/>2.4.2 getSpellingSuggestion()<text:tab/>8</text:p>
          <text:p text:style-name="P39"><text:s/>2.4.3 getSpellingSuggestions()<text:tab/>8</text:p>
          <text:p text:style-name="P37">3. Implementation<text:tab/>8</text:p>
          <text:p text:style-name="P38">3.1 SearchObject<text:tab/>8</text:p>
          <text:p text:style-name="P39"><text:s/>3.1.1 SearchObject<text:tab/>9</text:p>
          <text:p text:style-name="P40"><text:s/>3.1.1.1 SearchObject()<text:tab/>9</text:p>
          <text:p text:style-name="P41"><text:s/>3.1.1.2 AddTextSearch()<text:tab/>9</text:p>
          <text:p text:style-name="P41"><text:s text:c="2"/>3.1.1.3 AddDateSearch()<text:tab/>9</text:p>
          <text:p text:style-name="P41"><text:s/>3.1.1.4 AddNumberSearch<text:tab/>10</text:p>
          <text:p text:style-name="P39"><text:s/>3.1.2 SearchObjectElement<text:tab/>10</text:p>
          <text:p text:style-name="P41"><text:s/>3.1.2.1 SearchObjectElement<text:tab/>10</text:p>
          <text:p text:style-name="P40"><text:s/>3.1.2.1.1 terms()<text:tab/>10</text:p>
          <text:p text:style-name="P41"><text:s/>3.1.2.2 SearchObjectElementText<text:tab/>11</text:p>
          <text:p text:style-name="P41"><text:s/>3.1.2.3 SearchObjectElementDate<text:tab/>11</text:p>
          <text:p text:style-name="P40"><text:s/>3.1.2.3.1 getStartDate()<text:tab/>11</text:p>
          <text:p text:style-name="P40"><text:s/>3.1.2.3.2 getEndDate()<text:tab/>11</text:p>
          <text:p text:style-name="P38">3.2 KnowledgeBaseInterfaceImpl<text:tab/>11</text:p>
          <text:p text:style-name="P39">3.2.1 ImportKB()<text:tab/>12</text:p>
          <text:p text:style-name="P39">3.2.2 UpdateKB()<text:tab/>13</text:p>
          <text:p text:style-name="P39">3.2.3 GetExpansion() <text:tab/>13</text:p>
          <text:p text:style-name="P39">3.2.4 SaveKnowledgeBase()<text:tab/>14</text:p>
          <text:p text:style-name="P39">3.2.5 UploadTransitivePath()<text:tab/>14</text:p>
          <text:p text:style-name="P39">3.2.6 ListKnowledgeBases()<text:tab/>15</text:p>
          <text:p text:style-name="P39">3.2.7 UpdateRelationWeight()<text:tab/>15</text:p>
          <text:p text:style-name="P39"><text:soft-page-break/>3.2.8 UpdateRelationTypeWeight()<text:tab/>15</text:p>
          <text:p text:style-name="P38">3.3 FullTextSearchInterfaceImpl<text:tab/>16</text:p>
          <text:p text:style-name="P39">3.3.1 addDocument()<text:tab/>16</text:p>
          <text:p text:style-name="P39">3.3.2 deleteDocument()<text:tab/>17</text:p>
          <text:p text:style-name="P39">3.3.3 doSearch()<text:tab/>17</text:p>
          <text:p text:style-name="P38">3.4 CompassInterfaceImpl<text:tab/>19</text:p>
          <text:p text:style-name="P39"><text:s/>3.4.1 search()<text:tab/>19</text:p>
          <text:p text:style-name="P38">3.5 LanguageToolsInterfaceImpl<text:tab/>20</text:p>
          <text:p text:style-name="P39"><text:s/>3.5.1 getStem(s)()<text:tab/>20</text:p>
          <text:p text:style-name="P39"><text:s/>3.5.2 getSpellingSuggestion()<text:tab/>20</text:p>
          <text:p text:style-name="P39"><text:s/>3.5.3 getSpellingSuggestions()<text:tab/>21</text:p>
          <text:p text:style-name="P37">4. Demo Web Application<text:tab/>22</text:p>
          <text:p text:style-name="P38">4.1 Search box<text:tab/>22</text:p>
          <text:p text:style-name="P38">4.2 Configuration toggling<text:tab/>22</text:p>
          <text:p text:style-name="P38">4.3 Result presentation <text:tab/>22</text:p>
          <text:p text:style-name="P37">5. Models<text:tab/>23</text:p>
          <text:p text:style-name="P38">5.1 Use Case Model<text:tab/>23</text:p>
          <text:p text:style-name="P38"><text:s/><text:tab/>23</text:p>
          <text:p text:style-name="P38">5.2 Domain Model<text:tab/>25</text:p>
          <text:p text:style-name="P38">5.3 Class Model<text:tab/>26</text:p>
          <text:p text:style-name="P37">6. Configuration<text:tab/>27</text:p>
          <text:p text:style-name="P38">6.1 Full text search part<text:tab/>27</text:p>
          <text:p text:style-name="P39">6.1.1 Full-text-search tag<text:tab/>27</text:p>
          <text:p text:style-name="P39">6.1.2 Full-text-search-implementation tag<text:tab/>28</text:p>
          <text:p text:style-name="P39">6.1.3 Params tag<text:tab/>28</text:p>
          <text:p text:style-name="P39">6.1.4 Param tag<text:tab/>28</text:p>
          <text:p text:style-name="P39">6.1.5 Document-fields tag<text:tab/>29</text:p>
          <text:p text:style-name="P39">6.1.6 Fields tag<text:tab/>29</text:p>
          <text:p text:style-name="P39">6.1.7 Indexer-implementation tag<text:tab/>29</text:p>
          <text:p text:style-name="P39">6.1.8 Content-handler-implementation tag<text:tab/>30</text:p>
          <text:p text:style-name="P38">6.2 Language tools part<text:tab/>30</text:p>
          <text:p text:style-name="P38">6.3 Knowledge bases part<text:tab/>30</text:p>
          <text:p text:style-name="P39">6.3.1 Knowledge-bases tag<text:tab/>31</text:p>
          <text:p text:style-name="P39">6.3.2 Knowledge-base tag<text:tab/>31</text:p>
          <text:p text:style-name="P39">6.3.3 Knowledge-base-implementation tag<text:tab/>32</text:p>
          <text:p text:style-name="P39">6.3.4 Params tag<text:tab/>32</text:p>
          <text:p text:style-name="P39">6.3.5 Param tag<text:tab/>32</text:p>
          <text:p text:style-name="P39">6.3.6 Knowledge-spring-implementation tag<text:tab/>32</text:p>
          <text:p text:style-name="P39">6.3.7 Context-files tag<text:tab/>33</text:p>
          <text:p text:style-name="P39">6.3.8 Context-file tag<text:tab/>33</text:p>
          <text:p text:style-name="P39">6.3.9 Params tag<text:tab/>33</text:p>
          <text:p text:style-name="P39"><text:soft-page-break/>6.4 Search bases part<text:tab/>34</text:p>
          <text:p text:style-name="P39">6.4.1 Search-bases tag<text:tab/>34</text:p>
          <text:p text:style-name="P39">6.4.2. Search-field-string tag<text:tab/>34</text:p>
          <text:p text:style-name="P39">6.4.3 Search-field-dateinterval tag<text:tab/>35</text:p>
          <text:p text:style-name="P39">6.4.4 Search-field-numeric tag<text:tab/>35</text:p>
          <text:p text:style-name="P38">6.5 Result part<text:tab/>36</text:p>
          <text:p text:style-name="P39">6.5.1 Result tag<text:tab/>36</text:p>
        </text:index-body>
      </text:table-of-content>
      <text:p text:style-name="P7"/>
      <text:h text:style-name="P122" text:outline-level="1" text:is-list-header="true">1. Introduction</text:h>
      <text:h text:style-name="Heading_20_2" text:outline-level="2">1.1 <text:tab/>Introducing Compass</text:h>
      <text:list xml:id="list647005275" text:style-name="L1">
        <text:list-item>
          <text:list>
            <text:list-header>
              <text:p text:style-name="P47">“Compass is an information retrieval solution based on a user defined knowledge model. Compass enables you to find relevant information in a quick and intuitive manner”.<text:span text:style-name="T11"> </text:span><text:span text:style-name="T10">The Compass solution is based on a combination of traditional full text search and Topic Maps navigation. This combination produces precise and relevant hits to your search, maintaining the semantic space all the way. Compass represents a unique and revolutionary approach to search and information retrieval.</text:span><text:line-break/><text:span text:style-name="T10">Compass provides seamless integration between search and navigation. Hits can be grouped by search terms, topic types or association types. Topics are underlined in this grouping, so clicking on these links the user can further navigate in the semantic space.<text:line-break/>Using Compass, the end user can get useful information related to a query term, even when this term does not occur in any document in the search domain. The model assists the information retrieval action in such a way that the user will get relevant hits without having deep knowledge of the domain terminology. Compass expands the query with similar terms and synonyms, and returns more hits that are semantically related to the query term. These hits are weighted, so it is possible to present the relevant hits only and ignore the non-relevant ones.</text:span><text:span text:style-name="T9"><text:line-break/></text:span></text:p>
              <text:p text:style-name="P48">- <text:span text:style-name="T21">Seven</text:span> APIs makes up Compass, <text:span text:style-name="T20">one for Import interaction,</text:span> one for KnowledgeBase interaction, one for FullTextSearch interaction, one for LanguageTools, <text:span text:style-name="T21">one for Search interaction, one for Result interaction</text:span> and one for Compass. </text:p>
              <text:p text:style-name="P47">- The KnowledgeBase API handles interaction with the KnowledgeBase.</text:p>
              <text:p text:style-name="P47">- The FullTextSearch API handles interaction with whatever FullTextSearch Engine is being used. It should expose methods for performing searches, updating the index and adding/deleting documents from the index.</text:p>
              <text:p text:style-name="P48">- The LanguageTools API should expose methods for stemming and spelling suggestions.</text:p>
              <text:p text:style-name="P49"><text:span text:style-name="T20">- The Import API handles KnowledgeBase files import, be it RDF/OWL or TM.</text:span></text:p>
              <text:p text:style-name="P50"><text:span text:style-name="T21">- The Search API provides simple solution for search in KnowledgeBases and indexed documents.</text:span></text:p>
              <text:p text:style-name="P50"><text:span text:style-name="T21">- The Result API helps get the search results. </text:span></text:p>
              <text:p text:style-name="P47">- The Compass API is a single entry point to the other interfaces. It exposes one single method, search. Which starts by querying the KnowledgeBase for related topics to the search, then queries the FullTextIndex for the constructed query from the entered search and the related topics to the search. It then returns both the results from the FullTextSearch and the result from the KnowledgeBaseQuery for further processing by web applications.</text:p>
            </text:list-header>
          </text:list>
        </text:list-item>
      </text:list>
      <text:h text:style-name="P123" text:outline-level="1" text:is-list-header="true">2. Interfaces</text:h>
      <text:h text:style-name="Heading_20_2" text:outline-level="2">2.1 <text:span text:style-name="T47">CompassManager</text:span> – interface</text:h>
      <text:p text:style-name="Text_20_body">Should expose the following methods</text:p>
      <text:h text:style-name="P110" text:outline-level="3"><text:span text:style-name="T43">2.1.1 </text:span><text:span text:style-name="T14">createTopicQuery()</text:span></text:h>
      <text:p text:style-name="Text_20_body"><text:span text:style-name="T23">Create a TopicQuery, with this query can search in</text:span><text:span text:style-name="T22"> Knowledge bases.</text:span></text:p>
      <text:h text:style-name="P85" text:outline-level="3"><text:span text:style-name="T23">2.1.2 createFullTextQuery()</text:span></text:h>
      <text:p text:style-name="P55"><text:span text:style-name="T23">Create a FullTextQuery, with this query can search in FullText indexes.</text:span></text:p>
      <text:h text:style-name="P85" text:outline-level="3"><text:span text:style-name="T23">2.1.3 searchTree(</text:span><text:span text:style-name="T24">TopicQuery</text:span><text:span text:style-name="T23">)</text:span></text:h>
      <text:p text:style-name="P55"><text:span text:style-name="T23">Search in knowledge bases an</text:span><text:span text:style-name="T24">d the </text:span><text:span text:style-name="T24">results </text:span><text:span text:style-name="T37">are </text:span><text:span text:style-name="T24">contained in tree format.</text:span></text:p>
      <text:h text:style-name="P86" text:outline-level="3"><text:span text:style-name="T24">2.1.4 search(TopicQuery)</text:span></text:h>
      <text:p text:style-name="P57"><text:span text:style-name="T23">Search in knowledge bases an</text:span><text:span text:style-name="T24">d the </text:span><text:span text:style-name="T24">results </text:span><text:span text:style-name="T37">are </text:span><text:span text:style-name="T24">contained in list format.</text:span></text:p>
      <text:h text:style-name="P86" text:outline-level="3"><text:span text:style-name="T24">2.1.5 search(FullTextQuery)</text:span></text:h>
      <text:p text:style-name="P57"><text:span text:style-name="T24">Search in full text index.</text:span></text:p>
      <text:h text:style-name="P86" text:outline-level="3"><text:bookmark text:name="__RefHeading__4566_1843643110"/><text:span text:style-name="T24">2.1.6 search(FullTextQuery, FullTextTopicQuery)</text:span><text:bookmark-end text:name="__RefHeading__4566_1843643110"/></text:h>
      <text:p text:style-name="P57"><text:span text:style-name="T24">Search in full text index with topic extension.</text:span></text:p>
      <text:h text:style-name="P86" text:outline-level="3"><text:span text:style-name="T24">2.1.7 search(TopicQuery, FullTextQuery)</text:span></text:h>
      <text:p text:style-name="P57"><text:span text:style-name="T24">Search in knowledge base and full text index. If topic query search has result it will be converted to FullTextTopicQuery and use </text:span><text:span text:style-name="T24"><text:bookmark-ref text:reference-format="text" text:ref-name="__RefHeading__4566_1843643110">2.1.6 search(FullTextQuery, FullTextTopicQuery)</text:bookmark-ref></text:span><text:span text:style-name="T24"> method for full text search.</text:span></text:p>
      <text:h text:style-name="P86" text:outline-level="3"><text:span text:style-name="T24">2.1.8 getSpellingSuggestion(String)</text:span></text:h>
      <text:p text:style-name="P57"><text:span text:style-name="T24">Get spelling suggestion for the specified term.</text:span></text:p>
      <text:h text:style-name="P86" text:outline-level="3"><text:span text:style-name="T24">2.1.9 getSpellingSuggestions(String)</text:span></text:h>
      <text:p text:style-name="P57"><text:span text:style-name="T24">Get spelling suggestions for the specified term.</text:span></text:p>
      <text:h text:style-name="P86" text:outline-level="3"><text:soft-page-break/><text:span text:style-name="T24">2.1.10 getSpellingSuggestions(String, int)</text:span></text:h>
      <text:p text:style-name="P57"><text:span text:style-name="T24">Get spelling suggestions for the specified term. With second parameter can maximize the number of suggestions.</text:span></text:p>
      <text:h text:style-name="P87" text:outline-level="3"><text:span text:style-name="T25">2.1.11 getStem(String)</text:span></text:h>
      <text:p text:style-name="P58"><text:span text:style-name="T25">Get stem of the term.</text:span></text:p>
      <text:h text:style-name="P88" text:outline-level="3"><text:span text:style-name="T26">2.1.12 getDocument(String)</text:span></text:h>
      <text:p text:style-name="P59"><text:span text:style-name="T26">Get document details for document which specified with id parameter.</text:span></text:p>
      <text:h text:style-name="P88" text:outline-level="3"><text:bookmark text:name="__RefHeading__4710_1843643110"/><text:span text:style-name="T26">2.1.13 getAvailableSearchFields()</text:span><text:bookmark-end text:name="__RefHeading__4710_1843643110"/></text:h>
      <text:p text:style-name="P59"><text:span text:style-name="T26">Get available search fields. Only can search in these fields in FullTextQuery.</text:span></text:p>
      <text:h text:style-name="P88" text:outline-level="3"><text:span text:style-name="T26">2.1.14 getDefaultSearchConfig()</text:span></text:h>
      <text:p text:style-name="P59"><text:span text:style-name="T26">Get default search configurations.</text:span></text:p>
      <text:h text:style-name="P88" text:outline-level="3"><text:span text:style-name="T26">2.1.15 getDefaultSearchFields()</text:span></text:h>
      <text:p text:style-name="P59"><text:span text:style-name="T26">Get default search fields. This is a set of the </text:span><text:span text:style-name="T26"><text:bookmark-ref text:reference-format="text" text:ref-name="__RefHeading__4710_1843643110">2.1.13 getAvailableSearchFields()</text:bookmark-ref></text:span><text:span text:style-name="T26"> result.</text:span></text:p>
      <text:h text:style-name="P89" text:outline-level="3"><text:span text:style-name="T27">2.1.16 getAvailableUploadTypes()</text:span></text:h>
      <text:p text:style-name="P60"><text:span text:style-name="T27">Get available upload file types. Practicality the importable knowledge base types.</text:span></text:p>
      <text:h text:style-name="P89" text:outline-level="3"><text:span text:style-name="T27">2.1.17 newInstanceKowledgeBase(KnowledgeBaseType)</text:span></text:h>
      <text:p text:style-name="P60"><text:span text:style-name="T27">Create new KnowledgeBase instance. In the import process will be used this instance.</text:span></text:p>
      <text:h text:style-name="P89" text:outline-level="3"><text:span text:style-name="T27">2.1.18 importKnowledgeBase(String, String, KnowledgeBase)</text:span></text:h>
      <text:p text:style-name="P60"><text:span text:style-name="T27">Import knowledge base and start knowledge base storing process.</text:span></text:p>
      <text:h text:style-name="P89" text:outline-level="3"><text:span text:style-name="T27">2.1.19 getImportedScopes()</text:span></text:h>
      <text:p text:style-name="P60"><text:span text:style-name="T27">Get all available scopes from knowledge base which is under importing.</text:span></text:p>
      <text:h text:style-name="P89" text:outline-level="3"><text:span text:style-name="T27">2.1.20 filterImportedKnowledgeBase(Collection&lt;Long&gt;)</text:span></text:h>
      <text:p text:style-name="P60"><text:span text:style-name="T27">Filer knowledge base is under importing. This is the second step of knowledge base storing process.</text:span></text:p>
      <text:h text:style-name="P89" text:outline-level="3"><text:soft-page-break/><text:span text:style-name="T27">2.1.21 getImportedRelationTypes()</text:span></text:h>
      <text:p text:style-name="P60"><text:span text:style-name="T27">Get relation types from knowledge base is under importing.</text:span></text:p>
      <text:h text:style-name="P90" text:outline-level="3"><text:span text:style-name="T28">2.1.22 storeImportedKnowledgeBase(Collection&lt;RelationTypeSetting&gt;)</text:span></text:h>
      <text:p text:style-name="P61"><text:span text:style-name="T28">Store imported knowledge base. Before store it all relation types weight will be updated with specified values in the relationTypeSettings parameter. This is the final step of knowledge base storing process.</text:span></text:p>
      <text:h text:style-name="P90" text:outline-level="3"><text:span text:style-name="T28">2.1.23 listKnowledgeBases()</text:span></text:h>
      <text:p text:style-name="P61"><text:span text:style-name="T28">List the descriptors of the available knowledge bases.</text:span></text:p>
      <text:h text:style-name="P90" text:outline-level="3"><text:span text:style-name="T28">2.1.24 getKnowledgeBase(long)</text:span></text:h>
      <text:p text:style-name="P61"><text:span text:style-name="T28">Get the knowledge base descriptor of the knowledge base having the specified id.</text:span></text:p>
      <text:h text:style-name="P90" text:outline-level="3"><text:span text:style-name="T28">2.1.25 getScopes(KnowledgeBaseDescriptor)</text:span></text:h>
      <text:p text:style-name="P61"><text:span text:style-name="T28">Get scopes from the specified knowledge base.</text:span></text:p>
      <text:h text:style-name="P90" text:outline-level="3"><text:span text:style-name="T28">2.1.26 getRelationTypes(KnowledgeBaseDescriptor)</text:span></text:h>
      <text:p text:style-name="P61"><text:span text:style-name="T28">Get relation types from the specified knowledge base.</text:span></text:p>
      <text:h text:style-name="P90" text:outline-level="3"><text:span text:style-name="T28">2.1.27 updateRelationTypes(Collection&lt;RelationTypeSetting&gt;, KnowledgeBaseDescriptor)</text:span></text:h>
      <text:p text:style-name="Text_20_body"><text:span text:style-name="T28">Update relation types weights in the specified knowledge base.</text:span></text:p>
      <text:h text:style-name="P90" text:outline-level="3"><text:span text:style-name="T28">2.1.28 getFilesFromKnowledgeBaseImportDirectory()</text:span></text:h>
      <text:p text:style-name="P61"><text:span text:style-name="T28">Get files from the specified import directory. This settings come from configuration XML.</text:span></text:p>
      <text:h text:style-name="P90" text:outline-level="3"><text:bookmark text:name="__RefHeading__4930_1843643110"/><text:span text:style-name="T28">2.1.29 indexDocument(boolean, int, String, String)</text:span><text:bookmark-end text:name="__RefHeading__4930_1843643110"/></text:h>
      <text:p text:style-name="P61"><text:span text:style-name="T28">Index documents under specified directory. The directory can be a single file then only it will be indexed. With the depth parameter can set the max depth of the indexing.</text:span></text:p>
      <text:h text:style-name="P90" text:outline-level="3"><text:span text:style-name="T28">2.1.30 indexDocuments(String, String)</text:span></text:h>
      <text:p text:style-name="P61"><text:span text:style-name="T28">Index documents like </text:span><text:span text:style-name="T28"><text:bookmark-ref text:reference-format="text" text:ref-name="__RefHeading__4930_1843643110">2.1.29 indexDocument(boolean, int, String, String)</text:bookmark-ref></text:span><text:span text:style-name="T28">, but the parameters are in a configuration file.</text:span></text:p>
      <text:h text:style-name="P90" text:outline-level="3"><text:soft-page-break/><text:span text:style-name="T28">2.1.31 reReadConfig()</text:span></text:h>
      <text:p text:style-name="P61"><text:span text:style-name="T28">Read the configuration file again and refresh the managers.</text:span></text:p>
      <text:h text:style-name="P120" text:outline-level="2"><text:bookmark text:name="__RefHeading__1250_1110192342"/>2.2 FullTextSearch <text:span text:style-name="T47">- i</text:span>nterface<text:bookmark-end text:name="__RefHeading__1250_1110192342"/></text:h>
      <text:p text:style-name="Text_20_body">Exposes the following methods.</text:p>
      <text:h text:style-name="P84" text:outline-level="3"><text:bookmark text:name="__RefHeading__34240902"/>2.2.1 doSearch(<text:span text:style-name="T46">FulltextQuery, FullTextTopicQuery</text:span>)<text:bookmark-end text:name="__RefHeading__34240902"/></text:h>
      <text:p text:style-name="Text_20_body"><text:span text:style-name="T46">Search in full text index with topic extension</text:span>. <text:span text:style-name="T46">The topic expansion can be null.</text:span></text:p>
      <text:h text:style-name="P91" text:outline-level="3"><text:span text:style-name="T45">2.2.2 listAllContentHandlerType()</text:span></text:h>
      <text:p text:style-name="P62"><text:span text:style-name="T45">List all available content handler type.</text:span></text:p>
      <text:h text:style-name="P91" text:outline-level="3"><text:bookmark text:name="__RefHeading__5156_1843643110"/><text:span text:style-name="T45">2.2.3 indexDocument(boolean, int, String, String)</text:span><text:bookmark-end text:name="__RefHeading__5156_1843643110"/></text:h>
      <text:p text:style-name="P62"><text:span text:style-name="T28">Index documents under specified directory. The directory can be a single file then only it will be indexed. With the depth parameter can set the max depth of the indexing.</text:span></text:p>
      <text:h text:style-name="P91" text:outline-level="3"><text:span text:style-name="T29">2.2.4 indexDocument(String, String)</text:span></text:h>
      <text:p text:style-name="P63"><text:span text:style-name="T28">Index documents like </text:span><text:span text:style-name="T28"><text:bookmark-ref text:reference-format="text" text:ref-name="__RefHeading__5156_1843643110">2.2.3 indexDocument(boolean, int, String, String)</text:bookmark-ref></text:span><text:span text:style-name="T28">, but the parameters are in a configuration file.</text:span></text:p>
      <text:h text:style-name="P92" text:outline-level="3"><text:span text:style-name="T31">2.2.5 getDocument(String id)</text:span></text:h>
      <text:p text:style-name="P66"><text:span text:style-name="T26">Get document details for document which specified with id parameter.</text:span></text:p>
      <text:h text:style-name="P113" text:outline-level="2"><text:span text:style-name="T32">2.3 FTSContentHandler – interface</text:span></text:h>
      <text:p text:style-name="P67"><text:span text:style-name="T32">Exposes the following methods.</text:span></text:p>
      <text:h text:style-name="P93" text:outline-level="3"><text:span text:style-name="T32">2.3.1 getContent(File)</text:span></text:h>
      <text:p text:style-name="P67"><text:span text:style-name="T32">Return with the content of the file.</text:span></text:p>
      <text:h text:style-name="P93" text:outline-level="3"><text:span text:style-name="T32">2.3.2 setFields(Collection&lt;Field&gt;)</text:span></text:h>
      <text:p text:style-name="P67"><text:span text:style-name="T32">Set the field whet we want to contain the content.</text:span></text:p>
      <text:h text:style-name="P114" text:outline-level="2"><text:span text:style-name="T33">2.4 FTSIndexer – interface</text:span></text:h>
      <text:p text:style-name="P68"><text:span text:style-name="T32">Exposes the following methods.</text:span></text:p>
      <text:h text:style-name="P94" text:outline-level="3"><text:soft-page-break/><text:span text:style-name="T33">2.4.1 index(Content)</text:span></text:h>
      <text:p text:style-name="P68"><text:span text:style-name="T33">Index the content.</text:span></text:p>
      <text:h text:style-name="P94" text:outline-level="3"><text:span text:style-name="T33">2.4.2 close</text:span><text:span text:style-name="T34">Indexer</text:span><text:span text:style-name="T33">()</text:span></text:h>
      <text:p text:style-name="P68"><text:span text:style-name="T33">Close the indexer. </text:span><text:span text:style-name="T34">Use this only after index documents.</text:span></text:p>
      <text:h text:style-name="P95" text:outline-level="3"><text:span text:style-name="T34">2.4.3 openIndexer(boolean)</text:span></text:h>
      <text:p text:style-name="P69"><text:span text:style-name="T34">Open idexer. If parameter is true then delete index repository and create a new else all content will be added to the existed repository.</text:span></text:p>
      <text:h text:style-name="P95" text:outline-level="3"><text:span text:style-name="T34">2.4.4 getDocument(String)</text:span></text:h>
      <text:p text:style-name="P69"><text:span text:style-name="T34">Get the document from the index.</text:span></text:p>
      <text:h text:style-name="P95" text:outline-level="3"><text:span text:style-name="T34">2.4.5 </text:span><text:span text:style-name="T35">updateIndex(Content)</text:span></text:h>
      <text:p text:style-name="P70"><text:span text:style-name="T35">Update the indexed content with the new one. Two content is equls if theirs URI fields are same.</text:span></text:p>
      <text:h text:style-name="P96" text:outline-level="3"><text:span text:style-name="T35">2.4.6. deleteDocument(String)</text:span></text:h>
      <text:p text:style-name="P70"><text:span text:style-name="T35">Delete document from index repository. The parameter is the document URI field because this field is unique.</text:span></text:p>
      <text:h text:style-name="P96" text:outline-level="3"><text:span text:style-name="T35">2.4.7 doSearch(FullTextQuery, FullTextTopicQuery)</text:span></text:h>
      <text:p text:style-name="P70"><text:span text:style-name="T30">Search in full text index with topic extension</text:span><text:span text:style-name="T35">. </text:span><text:span text:style-name="T30">The topic expansion can be null.</text:span></text:p>
      <text:h text:style-name="P115" text:outline-level="2"><text:bookmark text:name="__RefHeading__6237_1843643110"/><text:span text:style-name="T36">2.5 QueryB</text:span><text:span text:style-name="T41">u</text:span><text:span text:style-name="T36">ilder – in</text:span><text:span text:style-name="T42">ter</text:span><text:span text:style-name="T36">face</text:span><text:bookmark-end text:name="__RefHeading__6237_1843643110"/></text:h>
      <text:p text:style-name="P71"><text:span text:style-name="T32">Exposes the following methods.</text:span></text:p>
      <text:h text:style-name="P97" text:outline-level="3"><text:span text:style-name="T36">2.5.1 getCreatedQuery()</text:span></text:h>
      <text:p text:style-name="P71"><text:span text:style-name="T36">Get created query. This is the final step.</text:span></text:p>
      <text:h text:style-name="P97" text:outline-level="3"><text:span text:style-name="T36">2.5.2 startCreateQuery()</text:span></text:h>
      <text:p text:style-name="P71"><text:span text:style-name="T36">Start create query. This is the first step.</text:span></text:p>
      <text:h text:style-name="P97" text:outline-level="3"><text:soft-page-break/><text:span text:style-name="T36">2.5.3 addCriteria(FullTextFieldCriteria, FullTextTopicQuery)</text:span></text:h>
      <text:p text:style-name="P71"><text:span text:style-name="T36">Add FullTextFieldCriteria to the processing query. IF the FullTextTopicQuery contains either of the criteria terms then add its values to the query. The FullTextTopicQuery can be null.</text:span></text:p>
      <text:h text:style-name="P120" text:outline-level="2">2.<text:span text:style-name="T48">6</text:span> <text:span text:style-name="T47">KnowlegdeBase - interface</text:span></text:h>
      <text:p text:style-name="P64">Should expose the following methods</text:p>
      <text:h text:style-name="P98" text:outline-level="3"><text:span text:style-name="T48">2.6.1 getRelationTypes(KnwoledgeBaseDescriptor)</text:span></text:h>
      <text:p text:style-name="P72"><text:span text:style-name="T48">Get the relation types from specified knowledge base.</text:span></text:p>
      <text:h text:style-name="P98" text:outline-level="3"><text:span text:style-name="T48">2.6.2 getScopes(KnowledgeBaseDescriptor)</text:span></text:h>
      <text:p text:style-name="P72"><text:span text:style-name="T48">Get the scopes from specified knowledge base.</text:span></text:p>
      <text:h text:style-name="P98" text:outline-level="3"><text:span text:style-name="T48">2.6.3 listActiveKnowledgeBases()</text:span></text:h>
      <text:p text:style-name="P72"><text:span text:style-name="T48">Get all active stored knowledge bases. The knowledge base is not active while the store process is not finished.</text:span></text:p>
      <text:h text:style-name="P98" text:outline-level="3"><text:span text:style-name="T48">2.6.4 deleteKnowledgeBase(KnowledgeBaseDescriptor)</text:span></text:h>
      <text:p text:style-name="P72"><text:span text:style-name="T48">Delete specified knowledge base.</text:span></text:p>
      <text:h text:style-name="P98" text:outline-level="3"><text:span text:style-name="T48">2.6.5 storeKnowledgeBase(KnowledgeBase)</text:span></text:h>
      <text:p text:style-name="P72"><text:span text:style-name="T48">Save a new knwoledge base or update exist. The update means all element will be removed except relation types. Those relation types which not represented in the knowledge base instance will be deactivated.</text:span></text:p>
      <text:h text:style-name="P98" text:outline-level="3"><text:span text:style-name="T48">2.6.6 getKnowledgeBase(long)</text:span></text:h>
      <text:p text:style-name="P72"><text:span text:style-name="T48">Get the knowledge base descriptor of the knowledge base having the specified id.</text:span></text:p>
      <text:h text:style-name="P99" text:outline-level="3"><text:span text:style-name="T49">2.6.7 updateRelationTypeWeight(RelationTypeSetting, KnowledgeBaseDescriptor)</text:span></text:h>
      <text:p text:style-name="P73"><text:span text:style-name="T49">Modify the relation type's weights.</text:span></text:p>
      <text:h text:style-name="P99" text:outline-level="3"><text:span text:style-name="T49">2.6.8 newInstanceKnowledgeBase(KnowledgeBaseType)</text:span></text:h>
      <text:p text:style-name="P73"><text:span text:style-name="T49">Create new knowledge base instance.</text:span></text:p>
      <text:h text:style-name="P99" text:outline-level="3"><text:span text:style-name="T49">2.6.9 getExpansionTree(TopicQuery)</text:span></text:h>
      <text:p text:style-name="P73"><text:span text:style-name="T49">Search in knowledge bases and the results are contained in tree format.</text:span></text:p>
      <text:h text:style-name="P100" text:outline-level="3"><text:soft-page-break/><text:span text:style-name="T50">2.6.10 getExpansionList(TopicQuery)</text:span></text:h>
      <text:p text:style-name="P74"><text:span text:style-name="T49">Search in knowledge bases and the results are contained in </text:span><text:span text:style-name="T50">list</text:span><text:span text:style-name="T49"> format.</text:span></text:p>
      <text:h text:style-name="P100" text:outline-level="3"><text:span text:style-name="T50">2.6.11 getFilesFromImportDirectory()</text:span></text:h>
      <text:p text:style-name="P74"><text:span text:style-name="T28">Get files from the specified import directory. This settings come from configuration XML.</text:span></text:p>
      <text:h text:style-name="P100" text:outline-level="3"><text:span text:style-name="T38">2.6.12 setTopicNameIndexer(TopicNameIndexer)</text:span></text:h>
      <text:p text:style-name="P74"><text:span text:style-name="T38">Set topic name indexer. This is important object because we search topics with this object and the result topics will be extended.</text:span></text:p>
      <text:h text:style-name="P116" text:outline-level="2"><text:span text:style-name="T39">2.7 TopicNameIndexer – interface</text:span></text:h>
      <text:p text:style-name="P65"><text:span text:style-name="T39">Should expose the following methods.</text:span></text:p>
      <text:h text:style-name="P101" text:outline-level="3"><text:span text:style-name="T39">2.7.1 saveKnowledgeBase(KnowledgeBase)</text:span></text:h>
      <text:p text:style-name="P75"><text:span text:style-name="T39">Save knowledge base.</text:span></text:p>
      <text:h text:style-name="P101" text:outline-level="3"><text:span text:style-name="T39">2.7.2 removeKnowledgeBase(KnowledgeBaseDescriptor)</text:span></text:h>
      <text:p text:style-name="P75"><text:span text:style-name="T39">Remove specified knowledge base.</text:span></text:p>
      <text:h text:style-name="P102" text:outline-level="3"><text:span text:style-name="T40">2.7.3 getRelatedResults(Collection&lt;String&gt;, long, int, boolean)</text:span></text:h>
      <text:p text:style-name="P76"><text:span text:style-name="T40">Get the related results for the search terms. </text:span></text:p>
      <text:h text:style-name="P119" text:outline-level="2">2.<text:span text:style-name="T52">8</text:span> LanguageToolInterface</text:h>
      <text:p text:style-name="Text_20_body">Facilitates stemming and spelling suggestions.</text:p>
      <text:h text:style-name="P84" text:outline-level="3"><text:bookmark text:name="__RefHeading__29583903"/>2.<text:span text:style-name="T52">8</text:span>.1 getStem(<text:span text:style-name="T51">String)</text:span><text:bookmark-end text:name="__RefHeading__29583903"/></text:h>
      <text:p text:style-name="Text_20_body"><text:span text:style-name="T52">S</text:span>tems the word passed in and returns the stemmed word</text:p>
      <text:h text:style-name="P103" text:outline-level="3"><text:span text:style-name="T52">2.8.2 getStems(Collection&lt;String&gt;)</text:span></text:h>
      <text:p text:style-name="P77"><text:span text:style-name="T52">Stems the words passed in and returns the stemmed words</text:span></text:p>
      <text:h text:style-name="P84" text:outline-level="3"><text:bookmark text:name="__RefHeading__31304127"/>2.<text:span text:style-name="T52">8</text:span>.<text:span text:style-name="T52">3</text:span> getSpellingSuggestion(<text:span text:style-name="T52">String</text:span>)<text:bookmark-end text:name="__RefHeading__31304127"/></text:h>
      <text:p text:style-name="Text_20_body"><text:span text:style-name="T52">Get</text:span> the highest ranked spelling suggestion for the word entered.</text:p>
      <text:h text:style-name="P84" text:outline-level="3">2.<text:span text:style-name="T52">8</text:span>.<text:span text:style-name="T52">4</text:span> getSpellingSuggestions(<text:span text:style-name="T52">String</text:span>)</text:h>
      <text:p text:style-name="Text_20_body"><text:span text:style-name="T52">Get</text:span> all spelling suggestions for the word entered.</text:p>
      <text:h text:style-name="Heading_20_2" text:outline-level="2">2.<text:span text:style-name="T53">9</text:span> ImportManagerInterface</text:h>
      <text:p text:style-name="Text_20_body">The import manager can manage only one import process at once.</text:p>
      <text:h text:style-name="Heading_20_3" text:outline-level="3"><text:bookmark text:name="__RefHeading__3325_887573061"/>2.<text:span text:style-name="T53">9</text:span>.1 listAvailableImportPlugins()<text:bookmark-end text:name="__RefHeading__3325_887573061"/></text:h>
      <text:p text:style-name="Text_20_body">List all available ImportManagerPlugin <text:bookmark-ref text:reference-format="text" text:ref-name="__RefHeading__3558_887573061">2.10 ImportManagerPluginInterface</text:bookmark-ref> instance.</text:p>
      <text:h text:style-name="Heading_20_3" text:outline-level="3"><text:bookmark text:name="__RefHeading__3323_887573061"/>2.<text:span text:style-name="T53">9</text:span>.2 importKB()<text:bookmark-end text:name="__RefHeading__3323_887573061"/></text:h>
      <text:p text:style-name="Text_20_body">Start to import the imported knowledge base. Choose the responsible ImportManagerPlugin <text:bookmark-ref text:reference-format="text" text:ref-name="__RefHeading__3558_887573061">2.10 ImportManagerPluginInterface</text:bookmark-ref> and call the <text:bookmark-ref text:reference-format="text" text:ref-name="__RefHeading__3560_887573061">2.10.1 importKB()</text:bookmark-ref> method.</text:p>
      <text:h text:style-name="Heading_20_3" text:outline-level="3">2.<text:span text:style-name="T53">9</text:span>.3 getScopes()</text:h>
      <text:p text:style-name="Text_20_body">Get the scopes from the imported knowledge base.</text:p>
      <text:h text:style-name="Heading_20_3" text:outline-level="3"><text:bookmark text:name="__RefHeading__3423_887573061"/>2.<text:span text:style-name="T53">9</text:span>.4. <text:span text:style-name="T54">filterImprtedKnowledgebase(Collection&lt;Long&gt;)</text:span><text:bookmark-end text:name="__RefHeading__3423_887573061"/></text:h>
      <text:p text:style-name="Text_20_body">Filter the topics and relations with the specified scopes. Topics and Relations which doesn't be in one specified scope are deleted.</text:p>
      <text:h text:style-name="Heading_20_3" text:outline-level="3"><text:bookmark text:name="__RefHeading__3427_887573061"/><text:soft-page-break/>2.<text:span text:style-name="T54">9</text:span>.5 getRelationTypes()<text:bookmark-end text:name="__RefHeading__3427_887573061"/></text:h>
      <text:p text:style-name="Text_20_body">Get the RelationTypes from the imported knowledge base.</text:p>
      <text:h text:style-name="Heading_20_3" text:outline-level="3">2.<text:span text:style-name="T54">9</text:span>.6 getKnowledgeBaseModel()</text:h>
      <text:p text:style-name="Text_20_body">Return with the model of the imported knowledge base.</text:p>
      <text:h text:style-name="Heading_20_3" text:outline-level="3">2.<text:span text:style-name="T54">9</text:span>.7 getKnowledgeBaseDescriptor()</text:h>
      <text:p text:style-name="Text_20_body">Return with the knowledge base descriptor of the imported knowledge base.</text:p>
      <text:h text:style-name="Heading_20_2" text:outline-level="2"><text:bookmark text:name="__RefHeading__3558_887573061"/>2.<text:span text:style-name="T54">10</text:span> ImportManagerPluginInterface<text:bookmark-end text:name="__RefHeading__3558_887573061"/></text:h>
      <text:h text:style-name="Heading_20_3" text:outline-level="3"><text:bookmark text:name="__RefHeading__3560_887573061"/>2.<text:span text:style-name="T54">10</text:span>.1 importKB()<text:bookmark-end text:name="__RefHeading__3560_887573061"/></text:h>
      <text:p text:style-name="Text_20_body">Import knowledge base from the specified File or URL or InputStream.</text:p>
      <text:h text:style-name="P104" text:outline-level="3"><text:span text:style-name="T55">2.10.2 getScopes()</text:span></text:h>
      <text:p text:style-name="P78"><text:span text:style-name="T55">Get the scopes from the imported knowledge base.</text:span></text:p>
      <text:h text:style-name="P105" text:outline-level="3">2.<text:span text:style-name="T56">10</text:span>.4. <text:span text:style-name="T54">filterImprtedKnowledgebase(Collection&lt;Long&gt;)</text:span></text:h>
      <text:p text:style-name="P79">Filter the topics and relations with the specified scopes. Topics and Relations which doesn't be in one specified scope are deleted.</text:p>
      <text:h text:style-name="P105" text:outline-level="3"><text:bookmark text:name="__RefHeading__3427_8875730611"/>2.<text:span text:style-name="T56">10</text:span>.5 getRelationTypes()<text:bookmark-end text:name="__RefHeading__3427_8875730611"/></text:h>
      <text:p text:style-name="P79">Get the RelationTypes from the imported knowledge base.</text:p>
      <text:h text:style-name="P105" text:outline-level="3">2.<text:span text:style-name="T56">10</text:span>.6 getKnowledgeBaseModel()</text:h>
      <text:p text:style-name="P79">Return with the model of the imported knowledge base.</text:p>
      <text:h text:style-name="P105" text:outline-level="3">2.<text:span text:style-name="T56">10</text:span>.7 getKnowledgeBaseDescriptor()</text:h>
      <text:p text:style-name="P79"><text:span text:style-name="T55">Return with the knowledge base descriptor of the imported knowledge base.</text:span></text:p>
      <text:h text:style-name="P105" text:outline-level="3"><text:span text:style-name="T56">2.10.8 cleanUp()</text:span></text:h>
      <text:p text:style-name="P79"><text:span text:style-name="T56">Clean up after import process.</text:span></text:p>
      <text:h text:style-name="P117" text:outline-level="2"><text:soft-page-break/><text:span text:style-name="T57">2.11 Manager – interface</text:span></text:h>
      <text:p text:style-name="P80"><text:span text:style-name="T57">All interface before that extends Manager interface. There s</text:span><text:span text:style-name="T2">hould expose the following methods </text:span><text:span text:style-name="T3">all of them except </text:span><text:span text:style-name="T3"><text:bookmark-ref text:reference-format="text" text:ref-name="__RefHeading__6237_1843643110">2.5 QueryBuilder – interface</text:bookmark-ref></text:span><text:span text:style-name="T3">.</text:span></text:p>
      <text:h text:style-name="P106" text:outline-level="3"><text:span text:style-name="T3">2.11.1 setConfiguration(ConfigurationManager)</text:span></text:h>
      <text:p text:style-name="P80"><text:span text:style-name="T3">Set the configuration manager.</text:span></text:p>
      <text:h text:style-name="P106" text:outline-level="3"><text:span text:style-name="T3">2.11.2 init(Properties)</text:span></text:h>
      <text:p text:style-name="P80"><text:span text:style-name="T3">Initialize the manager. After create a manager instance need to call this method. In the properties parameter contains all parameters from configuration XML.</text:span></text:p>
      <text:h text:style-name="P118" text:outline-level="2"><text:span text:style-name="T4">2.12 Query – interfaces</text:span></text:h>
      <text:h text:style-name="P107" text:outline-level="3"><text:span text:style-name="T4">2.12.1 TopicQuery – interface</text:span></text:h>
      <text:h text:style-name="P124" text:outline-level="4"><text:bookmark text:name="__RefHeading__6389_1843643110"/><text:span text:style-name="T5">2.12.1.1 addTerms(Collection&lt;String&gt;)</text:span><text:bookmark-end text:name="__RefHeading__6389_1843643110"/></text:h>
      <text:p text:style-name="P81"><text:span text:style-name="T5">Add terms to the query.</text:span></text:p>
      <text:h text:style-name="P124" text:outline-level="4"><text:bookmark text:name="__RefHeading__6391_1843643110"/><text:span text:style-name="T5">2.12.1.2 addTerm(String)</text:span><text:bookmark-end text:name="__RefHeading__6391_1843643110"/></text:h>
      <text:p text:style-name="P81"><text:span text:style-name="T5">Add term to the query.</text:span></text:p>
      <text:h text:style-name="P124" text:outline-level="4"><text:span text:style-name="T5">2.12.1.3 addTermWithStem(String, String)</text:span></text:h>
      <text:p text:style-name="P81"><text:span text:style-name="T5">Add term with a stemmed term. The query search with the stemmed term.</text:span></text:p>
      <text:h text:style-name="P124" text:outline-level="4"><text:span text:style-name="T5">2.12.1.4 getTermStemPairs()</text:span></text:h>
      <text:p text:style-name="P81"><text:span text:style-name="T5">Get the term stem pairs. It contains those terms too which add with </text:span><text:span text:style-name="T5"><text:bookmark-ref text:reference-format="text" text:ref-name="__RefHeading__6389_1843643110">2.12.1.1 addTerms(Collection&lt;String&gt;)</text:bookmark-ref></text:span><text:span text:style-name="T5"> and </text:span><text:span text:style-name="T5"><text:bookmark-ref text:reference-format="text" text:ref-name="__RefHeading__6391_1843643110">2.12.1.2 addTerm(String)</text:bookmark-ref></text:span><text:span text:style-name="T5"> in this way the pair key and value contains same string.</text:span></text:p>
      <text:h text:style-name="P124" text:outline-level="4"><text:span text:style-name="T5">2.12.1.5 getSearchTerms()</text:span></text:h>
      <text:p text:style-name="P81"><text:span text:style-name="T5">Get search terms. This will be used for search.</text:span></text:p>
      <text:h text:style-name="P125" text:outline-level="4"><text:span text:style-name="T6">2.12.1.6 createTopicCriteria()</text:span></text:h>
      <text:p text:style-name="P82"><text:span text:style-name="T6">Create new TopicCriteria instance.</text:span></text:p>
      <text:h text:style-name="P125" text:outline-level="4"><text:soft-page-break/><text:span text:style-name="T6">2.12.1.7 getTopicCriterias()</text:span></text:h>
      <text:p text:style-name="P82"><text:span text:style-name="T6">Get created TopicCriteria instances.</text:span></text:p>
      <text:h text:style-name="P125" text:outline-level="4"><text:span text:style-name="T6">2.12.1.8 isPrefixSearch()</text:span></text:h>
      <text:p text:style-name="P82"><text:span text:style-name="T6">Return true if it prefix search.</text:span></text:p>
      <text:h text:style-name="P125" text:outline-level="4"><text:span text:style-name="T6">2.12.1.9 setPrefixSearch(boolean)</text:span></text:h>
      <text:p text:style-name="P82"><text:span text:style-name="T6">Set prefix search value.</text:span></text:p>
      <text:h text:style-name="P125" text:outline-level="4"><text:span text:style-name="T6">2.12.1.10 getThresholdWeight()</text:span></text:h>
      <text:p text:style-name="P82"><text:span text:style-name="T6">Get threshold weight.</text:span></text:p>
      <text:h text:style-name="P125" text:outline-level="4"><text:span text:style-name="T6">2.12.1.11 setTresholdWeight(double)</text:span></text:h>
      <text:p text:style-name="P82"><text:span text:style-name="T6">Set threshold weight value.</text:span></text:p>
      <text:h text:style-name="P125" text:outline-level="4"><text:span text:style-name="T6">2.12.1.12 getMaxTopicNumberToExpand()</text:span></text:h>
      <text:p text:style-name="P82"><text:span text:style-name="T6">Get max topic number to expand value.</text:span></text:p>
      <text:h text:style-name="P125" text:outline-level="4"><text:span text:style-name="T6">2.12.1.13 setMaxTopicNumberToExpand(int)</text:span></text:h>
      <text:p text:style-name="P82"><text:span text:style-name="T6">Set max topic number to expand value.</text:span></text:p>
      <text:h text:style-name="P125" text:outline-level="4"><text:span text:style-name="T6">2.12.1.14 getHopCount()</text:span></text:h>
      <text:p text:style-name="P82"><text:span text:style-name="T6">Get hop count number.</text:span></text:p>
      <text:h text:style-name="P125" text:outline-level="4"><text:span text:style-name="T6">2.12.1.15 setHopCount(int)</text:span></text:h>
      <text:p text:style-name="P82"><text:span text:style-name="T6">Set hop count value.</text:span></text:p>
      <text:h text:style-name="P125" text:outline-level="4"><text:span text:style-name="T6">2.12.1.16 isTreeSearch()</text:span></text:h>
      <text:p text:style-name="P82"><text:span text:style-name="T6">Return true is this is tree search.</text:span></text:p>
      <text:h text:style-name="P125" text:outline-level="4"><text:span text:style-name="T6">2.12.1.17 setTreeSearch()</text:span></text:h>
      <text:p text:style-name="P82"><text:span text:style-name="T6">Set tree search value.</text:span></text:p>
      <text:h text:style-name="P121" text:outline-level="1" text:is-list-header="true"><text:soft-page-break/><text:span text:style-name="T7">3.</text:span><text:span text:style-name="T1"> </text:span><text:span text:style-name="T8">Implementation</text:span></text:h>
      <text:h text:style-name="P112" text:outline-level="2">3.1 SearchObject</text:h>
      <text:p text:style-name="P4">The inner representation the search expression. The SearchObject type store SearchObjectElements. This elements contains the search values, search value type, whichfield want u search in the indexer and the relation with the result. It means if the value wanted<text:tab/> to search by title field and the result not contains the searching expression need to set the <text:tab/>relation to NO. </text:p>
      <text:p text:style-name="P4">Three SearchObjectElement implementation created. The first is SearchObjectElementText can use for search texts and strings. The second one for date interval search is </text:p>
      <text:p text:style-name="P4">SearchObjectElementDate. Last one is the basic implementation of the SearchObjectElement. </text:p>
      <text:p text:style-name="P4">It can use for all other searching terms.</text:p>
      <text:h text:style-name="P84" text:outline-level="3">3.1.1 SearchObject</text:h>
      <text:h text:style-name="Heading_20_4" text:outline-level="4">3.1.1.1 SearchObject()</text:h>
      <table:table table:name="Table2" table:style-name="Table2">
        <table:table-column table:style-name="Table2.A" table:number-columns-repeated="3"/>
        <table:table-row>
          <table:table-cell table:style-name="Table2.A1" office:value-type="string">
            <text:p text:style-name="Table_20_Contents">Input parameter</text:p>
          </table:table-cell>
          <table:table-cell table:style-name="Table2.A1" office:value-type="string">
            <text:p text:style-name="Table_20_Contents">Explanation</text:p>
          </table:table-cell>
          <table:table-cell table:style-name="Table2.C1" office:value-type="string">
            <text:p text:style-name="Table_20_Contents">optional</text:p>
          </table:table-cell>
        </table:table-row>
        <table:table-row>
          <table:table-cell table:style-name="Table2.A2" office:value-type="string">
            <text:p text:style-name="Table_20_Contents">Boolean fastSearch</text:p>
          </table:table-cell>
          <table:table-cell table:style-name="Table2.A2" office:value-type="string">
            <text:p text:style-name="Standard">If true, then some plugin works otherwise.</text:p>
          </table:table-cell>
          <table:table-cell table:style-name="Table2.C2" office:value-type="string">
            <text:p text:style-name="Table_20_Contents">No</text:p>
          </table:table-cell>
        </table:table-row>
        <table:table-row>
          <table:table-cell table:style-name="Table2.A2" office:value-type="string">
            <text:p text:style-name="Table_20_Contents">Return value</text:p>
          </table:table-cell>
          <table:table-cell table:style-name="Table2.A2" office:value-type="string">
            <text:p text:style-name="Table_20_Contents">Represented SearchObject</text:p>
          </table:table-cell>
          <table:table-cell table:style-name="Table2.C2" office:value-type="string">
            <text:p text:style-name="Table_20_Contents"/>
          </table:table-cell>
        </table:table-row>
      </table:table>
      <text:p text:style-name="Text_20_body"/>
      <text:p text:style-name="Text_20_body">If fast search enabled the SearchObjectElements relation always set to OR.</text:p>
      <text:h text:style-name="Heading_20_4" text:outline-level="4">3.1.1.2 AddTextSearch()</text:h>
      <table:table table:name="Table7" table:style-name="Table7">
        <table:table-column table:style-name="Table7.A" table:number-columns-repeated="3"/>
        <table:table-row>
          <table:table-cell table:style-name="Table7.A1" office:value-type="string">
            <text:p text:style-name="Table_20_Contents">Input parameter</text:p>
          </table:table-cell>
          <table:table-cell table:style-name="Table7.A1" office:value-type="string">
            <text:p text:style-name="Table_20_Contents">Explanation</text:p>
          </table:table-cell>
          <table:table-cell table:style-name="Table7.C1" office:value-type="string">
            <text:p text:style-name="Table_20_Contents">optional</text:p>
          </table:table-cell>
        </table:table-row>
        <table:table-row>
          <table:table-cell table:style-name="Table7.A2" office:value-type="string">
            <text:p text:style-name="Table_20_Contents">String searchExpression</text:p>
          </table:table-cell>
          <table:table-cell table:style-name="Table7.A2" office:value-type="string">
            <text:p text:style-name="Standard">The search expression. It will be split to words, if want to search expression which contains more words place them between quotation marks.</text:p>
          </table:table-cell>
          <table:table-cell table:style-name="Table7.C2" office:value-type="string">
            <text:p text:style-name="Table_20_Contents">No</text:p>
          </table:table-cell>
        </table:table-row>
        <table:table-row>
          <table:table-cell table:style-name="Table7.A2" office:value-type="string">
            <text:p text:style-name="Table_20_Contents">SearchField field</text:p>
          </table:table-cell>
          <table:table-cell table:style-name="Table7.A2" office:value-type="string">
            <text:p text:style-name="Standard">Describe in which field want to search.</text:p>
          </table:table-cell>
          <table:table-cell table:style-name="Table7.C2" office:value-type="string">
            <text:p text:style-name="Table_20_Contents">No</text:p>
          </table:table-cell>
        </table:table-row>
        <table:table-row>
          <table:table-cell table:style-name="Table7.A2" office:value-type="string">
            <text:p text:style-name="Table_20_Contents">ConnectingType connecting</text:p>
          </table:table-cell>
          <table:table-cell table:style-name="Table7.A2" office:value-type="string">
            <text:p text:style-name="Standard">The relation type with the result.</text:p>
          </table:table-cell>
          <table:table-cell table:style-name="Table7.C2" office:value-type="string">
            <text:p text:style-name="Table_20_Contents">No</text:p>
          </table:table-cell>
        </table:table-row>
        <text:soft-page-break/>
        <table:table-row>
          <table:table-cell table:style-name="Table7.A2" office:value-type="string">
            <text:p text:style-name="Table_20_Contents">FittingType fitting</text:p>
          </table:table-cell>
          <table:table-cell table:style-name="Table7.A2" office:value-type="string">
            <text:p text:style-name="Standard">Describe which query type will be created. PrefixQuery or WholeWordQuery.</text:p>
          </table:table-cell>
          <table:table-cell table:style-name="Table7.C2" office:value-type="string">
            <text:p text:style-name="Table_20_Contents">No</text:p>
          </table:table-cell>
        </table:table-row>
        <table:table-row>
          <table:table-cell table:style-name="Table7.A2" office:value-type="string">
            <text:p text:style-name="Table_20_Contents">MatchingType</text:p>
          </table:table-cell>
          <table:table-cell table:style-name="Table7.A2" office:value-type="string">
            <text:p text:style-name="Standard">The relation between the worlds in the expression.</text:p>
          </table:table-cell>
          <table:table-cell table:style-name="Table7.C2" office:value-type="string">
            <text:p text:style-name="Table_20_Contents">No</text:p>
          </table:table-cell>
        </table:table-row>
        <table:table-row>
          <table:table-cell table:style-name="Table7.A2" office:value-type="string">
            <text:p text:style-name="Table_20_Contents">Return value</text:p>
          </table:table-cell>
          <table:table-cell table:style-name="Table7.A2" office:value-type="string">
            <text:p text:style-name="Table_20_Contents">void</text:p>
          </table:table-cell>
          <table:table-cell table:style-name="Table7.C2" office:value-type="string">
            <text:p text:style-name="Table_20_Contents"/>
          </table:table-cell>
        </table:table-row>
      </table:table>
      <text:p text:style-name="Text_20_body"/>
      <text:h text:style-name="Heading_20_4" text:outline-level="4">3.1.1.3 AddDateSearch()</text:h>
      <text:p text:style-name="Text_20_body"/>
      <table:table table:name="Table8" table:style-name="Table8">
        <table:table-column table:style-name="Table8.A" table:number-columns-repeated="3"/>
        <table:table-row>
          <table:table-cell table:style-name="Table8.A1" office:value-type="string">
            <text:p text:style-name="Table_20_Contents">Input parameter</text:p>
          </table:table-cell>
          <table:table-cell table:style-name="Table8.A1" office:value-type="string">
            <text:p text:style-name="Table_20_Contents">Explanation</text:p>
          </table:table-cell>
          <table:table-cell table:style-name="Table8.C1" office:value-type="string">
            <text:p text:style-name="Table_20_Contents">optional</text:p>
          </table:table-cell>
        </table:table-row>
        <table:table-row>
          <table:table-cell table:style-name="Table8.A2" office:value-type="string">
            <text:p text:style-name="Table_20_Contents">Date startDate</text:p>
          </table:table-cell>
          <table:table-cell table:style-name="Table8.A2" office:value-type="string">
            <text:p text:style-name="Standard">The start date of searched interval.</text:p>
          </table:table-cell>
          <table:table-cell table:style-name="Table8.C2" office:value-type="string">
            <text:p text:style-name="Table_20_Contents">No</text:p>
          </table:table-cell>
        </table:table-row>
        <table:table-row>
          <table:table-cell table:style-name="Table8.A2" office:value-type="string">
            <text:p text:style-name="Table_20_Contents">Date endDate</text:p>
          </table:table-cell>
          <table:table-cell table:style-name="Table8.A2" office:value-type="string">
            <text:p text:style-name="Standard">The end date of searched interval.</text:p>
          </table:table-cell>
          <table:table-cell table:style-name="Table8.C2" office:value-type="string">
            <text:p text:style-name="Table_20_Contents">No, but may be null.</text:p>
          </table:table-cell>
        </table:table-row>
        <table:table-row>
          <table:table-cell table:style-name="Table8.A2" office:value-type="string">
            <text:p text:style-name="Table_20_Contents">SearchField field</text:p>
          </table:table-cell>
          <table:table-cell table:style-name="Table8.A2" office:value-type="string">
            <text:p text:style-name="Standard">Describe in which field want to search.</text:p>
          </table:table-cell>
          <table:table-cell table:style-name="Table8.C2" office:value-type="string">
            <text:p text:style-name="Table_20_Contents">No</text:p>
          </table:table-cell>
        </table:table-row>
        <table:table-row>
          <table:table-cell table:style-name="Table8.A2" office:value-type="string">
            <text:p text:style-name="Table_20_Contents">ConnectingType connecting</text:p>
          </table:table-cell>
          <table:table-cell table:style-name="Table8.A2" office:value-type="string">
            <text:p text:style-name="Standard">The relation type with the result.</text:p>
          </table:table-cell>
          <table:table-cell table:style-name="Table8.C2" office:value-type="string">
            <text:p text:style-name="Table_20_Contents">No</text:p>
          </table:table-cell>
        </table:table-row>
        <table:table-row>
          <table:table-cell table:style-name="Table8.A2" office:value-type="string">
            <text:p text:style-name="Table_20_Contents">Return value</text:p>
          </table:table-cell>
          <table:table-cell table:style-name="Table8.A2" office:value-type="string">
            <text:p text:style-name="Table_20_Contents">void</text:p>
          </table:table-cell>
          <table:table-cell table:style-name="Table8.C2" office:value-type="string">
            <text:p text:style-name="Table_20_Contents"/>
          </table:table-cell>
        </table:table-row>
      </table:table>
      <text:p text:style-name="Text_20_body"/>
      <text:h text:style-name="Heading_20_4" text:outline-level="4">3.1.1.4 AddNumberSearch</text:h>
      <text:p text:style-name="Text_20_body"/>
      <table:table table:name="Table9" table:style-name="Table9">
        <table:table-column table:style-name="Table9.A" table:number-columns-repeated="3"/>
        <table:table-row>
          <table:table-cell table:style-name="Table9.A1" office:value-type="string">
            <text:p text:style-name="Table_20_Contents">Input parameter</text:p>
          </table:table-cell>
          <table:table-cell table:style-name="Table9.A1" office:value-type="string">
            <text:p text:style-name="Table_20_Contents">Explanation</text:p>
          </table:table-cell>
          <table:table-cell table:style-name="Table9.C1" office:value-type="string">
            <text:p text:style-name="Table_20_Contents">optional</text:p>
          </table:table-cell>
        </table:table-row>
        <table:table-row>
          <table:table-cell table:style-name="Table9.A2" office:value-type="string">
            <text:p text:style-name="Table_20_Contents">Number value</text:p>
          </table:table-cell>
          <table:table-cell table:style-name="Table9.A2" office:value-type="string">
            <text:p text:style-name="Standard">The search value</text:p>
          </table:table-cell>
          <table:table-cell table:style-name="Table9.C2" office:value-type="string">
            <text:p text:style-name="Table_20_Contents">No</text:p>
          </table:table-cell>
        </table:table-row>
        <table:table-row>
          <table:table-cell table:style-name="Table9.A2" office:value-type="string">
            <text:p text:style-name="Table_20_Contents">SearchField field</text:p>
          </table:table-cell>
          <table:table-cell table:style-name="Table9.A2" office:value-type="string">
            <text:p text:style-name="Standard">Describe in which field want to search.</text:p>
          </table:table-cell>
          <table:table-cell table:style-name="Table9.C2" office:value-type="string">
            <text:p text:style-name="Table_20_Contents">No</text:p>
          </table:table-cell>
        </table:table-row>
        <table:table-row>
          <table:table-cell table:style-name="Table9.A2" office:value-type="string">
            <text:p text:style-name="Table_20_Contents">ConnectingType connecting</text:p>
          </table:table-cell>
          <table:table-cell table:style-name="Table9.A2" office:value-type="string">
            <text:p text:style-name="Standard">The relation type with the result.</text:p>
          </table:table-cell>
          <table:table-cell table:style-name="Table9.C2" office:value-type="string">
            <text:p text:style-name="Table_20_Contents">No</text:p>
          </table:table-cell>
        </table:table-row>
        <table:table-row>
          <table:table-cell table:style-name="Table9.A2" office:value-type="string">
            <text:p text:style-name="Table_20_Contents">Return value</text:p>
          </table:table-cell>
          <table:table-cell table:style-name="Table9.A2" office:value-type="string">
            <text:p text:style-name="Table_20_Contents">void</text:p>
          </table:table-cell>
          <table:table-cell table:style-name="Table9.C2" office:value-type="string">
            <text:p text:style-name="Table_20_Contents"/>
          </table:table-cell>
        </table:table-row>
      </table:table>
      <text:p text:style-name="Standard"/>
      <text:h text:style-name="Heading_20_3" text:outline-level="3">3.1.2 SearchObjectElement</text:h>
      <text:p text:style-name="Text_20_body">It can make some transformation on the searching data. Example the <text:soft-page-break/>SearchObjectElementText split the search text to words. In generally you don't need to create or put data to <text:tab/>SearcObjectElement object the SearchObject do that for you. </text:p>
      <text:h text:style-name="Heading_20_4" text:outline-level="4"><text:bookmark text:name="__RefHeading__1175_1110192342"/>3.1.2.1 SearchObjectElement<text:bookmark-end text:name="__RefHeading__1175_1110192342"/></text:h>
      <text:h text:style-name="Heading_20_5" text:outline-level="5"><text:bookmark text:name="__RefHeading__1177_1110192342"/>3.1.2.1.1 terms()<text:bookmark-end text:name="__RefHeading__1177_1110192342"/></text:h>
      <text:p text:style-name="Text_20_body"/>
      <table:table table:name="Table10" table:style-name="Table10">
        <table:table-column table:style-name="Table10.A" table:number-columns-repeated="3"/>
        <table:table-row>
          <table:table-cell table:style-name="Table10.A1" office:value-type="string">
            <text:p text:style-name="Table_20_Contents">Input parameter</text:p>
          </table:table-cell>
          <table:table-cell table:style-name="Table10.A1" office:value-type="string">
            <text:p text:style-name="Table_20_Contents">Explanation</text:p>
          </table:table-cell>
          <table:table-cell table:style-name="Table10.C1" office:value-type="string">
            <text:p text:style-name="Table_20_Contents">optional</text:p>
          </table:table-cell>
        </table:table-row>
        <table:table-row>
          <table:table-cell table:style-name="Table10.A2" office:value-type="string">
            <text:p text:style-name="Table_20_Contents">Return value</text:p>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Set&lt;T&gt; terms</text:p>
          </table:table-cell>
          <table:table-cell table:style-name="Table10.A2" office:value-type="string">
            <text:p text:style-name="Table_20_Contents">Return with the stored terms. The T is the terms type.</text:p>
          </table:table-cell>
          <table:table-cell table:style-name="Table10.C2" office:value-type="string">
            <text:p text:style-name="Table_20_Contents"/>
          </table:table-cell>
        </table:table-row>
      </table:table>
      <text:p text:style-name="Standard"/>
      <text:h text:style-name="Heading_20_4" text:outline-level="4">3.1.2.2 SearchObjectElementText</text:h>
      <text:p text:style-name="Text_20_body">Only have the same method as <text:bookmark-ref text:reference-format="text" text:ref-name="__RefHeading__1177_1110192342">3.1.2.1.1 terms()</text:bookmark-ref>. The <text:s/>return value type is Set&lt;String&gt;.</text:p>
      <text:p text:style-name="Text_20_body"/>
      <text:h text:style-name="Heading_20_4" text:outline-level="4">3.1.2.3 SearchObjectElementDate</text:h>
      <text:p text:style-name="Text_20_body">Have the same method as <text:bookmark-ref text:reference-format="text" text:ref-name="__RefHeading__1177_1110192342">3.1.2.1.1 terms()</text:bookmark-ref>, but return value not sorted.</text:p>
      <text:h text:style-name="Heading_20_5" text:outline-level="5">3.1.2.3.1 getStartDate()</text:h>
      <text:p text:style-name="Text_20_body"/>
      <table:table table:name="Table11" table:style-name="Table11">
        <table:table-column table:style-name="Table11.A" table:number-columns-repeated="3"/>
        <table:table-row>
          <table:table-cell table:style-name="Table11.A1" office:value-type="string">
            <text:p text:style-name="Table_20_Contents">Input parameter</text:p>
          </table:table-cell>
          <table:table-cell table:style-name="Table11.A1" office:value-type="string">
            <text:p text:style-name="Table_20_Contents">Explanation</text:p>
          </table:table-cell>
          <table:table-cell table:style-name="Table11.C1" office:value-type="string">
            <text:p text:style-name="Table_20_Contents">optional</text:p>
          </table:table-cell>
        </table:table-row>
        <table:table-row>
          <table:table-cell table:style-name="Table11.A2" office:value-type="string">
            <text:p text:style-name="Table_20_Contents">Return value</text:p>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Table_20_Contents">Date startDate</text:p>
          </table:table-cell>
          <table:table-cell table:style-name="Table11.A2" office:value-type="string">
            <text:p text:style-name="Table_20_Contents">Return with the earlier date.</text:p>
          </table:table-cell>
          <table:table-cell table:style-name="Table11.C2" office:value-type="string">
            <text:p text:style-name="Table_20_Contents"/>
          </table:table-cell>
        </table:table-row>
      </table:table>
      <text:p text:style-name="Text_20_body"/>
      <text:h text:style-name="Heading_20_5" text:outline-level="5">3.1.2.3.2 getEndDate()</text:h>
      <text:p text:style-name="Text_20_body"/>
      <table:table table:name="Table12" table:style-name="Table12">
        <table:table-column table:style-name="Table12.A" table:number-columns-repeated="3"/>
        <table:table-row>
          <table:table-cell table:style-name="Table12.A1" office:value-type="string">
            <text:p text:style-name="Table_20_Contents">Input parameter</text:p>
          </table:table-cell>
          <table:table-cell table:style-name="Table12.A1" office:value-type="string">
            <text:p text:style-name="Table_20_Contents">Explanation</text:p>
          </table:table-cell>
          <table:table-cell table:style-name="Table12.C1" office:value-type="string">
            <text:p text:style-name="Table_20_Contents">optional</text:p>
          </table:table-cell>
        </table:table-row>
        <table:table-row>
          <table:table-cell table:style-name="Table12.A2" office:value-type="string">
            <text:p text:style-name="Table_20_Contents">Return value</text:p>
          </table:table-cell>
          <table:table-cell table:style-name="Table12.A2" office:value-type="string">
            <text:p text:style-name="Table_20_Contents"/>
          </table:table-cell>
          <table:table-cell table:style-name="Table12.C2" office:value-type="string">
            <text:p text:style-name="Table_20_Contents"/>
          </table:table-cell>
        </table:table-row>
        <table:table-row>
          <table:table-cell table:style-name="Table12.A2" office:value-type="string">
            <text:p text:style-name="Table_20_Contents">Date endDate</text:p>
          </table:table-cell>
          <table:table-cell table:style-name="Table12.A2" office:value-type="string">
            <text:p text:style-name="Table_20_Contents">Return with the later date if it null return with the current date.</text:p>
          </table:table-cell>
          <table:table-cell table:style-name="Table12.C2" office:value-type="string">
            <text:p text:style-name="Table_20_Contents"/>
          </table:table-cell>
        </table:table-row>
      </table:table>
      <text:p text:style-name="Standard"><text:soft-page-break/></text:p>
      <text:h text:style-name="Heading_20_2" text:outline-level="2">3.2 KnowledgeBaseInterfaceImpl</text:h>
      <text:p text:style-name="Text_20_body">We want a basic implementation of this for now. A simple in-memory database or an xml file for parsing on startup will do just fine, we even have a finished dtd for this, we'll translate this to English and add the weighting on the relation type.</text:p>
      <text:p text:style-name="Text_20_body">The xml file will contain relationship type definitions, and an entry for each topic, with each relation from that topic listed underneath it as children of the topic node. The getExpansion() method should then get all children from the topic matched by the topic passed in. If called with a hopcount of more than 1 should then try to find children of all of the children of the original topic for the second hop, and then children of all of the children of all of the original children for the third hop and so on for each new hop and as long as there was at least topic found in the <text:tab/>expansion with a weight higher than the threshold.</text:p>
      <text:p text:style-name="Text_20_body">We have three classes, Topic, Relation and RelationType.</text:p>
      <text:p text:style-name="Text_20_body">A Topic has the following class signature<text:line-break/>class </text:p>
      <text:p text:style-name="Source_20_code"><text:span text:style-name="T17">Topic</text:span> {<text:line-break/><text:tab/>private String <text:span text:style-name="T19">name</text:span>;</text:p>
      <text:p text:style-name="Source_20_code"><text:tab/>private List&lt;String&gt; <text:span text:style-name="T19">alternativeNames</text:span>;</text:p>
      <text:p text:style-name="Source_20_code"><text:tab/>private Set&lt;Relation&gt; <text:span text:style-name="T19">relations</text:span>; // The relations we're part of</text:p>
      <text:p text:style-name="Source_20_code">}</text:p>
      <text:p text:style-name="Text_20_body"/>
      <text:p text:style-name="Text_20_body">Relation has the following signature</text:p>
      <text:p text:style-name="Source_20_code">class <text:span text:style-name="T17">Relation</text:span> {</text:p>
      <text:p text:style-name="Source_20_code"><text:tab/>private Topic <text:span text:style-name="T19">source</text:span>;</text:p>
      <text:p text:style-name="Source_20_code"><text:tab/>private Topic <text:span text:style-name="T19">target</text:span>;</text:p>
      <text:p text:style-name="Source_20_code"><text:tab/>private double <text:span text:style-name="T19">weight</text:span>;</text:p>
      <text:p text:style-name="Source_20_code"><text:tab/>private RelationType <text:span text:style-name="T19">relationType</text:span>;</text:p>
      <text:p text:style-name="Source_20_code">}</text:p>
      <text:p text:style-name="P46"/>
      <text:p text:style-name="Source_20_code">class <text:span text:style-name="T17">RelationType</text:span> {</text:p>
      <text:p text:style-name="Source_20_code"><text:tab/>private String <text:span text:style-name="T19">relationName</text:span>;</text:p>
      <text:p text:style-name="Source_20_code"><text:tab/>private double <text:span text:style-name="T19">weight</text:span>;</text:p>
      <text:p text:style-name="Source_20_code">}</text:p>
      <text:p text:style-name="Text_20_body"/>
      <text:p text:style-name="Text_20_body">The knowledgebase implementation is up to you, but it needs to be able to support getting topics from it based on just plain equality between the user entered search and a topic name, prefix matching of the user entered search and a topic name and fuzzy matching the user's search and a topic name.</text:p>
      <text:h text:style-name="Heading_20_3" text:outline-level="3"><text:soft-page-break/>3.2.1 getRelationTypesInKnowledgeBase()</text:h>
      <text:p text:style-name="Text_20_body"/>
      <table:table table:name="Table37" table:style-name="Table37">
        <table:table-column table:style-name="Table37.A" table:number-columns-repeated="3"/>
        <table:table-row>
          <table:table-cell table:style-name="Table37.A1" office:value-type="string">
            <text:p text:style-name="Table_20_Contents">Input Parameter</text:p>
          </table:table-cell>
          <table:table-cell table:style-name="Table37.A1" office:value-type="string">
            <text:p text:style-name="Table_20_Contents">Explanation</text:p>
          </table:table-cell>
          <table:table-cell table:style-name="Table37.C1" office:value-type="string">
            <text:p text:style-name="Table_20_Contents">Optional</text:p>
          </table:table-cell>
        </table:table-row>
        <table:table-row>
          <table:table-cell table:style-name="Table37.A2" office:value-type="string">
            <text:p text:style-name="Table_20_Contents">KnowledgeBaseDescriptor</text:p>
          </table:table-cell>
          <table:table-cell table:style-name="Table37.A2" office:value-type="string">
            <text:p text:style-name="Table_20_Contents">Specified the knowledge base.</text:p>
          </table:table-cell>
          <table:table-cell table:style-name="Table37.C2" office:value-type="string">
            <text:p text:style-name="Table_20_Contents">No</text:p>
          </table:table-cell>
        </table:table-row>
        <table:table-row>
          <table:table-cell table:style-name="Table37.A2" office:value-type="string">
            <text:p text:style-name="Table_20_Contents">Return Value</text:p>
          </table:table-cell>
          <table:table-cell table:style-name="Table37.A2" office:value-type="string">
            <text:p text:style-name="Table_20_Contents"/>
          </table:table-cell>
          <table:table-cell table:style-name="Table37.C2" office:value-type="string">
            <text:p text:style-name="Table_20_Contents"/>
          </table:table-cell>
        </table:table-row>
        <table:table-row>
          <table:table-cell table:style-name="Table37.A2" office:value-type="string">
            <text:p text:style-name="Table_20_Contents"><text:span text:style-name="T13">List&lt;TopicTreeNode&gt;</text:span> resultTopics</text:p>
          </table:table-cell>
          <table:table-cell table:style-name="Table37.A2" office:value-type="string">
            <text:p text:style-name="Table_20_Contents">A list of the RelationTypes which are contained by the knowledge base.</text:p>
          </table:table-cell>
          <table:table-cell table:style-name="Table37.C2" office:value-type="string">
            <text:p text:style-name="Table_20_Contents"/>
          </table:table-cell>
        </table:table-row>
      </table:table>
      <text:h text:style-name="Heading_20_3" text:outline-level="3">3.2.2 replaceKnowledgeBase()</text:h>
      <text:p text:style-name="Text_20_body"/>
      <table:table table:name="Table38" table:style-name="Table38">
        <table:table-column table:style-name="Table38.A" table:number-columns-repeated="3"/>
        <table:table-row>
          <table:table-cell table:style-name="Table38.A1" office:value-type="string">
            <text:p text:style-name="Table_20_Contents">Input Parameter</text:p>
          </table:table-cell>
          <table:table-cell table:style-name="Table38.A1" office:value-type="string">
            <text:p text:style-name="Table_20_Contents">Explanation</text:p>
          </table:table-cell>
          <table:table-cell table:style-name="Table38.C1" office:value-type="string">
            <text:p text:style-name="Table_20_Contents">Optional</text:p>
          </table:table-cell>
        </table:table-row>
        <table:table-row>
          <table:table-cell table:style-name="Table38.A2" office:value-type="string">
            <text:p text:style-name="Table_20_Contents">KnowledgeBase</text:p>
          </table:table-cell>
          <table:table-cell table:style-name="Table38.A2" office:value-type="string">
            <text:p text:style-name="Table_20_Contents">The instance of the knowledge base</text:p>
          </table:table-cell>
          <table:table-cell table:style-name="Table38.C2" office:value-type="string">
            <text:p text:style-name="Table_20_Contents">No</text:p>
          </table:table-cell>
        </table:table-row>
        <table:table-row>
          <table:table-cell table:style-name="Table38.A2" office:value-type="string">
            <text:p text:style-name="Table_20_Contents">Return Value</text:p>
          </table:table-cell>
          <table:table-cell table:style-name="Table38.A2" office:value-type="string">
            <text:p text:style-name="Table_20_Contents"/>
          </table:table-cell>
          <table:table-cell table:style-name="Table38.C2" office:value-type="string">
            <text:p text:style-name="Table_20_Contents"/>
          </table:table-cell>
        </table:table-row>
        <table:table-row>
          <table:table-cell table:style-name="Table38.A2" office:value-type="string">
            <text:p text:style-name="Table_20_Contents">void</text:p>
          </table:table-cell>
          <table:table-cell table:style-name="Table38.A2" office:value-type="string">
            <text:p text:style-name="Table_20_Contents"/>
          </table:table-cell>
          <table:table-cell table:style-name="Table38.C2" office:value-type="string">
            <text:p text:style-name="Table_20_Contents"/>
          </table:table-cell>
        </table:table-row>
      </table:table>
      <text:p text:style-name="Text_20_body"/>
      <text:p text:style-name="Text_20_body">Save the knowledge base if it has existed then replace it.</text:p>
      <text:h text:style-name="Heading_20_3" text:outline-level="3">3.2.3 saveAndUpdateKnowledgeBase()</text:h>
      <text:p text:style-name="Text_20_body"/>
      <table:table table:name="Table39" table:style-name="Table39">
        <table:table-column table:style-name="Table39.A" table:number-columns-repeated="3"/>
        <table:table-row>
          <table:table-cell table:style-name="Table39.A1" office:value-type="string">
            <text:p text:style-name="Table_20_Contents">Input Parameter</text:p>
          </table:table-cell>
          <table:table-cell table:style-name="Table39.A1" office:value-type="string">
            <text:p text:style-name="Table_20_Contents">Explanation</text:p>
          </table:table-cell>
          <table:table-cell table:style-name="Table39.C1" office:value-type="string">
            <text:p text:style-name="Table_20_Contents">Optional</text:p>
          </table:table-cell>
        </table:table-row>
        <table:table-row>
          <table:table-cell table:style-name="Table39.A2" office:value-type="string">
            <text:p text:style-name="Table_20_Contents">KnowledgeBase</text:p>
          </table:table-cell>
          <table:table-cell table:style-name="Table39.A2" office:value-type="string">
            <text:p text:style-name="Table_20_Contents">The instance of the knowledge base</text:p>
          </table:table-cell>
          <table:table-cell table:style-name="Table39.C2" office:value-type="string">
            <text:p text:style-name="Table_20_Contents">No</text:p>
          </table:table-cell>
        </table:table-row>
        <table:table-row>
          <table:table-cell table:style-name="Table39.A2" office:value-type="string">
            <text:p text:style-name="Table_20_Contents">Return Value</text:p>
          </table:table-cell>
          <table:table-cell table:style-name="Table39.A2" office:value-type="string">
            <text:p text:style-name="Table_20_Contents"/>
          </table:table-cell>
          <table:table-cell table:style-name="Table39.C2" office:value-type="string">
            <text:p text:style-name="Table_20_Contents"/>
          </table:table-cell>
        </table:table-row>
        <table:table-row>
          <table:table-cell table:style-name="Table39.A2" office:value-type="string">
            <text:p text:style-name="Table_20_Contents">void</text:p>
          </table:table-cell>
          <table:table-cell table:style-name="Table39.A2" office:value-type="string">
            <text:p text:style-name="Table_20_Contents"/>
          </table:table-cell>
          <table:table-cell table:style-name="Table39.C2" office:value-type="string">
            <text:p text:style-name="Table_20_Contents"/>
          </table:table-cell>
        </table:table-row>
      </table:table>
      <text:p text:style-name="Text_20_body"/>
      <text:p text:style-name="Text_20_body">Save the knowledge base or if it has existed then replace all entities except the RelationTypes and update the RelationTypes.</text:p>
      <text:h text:style-name="Heading_20_3" text:outline-level="3">3.2.4 uploadTransitivePath()</text:h>
      <text:p text:style-name="Text_20_body"/>
      <table:table table:name="Table40" table:style-name="Table40">
        <table:table-column table:style-name="Table40.A" table:number-columns-repeated="3"/>
        <text:soft-page-break/>
        <table:table-row>
          <table:table-cell table:style-name="Table40.A1" office:value-type="string">
            <text:p text:style-name="Table_20_Contents">Input Parameter</text:p>
          </table:table-cell>
          <table:table-cell table:style-name="Table40.A1" office:value-type="string">
            <text:p text:style-name="Table_20_Contents">Explanation</text:p>
          </table:table-cell>
          <table:table-cell table:style-name="Table40.C1" office:value-type="string">
            <text:p text:style-name="Table_20_Contents">Optional</text:p>
          </table:table-cell>
        </table:table-row>
        <table:table-row>
          <table:table-cell table:style-name="Table40.A2" office:value-type="string">
            <text:p text:style-name="Table_20_Contents">KnowledgeBaseDescriptor</text:p>
          </table:table-cell>
          <table:table-cell table:style-name="Table40.A2" office:value-type="string">
            <text:p text:style-name="Table_20_Contents">Define the knowledge base.</text:p>
          </table:table-cell>
          <table:table-cell table:style-name="Table40.C2" office:value-type="string">
            <text:p text:style-name="Table_20_Contents">No</text:p>
          </table:table-cell>
        </table:table-row>
        <table:table-row>
          <table:table-cell table:style-name="Table40.A2" office:value-type="string">
            <text:p text:style-name="Table_20_Contents">int hopCount</text:p>
          </table:table-cell>
          <table:table-cell table:style-name="Table40.A2" office:value-type="string">
            <text:p text:style-name="Table_20_Contents">The max transitive path length</text:p>
          </table:table-cell>
          <table:table-cell table:style-name="Table40.C2" office:value-type="string">
            <text:p text:style-name="Table_20_Contents">No</text:p>
          </table:table-cell>
        </table:table-row>
        <table:table-row>
          <table:table-cell table:style-name="Table40.A2" office:value-type="string">
            <text:p text:style-name="Table_20_Contents">Return Value</text:p>
          </table:table-cell>
          <table:table-cell table:style-name="Table40.A2" office:value-type="string">
            <text:p text:style-name="Table_20_Contents"/>
          </table:table-cell>
          <table:table-cell table:style-name="Table40.C2" office:value-type="string">
            <text:p text:style-name="Table_20_Contents"/>
          </table:table-cell>
        </table:table-row>
        <table:table-row>
          <table:table-cell table:style-name="Table40.A2" office:value-type="string">
            <text:p text:style-name="Table_20_Contents">void</text:p>
          </table:table-cell>
          <table:table-cell table:style-name="Table40.A2" office:value-type="string">
            <text:p text:style-name="Table_20_Contents"/>
          </table:table-cell>
          <table:table-cell table:style-name="Table40.C2" office:value-type="string">
            <text:p text:style-name="Table_20_Contents"/>
          </table:table-cell>
        </table:table-row>
      </table:table>
      <text:h text:style-name="Heading_20_3" text:outline-level="3">3.2.5 listKnowledgeBases()</text:h>
      <text:p text:style-name="Text_20_body"/>
      <table:table table:name="Table41" table:style-name="Table41">
        <table:table-column table:style-name="Table41.A" table:number-columns-repeated="3"/>
        <table:table-row>
          <table:table-cell table:style-name="Table41.A1" office:value-type="string">
            <text:p text:style-name="Table_20_Contents">Input Parameter</text:p>
          </table:table-cell>
          <table:table-cell table:style-name="Table41.A1" office:value-type="string">
            <text:p text:style-name="Table_20_Contents">Explanation</text:p>
          </table:table-cell>
          <table:table-cell table:style-name="Table41.C1" office:value-type="string">
            <text:p text:style-name="Table_20_Contents">Optional</text:p>
          </table:table-cell>
        </table:table-row>
        <table:table-row>
          <table:table-cell table:style-name="Table41.A2" office:value-type="string">
            <text:p text:style-name="Table_20_Contents">Return Value</text:p>
          </table:table-cell>
          <table:table-cell table:style-name="Table41.A2" office:value-type="string">
            <text:p text:style-name="Table_20_Contents"/>
          </table:table-cell>
          <table:table-cell table:style-name="Table41.C2" office:value-type="string">
            <text:p text:style-name="Table_20_Contents"/>
          </table:table-cell>
        </table:table-row>
        <table:table-row>
          <table:table-cell table:style-name="Table41.A2" office:value-type="string">
            <text:p text:style-name="Table_20_Contents">List&lt;KnowledgeBaseDescriptor&gt;</text:p>
          </table:table-cell>
          <table:table-cell table:style-name="Table41.A2" office:value-type="string">
            <text:p text:style-name="Table_20_Contents">All contained knowledge bases.</text:p>
          </table:table-cell>
          <table:table-cell table:style-name="Table41.C2" office:value-type="string">
            <text:p text:style-name="Table_20_Contents"/>
          </table:table-cell>
        </table:table-row>
      </table:table>
      <text:h text:style-name="Heading_20_3" text:outline-level="3">3.2.6 getExpansionSpecialization() </text:h>
      <text:p text:style-name="Text_20_body"/>
      <table:table table:name="GetExpansion" table:style-name="GetExpansion">
        <table:table-column table:style-name="GetExpansion.A" table:number-columns-repeated="3"/>
        <table:table-row>
          <table:table-cell table:style-name="GetExpansion.A1" office:value-type="string">
            <text:p text:style-name="Table_20_Contents">Input Parameter</text:p>
          </table:table-cell>
          <table:table-cell table:style-name="GetExpansion.A1" office:value-type="string">
            <text:p text:style-name="Table_20_Contents">Explanation</text:p>
          </table:table-cell>
          <table:table-cell table:style-name="GetExpansion.C1" office:value-type="string">
            <text:p text:style-name="Table_20_Contents">Optional</text:p>
          </table:table-cell>
        </table:table-row>
        <table:table-row>
          <table:table-cell table:style-name="GetExpansion.A2" office:value-type="string">
            <text:p text:style-name="Table_20_Contents">Collection&lt;SearchObjectElementText&gt;</text:p>
          </table:table-cell>
          <table:table-cell table:style-name="GetExpansion.A2" office:value-type="string">
            <text:p text:style-name="Table_20_Contents">The query to run against the knowledge base.</text:p>
          </table:table-cell>
          <table:table-cell table:style-name="GetExpansion.C2" office:value-type="string">
            <text:p text:style-name="Table_20_Contents">No</text:p>
          </table:table-cell>
        </table:table-row>
        <table:table-row>
          <table:table-cell table:style-name="GetExpansion.A2" office:value-type="string">
            <text:p text:style-name="Table_20_Contents">SearchConfig</text:p>
            <text:list xml:id="list2088420303" text:style-name="L2">
              <text:list-item>
                <text:p text:style-name="P126">Double ThresholdWeight</text:p>
              </text:list-item>
              <text:list-item>
                <text:p text:style-name="P126">Int hopCount</text:p>
              </text:list-item>
              <text:list-item>
                <text:p text:style-name="P126">Boolean fuzzyMatch</text:p>
              </text:list-item>
            </text:list>
          </table:table-cell>
          <table:table-cell table:style-name="GetExpansion.A2" office:value-type="string">
            <text:p text:style-name="Table_20_Contents">That contains the older version's parameters. </text:p>
            <text:list xml:id="list1736074004" text:style-name="L3">
              <text:list-item>
                <text:p text:style-name="P127">At which weight should the expansion stop</text:p>
              </text:list-item>
              <text:list-item>
                <text:p text:style-name="P127">How many hops should be done</text:p>
              </text:list-item>
              <text:list-item>
                <text:p text:style-name="P127">True only if we want the query against the knowledgebase to be done as a FuzzyQuery</text:p>
              </text:list-item>
            </text:list>
          </table:table-cell>
          <table:table-cell table:style-name="GetExpansion.C2" office:value-type="string">
            <text:p text:style-name="Table_20_Contents">No</text:p>
          </table:table-cell>
        </table:table-row>
        <table:table-row>
          <table:table-cell table:style-name="GetExpansion.A2" office:value-type="string">
            <text:p text:style-name="Table_20_Contents">KnowledgeBaseDescriptor</text:p>
          </table:table-cell>
          <table:table-cell table:style-name="GetExpansion.A2" office:value-type="string">
            <text:p text:style-name="Table_20_Contents">Define the knowledge base.</text:p>
          </table:table-cell>
          <table:table-cell table:style-name="GetExpansion.C2" office:value-type="string">
            <text:p text:style-name="Table_20_Contents"/>
          </table:table-cell>
        </table:table-row>
        <table:table-row>
          <table:table-cell table:style-name="GetExpansion.A2" office:value-type="string">
            <text:p text:style-name="Table_20_Contents">Return Value</text:p>
          </table:table-cell>
          <table:table-cell table:style-name="GetExpansion.A2" office:value-type="string">
            <text:p text:style-name="Table_20_Contents"/>
          </table:table-cell>
          <table:table-cell table:style-name="GetExpansion.C2" office:value-type="string">
            <text:p text:style-name="Table_20_Contents"/>
          </table:table-cell>
        </table:table-row>
        <table:table-row>
          <table:table-cell table:style-name="GetExpansion.A2" office:value-type="string">
            <text:p text:style-name="Table_20_Contents">Map&lt;String, TopicSearchResultContainer&gt;</text:p>
          </table:table-cell>
          <table:table-cell table:style-name="GetExpansion.A2" office:value-type="string">
            <text:p text:style-name="Table_20_Contents">A list of TopicTree containing all the topics found during the expansion in the root of each tree. Each tree contains all other topic which are satisfy the config <text:soft-page-break/>parameters. All edge in the tree are relation in <text:s/>knowledgebase.</text:p>
          </table:table-cell>
          <table:table-cell table:style-name="GetExpansion.C2" office:value-type="string">
            <text:p text:style-name="Table_20_Contents"/>
          </table:table-cell>
        </table:table-row>
      </table:table>
      <text:p text:style-name="Text_20_body"/>
      <text:p text:style-name="Text_20_body">Finds the user entered search in the Knowledge base and perform expansion from it.</text:p>
      <text:p text:style-name="Text_20_body"/>
      <text:p text:style-name="Text_20_body">Weight of expanded topics are the product of the weight of the relations that have been followed to find the topic. i.e. finding a topic on the second hop where the first hop had a weight of 0.8 and the second hop had a weight of 0.7 gives a weight of 0.56. The weight must be above the threshold in order for the topic to be included in the result.</text:p>
      <text:p text:style-name="Standard"/>
      <text:h text:style-name="Heading_20_3" text:outline-level="3">3.2.7 getExpansionGeneralization()</text:h>
      <text:p text:style-name="Text_20_body"/>
      <table:table table:name="Table42" table:style-name="Table42">
        <table:table-column table:style-name="Table42.A" table:number-columns-repeated="3"/>
        <table:table-row>
          <table:table-cell table:style-name="Table42.A1" office:value-type="string">
            <text:p text:style-name="Table_20_Contents">Input Parameter</text:p>
          </table:table-cell>
          <table:table-cell table:style-name="Table42.A1" office:value-type="string">
            <text:p text:style-name="Table_20_Contents">Explanation</text:p>
          </table:table-cell>
          <table:table-cell table:style-name="Table42.C1" office:value-type="string">
            <text:p text:style-name="Table_20_Contents">Optional</text:p>
          </table:table-cell>
        </table:table-row>
        <table:table-row>
          <table:table-cell table:style-name="Table42.A2" office:value-type="string">
            <text:p text:style-name="Table_20_Contents">Collection&lt;SearchObjectElementText&gt;</text:p>
          </table:table-cell>
          <table:table-cell table:style-name="Table42.A2" office:value-type="string">
            <text:p text:style-name="Table_20_Contents">The query to run against the knowledge base.</text:p>
          </table:table-cell>
          <table:table-cell table:style-name="Table42.C2" office:value-type="string">
            <text:p text:style-name="Table_20_Contents">No</text:p>
          </table:table-cell>
        </table:table-row>
        <table:table-row>
          <table:table-cell table:style-name="Table42.A2" office:value-type="string">
            <text:p text:style-name="Table_20_Contents">SearchConfig</text:p>
            <text:list xml:id="list638589900" text:continue-list="list2088420303" text:style-name="L2">
              <text:list-item>
                <text:p text:style-name="P126">Double ThresholdWeight</text:p>
              </text:list-item>
              <text:list-item>
                <text:p text:style-name="P126">Int hopCount</text:p>
              </text:list-item>
              <text:list-item>
                <text:p text:style-name="P126">Boolean fuzzyMatch</text:p>
              </text:list-item>
            </text:list>
          </table:table-cell>
          <table:table-cell table:style-name="Table42.A2" office:value-type="string">
            <text:p text:style-name="Table_20_Contents">That contains the older version's parameters. </text:p>
            <text:list xml:id="list1212032563" text:style-name="L4">
              <text:list-item>
                <text:p text:style-name="P128">At which weight should the expansion stop</text:p>
              </text:list-item>
              <text:list-item>
                <text:p text:style-name="P128">How many hops should be done</text:p>
              </text:list-item>
              <text:list-item>
                <text:p text:style-name="P128">True only if we want the query against the knowledgebase to be done as a FuzzyQuery</text:p>
              </text:list-item>
            </text:list>
          </table:table-cell>
          <table:table-cell table:style-name="Table42.C2" office:value-type="string">
            <text:p text:style-name="Table_20_Contents">No</text:p>
          </table:table-cell>
        </table:table-row>
        <table:table-row>
          <table:table-cell table:style-name="Table42.A2" office:value-type="string">
            <text:p text:style-name="Table_20_Contents">KnowledgeBaseDescriptor</text:p>
          </table:table-cell>
          <table:table-cell table:style-name="Table42.A2" office:value-type="string">
            <text:p text:style-name="Table_20_Contents">Define the knowledge base.</text:p>
          </table:table-cell>
          <table:table-cell table:style-name="Table42.C2" office:value-type="string">
            <text:p text:style-name="Table_20_Contents"/>
          </table:table-cell>
        </table:table-row>
        <table:table-row>
          <table:table-cell table:style-name="Table42.A2" office:value-type="string">
            <text:p text:style-name="Table_20_Contents">Return Value</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able_20_Contents">Map&lt;String, TopicSearchResultContainer&gt;</text:p>
          </table:table-cell>
          <table:table-cell table:style-name="Table42.A2" office:value-type="string">
            <text:p text:style-name="Table_20_Contents">A list of TopicTree containing all the topics found during the expansion in the root of each tree. Each tree contains all other topic which are satisfy the config parameters. All edge in the tree are relation in <text:s/>knowledgebase.</text:p>
          </table:table-cell>
          <table:table-cell table:style-name="Table42.C2" office:value-type="string">
            <text:p text:style-name="Table_20_Contents"/>
          </table:table-cell>
        </table:table-row>
      </table:table>
      <text:p text:style-name="Text_20_body"/>
      <text:p text:style-name="Text_20_body"><text:soft-page-break/>Finds the user entered search in the Knowledge base and perform expansion from it.</text:p>
      <text:p text:style-name="Text_20_body"/>
      <text:p text:style-name="Text_20_body">Weight of expanded topics are the product of the weight of the relations that have been followed to find the topic. i.e. finding a topic on the second hop where the first hop had a weight of 0.8 and the second hop had a weight of 0.7 gives a weight of 0.56. The weight must be above the threshold in order for the topic to be included in the result.</text:p>
      <text:h text:style-name="Heading_20_3" text:outline-level="3">3.2.8 updateRelationTypeWeight()</text:h>
      <text:p text:style-name="Text_20_body"/>
      <table:table table:name="Table32" table:style-name="Table32">
        <table:table-column table:style-name="Table32.A" table:number-columns-repeated="3"/>
        <table:table-row>
          <table:table-cell table:style-name="Table32.A1" office:value-type="string">
            <text:p text:style-name="Table_20_Contents">Input Parameter</text:p>
          </table:table-cell>
          <table:table-cell table:style-name="Table32.A1" office:value-type="string">
            <text:p text:style-name="Table_20_Contents">Explanation</text:p>
          </table:table-cell>
          <table:table-cell table:style-name="Table32.C1" office:value-type="string">
            <text:p text:style-name="Table_20_Contents">Optional</text:p>
          </table:table-cell>
        </table:table-row>
        <table:table-row>
          <table:table-cell table:style-name="Table32.A2" office:value-type="string">
            <text:p text:style-name="Table_20_Contents">RelationType</text:p>
          </table:table-cell>
          <table:table-cell table:style-name="Table32.A2" office:value-type="string">
            <text:p text:style-name="Table_20_Contents">Designate which RelationType have to modify.</text:p>
          </table:table-cell>
          <table:table-cell table:style-name="Table32.C2" office:value-type="string">
            <text:p text:style-name="Table_20_Contents">No</text:p>
          </table:table-cell>
        </table:table-row>
        <table:table-row>
          <table:table-cell table:style-name="Table32.A2" office:value-type="string">
            <text:p text:style-name="Table_20_Contents">KnowledgeBaseDescriptor</text:p>
          </table:table-cell>
          <table:table-cell table:style-name="Table32.A2" office:value-type="string">
            <text:p text:style-name="Table_20_Contents">Define knowledge base.</text:p>
          </table:table-cell>
          <table:table-cell table:style-name="Table32.C2" office:value-type="string">
            <text:p text:style-name="Table_20_Contents"/>
          </table:table-cell>
        </table:table-row>
        <table:table-row>
          <table:table-cell table:style-name="Table32.A2" office:value-type="string">
            <text:p text:style-name="Table_20_Contents">Return Value</text:p>
          </table:table-cell>
          <table:table-cell table:style-name="Table32.A2" office:value-type="string">
            <text:p text:style-name="Table_20_Contents"/>
          </table:table-cell>
          <table:table-cell table:style-name="Table32.C2" office:value-type="string">
            <text:p text:style-name="Table_20_Contents"/>
          </table:table-cell>
        </table:table-row>
        <table:table-row>
          <table:table-cell table:style-name="Table32.A2" office:value-type="string">
            <text:p text:style-name="Table_20_Contents">void</text:p>
          </table:table-cell>
          <table:table-cell table:style-name="Table32.A2" office:value-type="string">
            <text:p text:style-name="Table_20_Contents"/>
          </table:table-cell>
          <table:table-cell table:style-name="Table32.C2" office:value-type="string">
            <text:p text:style-name="Table_20_Contents"/>
          </table:table-cell>
        </table:table-row>
      </table:table>
      <text:p text:style-name="Text_20_body"/>
      <text:p text:style-name="Text_20_body">Update the relation type weight. This method update the transitive path to.</text:p>
      <text:h text:style-name="Heading_20_3" text:outline-level="3">3.2.9 UpdateRelationWeight()</text:h>
      <text:p text:style-name="Text_20_body"/>
      <table:table table:name="Table35" table:style-name="Table35">
        <table:table-column table:style-name="Table35.A" table:number-columns-repeated="3"/>
        <table:table-row>
          <table:table-cell table:style-name="Table35.A1" office:value-type="string">
            <text:p text:style-name="Table_20_Contents">Input Parameter</text:p>
          </table:table-cell>
          <table:table-cell table:style-name="Table35.A1" office:value-type="string">
            <text:p text:style-name="Table_20_Contents">Explanation</text:p>
          </table:table-cell>
          <table:table-cell table:style-name="Table35.C1" office:value-type="string">
            <text:p text:style-name="Table_20_Contents">Optional</text:p>
          </table:table-cell>
        </table:table-row>
        <table:table-row>
          <table:table-cell table:style-name="Table35.A2" office:value-type="string">
            <text:p text:style-name="Table_20_Contents">Relation</text:p>
          </table:table-cell>
          <table:table-cell table:style-name="Table35.A2" office:value-type="string">
            <text:p text:style-name="Table_20_Contents">The type of the relation weight will be updated.</text:p>
          </table:table-cell>
          <table:table-cell table:style-name="Table35.C2" office:value-type="string">
            <text:p text:style-name="Table_20_Contents">No</text:p>
          </table:table-cell>
        </table:table-row>
        <table:table-row>
          <table:table-cell table:style-name="Table35.A2" office:value-type="string">
            <text:p text:style-name="Table_20_Contents">weight</text:p>
          </table:table-cell>
          <table:table-cell table:style-name="Table35.A2" office:value-type="string">
            <text:p text:style-name="Table_20_Contents">The new weight.</text:p>
          </table:table-cell>
          <table:table-cell table:style-name="Table35.C2" office:value-type="string">
            <text:p text:style-name="Table_20_Contents">No</text:p>
          </table:table-cell>
        </table:table-row>
        <table:table-row>
          <table:table-cell table:style-name="Table35.A2" office:value-type="string">
            <text:p text:style-name="Table_20_Contents">KnowledgeBase</text:p>
          </table:table-cell>
          <table:table-cell table:style-name="Table35.A2" office:value-type="string">
            <text:p text:style-name="Table_20_Contents">Define the knowledge base.</text:p>
          </table:table-cell>
          <table:table-cell table:style-name="Table35.C2" office:value-type="string">
            <text:p text:style-name="Table_20_Contents">No</text:p>
          </table:table-cell>
        </table:table-row>
        <table:table-row>
          <table:table-cell table:style-name="Table35.A2" office:value-type="string">
            <text:p text:style-name="Table_20_Contents">Return Value</text:p>
          </table:table-cell>
          <table:table-cell table:style-name="Table35.A2" office:value-type="string">
            <text:p text:style-name="Table_20_Contents"/>
          </table:table-cell>
          <table:table-cell table:style-name="Table35.C2" office:value-type="string">
            <text:p text:style-name="Table_20_Contents"/>
          </table:table-cell>
        </table:table-row>
        <table:table-row>
          <table:table-cell table:style-name="Table35.A2" office:value-type="string">
            <text:p text:style-name="Table_20_Contents">void</text:p>
          </table:table-cell>
          <table:table-cell table:style-name="Table35.A2" office:value-type="string">
            <text:p text:style-name="Table_20_Contents"/>
          </table:table-cell>
          <table:table-cell table:style-name="Table35.C2" office:value-type="string">
            <text:p text:style-name="Table_20_Contents"/>
          </table:table-cell>
        </table:table-row>
      </table:table>
      <text:p text:style-name="Standard"/>
      <text:p text:style-name="Standard"><text:tab/>This method update the transitive path to.</text:p>
      <text:p text:style-name="Standard"/>
      <text:h text:style-name="Heading_20_2" text:outline-level="2">3.3 FullTextSearchInterfaceImpl</text:h>
      <text:p text:style-name="Text_20_body">The base implementation should use Lucene for FTS. This simplifies all desired methods <text:soft-page-break/>since Lucene already has implementations in place for almost all of our desired methods. All fields should be indexed both normal and reversed to allow for PostFixQuery implementing by simply firing a PrefixQuery against the reversed field. Should support indexing “plain text files” HTML files and XML files if the field is defined as an Xpath.</text:p>
      <text:p text:style-name="Text_20_body"><text:tab/>Should have the following fields</text:p>
      <text:p text:style-name="Text_20_body"><text:tab/>title – Title of the document (Stored, Indexed, Tokenized)</text:p>
      <text:p text:style-name="Text_20_body"><text:tab/>content – Title of the document (Indexed, Tokenized)</text:p>
      <text:p text:style-name="Text_20_body"><text:tab/>URI – The URI of the document (Indexed, Stored, Non-Tokenized (i.e. Keyword))</text:p>
      <text:p text:style-name="Text_20_body"><text:tab/>lastModified – The timestamp of last modification (Indexed, Non-Tokenized)</text:p>
      <text:p text:style-name="Text_20_body"><text:tab/>filetype – The filetype of the Document.</text:p>
      <text:h text:style-name="Heading_20_3" text:outline-level="3">3.3.1 addDocument()</text:h>
      <table:table table:name="addDocument" table:style-name="addDocument">
        <table:table-column table:style-name="addDocument.A" table:number-columns-repeated="3"/>
        <table:table-row>
          <table:table-cell table:style-name="addDocument.A1" office:value-type="string">
            <text:p text:style-name="Table_20_Contents">Input parameter</text:p>
          </table:table-cell>
          <table:table-cell table:style-name="addDocument.A1" office:value-type="string">
            <text:p text:style-name="Table_20_Contents">Explanation</text:p>
          </table:table-cell>
          <table:table-cell table:style-name="addDocument.C1" office:value-type="string">
            <text:p text:style-name="Table_20_Contents">Optional</text:p>
          </table:table-cell>
        </table:table-row>
        <table:table-row>
          <table:table-cell table:style-name="addDocument.A2" office:value-type="string">
            <text:p text:style-name="Table_20_Contents">String uri</text:p>
          </table:table-cell>
          <table:table-cell table:style-name="addDocument.A2" office:value-type="string">
            <text:p text:style-name="Table_20_Contents">The location to add. If the location is an HTML page crawl the page and follow the links to further index documents until the recursive depth limit is reached. If the location is a folder, crawl the folder recursively indexing all compatible files in the folders and sub folders for up to the depth defined by the depth limit.</text:p>
          </table:table-cell>
          <table:table-cell table:style-name="addDocument.C2" office:value-type="string">
            <text:p text:style-name="Table_20_Contents">No</text:p>
          </table:table-cell>
        </table:table-row>
        <table:table-row>
          <table:table-cell table:style-name="addDocument.A2" office:value-type="string">
            <text:p text:style-name="Table_20_Contents">Int depth</text:p>
          </table:table-cell>
          <table:table-cell table:style-name="addDocument.A2" office:value-type="string">
            <text:p text:style-name="Table_20_Contents">Defines the depth of the recursive crawling or folder crawling that should be performed.</text:p>
          </table:table-cell>
          <table:table-cell table:style-name="addDocument.C2" office:value-type="string">
            <text:p text:style-name="Table_20_Contents">No</text:p>
          </table:table-cell>
        </table:table-row>
        <table:table-row>
          <table:table-cell table:style-name="addDocument.A2" office:value-type="string">
            <text:p text:style-name="Table_20_Contents">Boolean reindex</text:p>
          </table:table-cell>
          <table:table-cell table:style-name="addDocument.A2" office:value-type="string">
            <text:p text:style-name="Table_20_Contents">If true – overwrites old index folder</text:p>
            <text:p text:style-name="Table_20_Contents">If false – appends the new Documents found during indexing to the already exisiting index</text:p>
          </table:table-cell>
          <table:table-cell table:style-name="addDocument.C2" office:value-type="string">
            <text:p text:style-name="Table_20_Contents">No</text:p>
          </table:table-cell>
        </table:table-row>
        <table:table-row>
          <table:table-cell table:style-name="addDocument.A2" office:value-type="string">
            <text:p text:style-name="Table_20_Contents">Return value</text:p>
          </table:table-cell>
          <table:table-cell table:style-name="addDocument.A2" office:value-type="string">
            <text:p text:style-name="Table_20_Contents"/>
          </table:table-cell>
          <table:table-cell table:style-name="addDocument.C2" office:value-type="string">
            <text:p text:style-name="Table_20_Contents"/>
          </table:table-cell>
        </table:table-row>
        <table:table-row>
          <table:table-cell table:style-name="addDocument.A2" office:value-type="string">
            <text:p text:style-name="Table_20_Contents">void</text:p>
          </table:table-cell>
          <table:table-cell table:style-name="addDocument.A2" office:value-type="string">
            <text:p text:style-name="Table_20_Contents"/>
          </table:table-cell>
          <table:table-cell table:style-name="addDocument.C2" office:value-type="string">
            <text:p text:style-name="Table_20_Contents"/>
          </table:table-cell>
        </table:table-row>
      </table:table>
      <text:p text:style-name="Text_20_body"/>
      <text:h text:style-name="Heading_20_3" text:outline-level="3"><text:soft-page-break/>3.3.2 deleteDocument()</text:h>
      <text:p text:style-name="Text_20_body">Should allow to delete a document based either on the URI of the document, or the Lucene DocId of the document.</text:p>
      <table:table table:name="deleteDocument" table:style-name="deleteDocument">
        <table:table-column table:style-name="deleteDocument.A" table:number-columns-repeated="3"/>
        <table:table-row>
          <table:table-cell table:style-name="deleteDocument.A1" office:value-type="string">
            <text:p text:style-name="Table_20_Contents">Input parameters</text:p>
          </table:table-cell>
          <table:table-cell table:style-name="deleteDocument.A1" office:value-type="string">
            <text:p text:style-name="Table_20_Contents">Explanation</text:p>
          </table:table-cell>
          <table:table-cell table:style-name="deleteDocument.C1" office:value-type="string">
            <text:p text:style-name="Table_20_Contents">Optional</text:p>
          </table:table-cell>
        </table:table-row>
        <table:table-row>
          <table:table-cell table:style-name="deleteDocument.A2" office:value-type="string">
            <text:p text:style-name="Table_20_Contents">String URI</text:p>
          </table:table-cell>
          <table:table-cell table:style-name="deleteDocument.A2" office:value-type="string">
            <text:p text:style-name="Table_20_Contents">The URI of the document to delete</text:p>
          </table:table-cell>
          <table:table-cell table:style-name="deleteDocument.C2" office:value-type="string">
            <text:p text:style-name="Table_20_Contents">No, either this or docId has to be set.</text:p>
          </table:table-cell>
        </table:table-row>
        <table:table-row>
          <table:table-cell table:style-name="deleteDocument.A2" office:value-type="string">
            <text:p text:style-name="Table_20_Contents">Long docId</text:p>
          </table:table-cell>
          <table:table-cell table:style-name="deleteDocument.A2" office:value-type="string">
            <text:p text:style-name="Table_20_Contents">The lucene docId of the document to delete</text:p>
          </table:table-cell>
          <table:table-cell table:style-name="deleteDocument.C2" office:value-type="string">
            <text:p text:style-name="Table_20_Contents">No either this or URI has to be set.</text:p>
          </table:table-cell>
        </table:table-row>
        <table:table-row>
          <table:table-cell table:style-name="deleteDocument.A2" office:value-type="string">
            <text:p text:style-name="Table_20_Contents">Return value</text:p>
          </table:table-cell>
          <table:table-cell table:style-name="deleteDocument.A2" office:value-type="string">
            <text:p text:style-name="Table_20_Contents"/>
          </table:table-cell>
          <table:table-cell table:style-name="deleteDocument.C2" office:value-type="string">
            <text:p text:style-name="Table_20_Contents"/>
          </table:table-cell>
        </table:table-row>
        <table:table-row>
          <table:table-cell table:style-name="deleteDocument.A2" office:value-type="string">
            <text:p text:style-name="Table_20_Contents">void</text:p>
          </table:table-cell>
          <table:table-cell table:style-name="deleteDocument.A2" office:value-type="string">
            <text:p text:style-name="Table_20_Contents"/>
          </table:table-cell>
          <table:table-cell table:style-name="deleteDocument.C2" office:value-type="string">
            <text:p text:style-name="Table_20_Contents"/>
          </table:table-cell>
        </table:table-row>
      </table:table>
      <text:p text:style-name="Standard"/>
      <text:h text:style-name="Heading_20_3" text:outline-level="3">3.3.3 doSearch()</text:h>
      <text:p text:style-name="Text_20_body"><text:tab/></text:p>
      <table:table table:name="Table1" table:style-name="Table1">
        <table:table-column table:style-name="Table1.A" table:number-columns-repeated="3"/>
        <table:table-row>
          <table:table-cell table:style-name="Table1.A1" office:value-type="string">
            <text:p text:style-name="Table_20_Contents">Input parameter</text:p>
          </table:table-cell>
          <table:table-cell table:style-name="Table1.A1" office:value-type="string">
            <text:p text:style-name="Table_20_Contents">Explanation</text:p>
          </table:table-cell>
          <table:table-cell table:style-name="Table1.C1" office:value-type="string">
            <text:p text:style-name="Table_20_Contents">Optional</text:p>
          </table:table-cell>
        </table:table-row>
        <table:table-row>
          <table:table-cell table:style-name="Table1.A2" office:value-type="string">
            <text:p text:style-name="Table_20_Contents"><text:span text:style-name="T13">SearchObject</text:span> search</text:p>
          </table:table-cell>
          <table:table-cell table:style-name="Table1.A2" office:value-type="string">
            <text:p text:style-name="Table_20_Contents">The object represents a search request. It contain which lucene field want search, topic from knowledgebase and the searching value.</text:p>
          </table:table-cell>
          <table:table-cell table:style-name="Table1.C2" office:value-type="string">
            <text:p text:style-name="Table_20_Contents">No</text:p>
          </table:table-cell>
        </table:table-row>
        <table:table-row>
          <table:table-cell table:style-name="Table1.A2" office:value-type="string">
            <text:p text:style-name="Table_20_Contents">SearchConfig config</text:p>
            <text:list xml:id="list1756871060" text:style-name="L5">
              <text:list-item>
                <text:p text:style-name="P129">boolean fuzzySearch</text:p>
              </text:list-item>
              <text:list-item>
                <text:p text:style-name="P129">int maxNumberOfHits</text:p>
              </text:list-item>
              <text:list-item>
                <text:p text:style-name="P129">double resultThreshold</text:p>
              </text:list-item>
            </text:list>
          </table:table-cell>
          <table:table-cell table:style-name="Table1.A2" office:value-type="string">
            <text:p text:style-name="Table_20_Contents">Configure the search engine with</text:p>
            <text:list xml:id="list144586435" text:style-name="L6">
              <text:list-item>
                <text:p text:style-name="P130">True only if we want the query against the lucene to be done as a FuzzyQuery</text:p>
              </text:list-item>
              <text:list-item>
                <text:p text:style-name="P130">Set the max number of the hits.</text:p>
              </text:list-item>
              <text:list-item>
                <text:p text:style-name="P51">At which weight above <text:s/>interest the result</text:p>
              </text:list-item>
            </text:list>
          </table:table-cell>
          <table:table-cell table:style-name="Table1.C2" office:value-type="string">
            <text:p text:style-name="Table_20_Contents">No.</text:p>
          </table:table-cell>
        </table:table-row>
        <table:table-row>
          <table:table-cell table:style-name="Table1.A2" office:value-type="string">
            <text:p text:style-name="Table_20_Contents">Return Value</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A Lucene hits object</text:p>
          </table:table-cell>
          <table:table-cell table:style-name="Table1.A2" office:value-type="string">
            <text:p text:style-name="Table_20_Contents">For now, for big datasets should implement the HitCollator to allow paging through hits and not having to read through more than a 100 documents at the time. </text:p>
          </table:table-cell>
          <table:table-cell table:style-name="Table1.C2" office:value-type="string">
            <text:p text:style-name="Table_20_Contents"/>
          </table:table-cell>
        </table:table-row>
      </table:table>
      <text:p text:style-name="Text_20_body"><text:soft-page-break/></text:p>
      <text:p text:style-name="Text_20_body">Perform a search against the Lucene index, performing necessary parsing of the string passed in to perform the correct type of Lucene query. Should support all Lucene QueryTypes but also PostfixQuery (This is done by indexing the content both front to back and back to front and then performing a PrefixQuery on the reverse index field of the index). If a SearchObject contains Topics, build the query from them too.</text:p>
      <text:p text:style-name="Text_20_body"/>
      <text:h text:style-name="Heading_20_2" text:outline-level="2">3.4 CompassInterfaceImpl</text:h>
      <text:h text:style-name="Heading_20_3" text:outline-level="3">3.4.1 search()</text:h>
      <text:p text:style-name="Text_20_body"/>
      <table:table table:name="Table3" table:style-name="Table3">
        <table:table-column table:style-name="Table3.A" table:number-columns-repeated="3"/>
        <table:table-row>
          <table:table-cell table:style-name="Table3.A1" office:value-type="string">
            <text:p text:style-name="Table_20_Contents">Input parameters</text:p>
          </table:table-cell>
          <table:table-cell table:style-name="Table3.A1" office:value-type="string">
            <text:p text:style-name="Table_20_Contents">Explanation</text:p>
          </table:table-cell>
          <table:table-cell table:style-name="Table3.C1" office:value-type="string">
            <text:p text:style-name="Table_20_Contents">Optional</text:p>
          </table:table-cell>
        </table:table-row>
        <table:table-row>
          <table:table-cell table:style-name="Table3.A2" office:value-type="string">
            <text:p text:style-name="Table_20_Contents">SearchObject</text:p>
          </table:table-cell>
          <table:table-cell table:style-name="Table3.A2" office:value-type="string">
            <text:p text:style-name="Table_20_Contents">Define the search terms and fields</text:p>
          </table:table-cell>
          <table:table-cell table:style-name="Table3.C2" office:value-type="string">
            <text:p text:style-name="Table_20_Contents">No</text:p>
          </table:table-cell>
        </table:table-row>
        <table:table-row>
          <table:table-cell table:style-name="Table3.A2" office:value-type="string">
            <text:p text:style-name="Table_20_Contents">SearchConfig</text:p>
          </table:table-cell>
          <table:table-cell table:style-name="Table3.A2" office:value-type="string">
            <text:p text:style-name="Table_20_Contents">Define searching options</text:p>
          </table:table-cell>
          <table:table-cell table:style-name="Table3.C2" office:value-type="string">
            <text:p text:style-name="Table_20_Contents">No</text:p>
          </table:table-cell>
        </table:table-row>
        <table:table-row>
          <table:table-cell table:style-name="Table3.A2" office:value-type="string">
            <text:p text:style-name="Table_20_Contents">List&lt;KnowledgeBaseDescriptor&gt;</text:p>
          </table:table-cell>
          <table:table-cell table:style-name="Table3.A2" office:value-type="string">
            <text:p text:style-name="Table_20_Contents">Define which knowledge bases like to use.</text:p>
          </table:table-cell>
          <table:table-cell table:style-name="Table3.C2" office:value-type="string">
            <text:p text:style-name="Table_20_Contents">No</text:p>
          </table:table-cell>
        </table:table-row>
        <table:table-row>
          <table:table-cell table:style-name="Table3.A2" office:value-type="string">
            <text:p text:style-name="Table_20_Contents">Return value</text:p>
          </table:table-cell>
          <table:table-cell table:style-name="Table3.A2" office:value-type="string">
            <text:p text:style-name="Table_20_Contents"/>
          </table:table-cell>
          <table:table-cell table:style-name="Table3.C2" office:value-type="string">
            <text:p text:style-name="Table_20_Contents"/>
          </table:table-cell>
        </table:table-row>
        <table:table-row>
          <table:table-cell table:style-name="Table3.A2" office:value-type="string">
            <text:p text:style-name="Table_20_Contents">ResultContainer result</text:p>
          </table:table-cell>
          <table:table-cell table:style-name="Table3.A2" office:value-type="string">
            <text:p text:style-name="Table_20_Contents"/>
          </table:table-cell>
          <table:table-cell table:style-name="Table3.C2" office:value-type="string">
            <text:p text:style-name="Table_20_Contents"/>
          </table:table-cell>
        </table:table-row>
      </table:table>
      <text:p text:style-name="Text_20_body"/>
      <text:p text:style-name="Text_20_body">This method first fill up the search config object's members with them default value's if doesn't set. After that stem all words in the search object. In the third step get topic extensions form the knowledge base store <text:bookmark-ref text:reference-format="text" text:ref-name="__RefHeading__3277_887573061">Hiba: A hivatkozás forrása nem található</text:bookmark-ref> and <text:bookmark-ref text:reference-format="text" text:ref-name="__RefHeading__3279_887573061">Hiba: A hivatkozás forrása nem található</text:bookmark-ref>. In the last step call the FullTextSearchInterface's <text:bookmark-ref text:reference-format="text" text:ref-name="__RefHeading__34240902">2.2.1 doSearch(FulltextQuery, FullTextTopicQuery)</text:bookmark-ref> method and return its result.</text:p>
      <text:p text:style-name="Text_20_body"/>
      <text:h text:style-name="Heading_20_3" text:outline-level="3">3.4.2 getDefaultSearchFields()</text:h>
      <text:p text:style-name="Text_20_body"/>
      <table:table table:name="Table34" table:style-name="Table34">
        <table:table-column table:style-name="Table34.A" table:number-columns-repeated="3"/>
        <table:table-row>
          <table:table-cell table:style-name="Table34.A1" office:value-type="string">
            <text:p text:style-name="Table_20_Contents">Input parameters</text:p>
          </table:table-cell>
          <table:table-cell table:style-name="Table34.A1" office:value-type="string">
            <text:p text:style-name="Table_20_Contents">Explanation</text:p>
          </table:table-cell>
          <table:table-cell table:style-name="Table34.C1" office:value-type="string">
            <text:p text:style-name="Table_20_Contents">Optional</text:p>
          </table:table-cell>
        </table:table-row>
        <table:table-row>
          <table:table-cell table:style-name="Table34.A2" office:value-type="string">
            <text:p text:style-name="Table_20_Contents">Return value</text:p>
          </table:table-cell>
          <table:table-cell table:style-name="Table34.A2" office:value-type="string">
            <text:p text:style-name="Table_20_Contents"/>
          </table:table-cell>
          <table:table-cell table:style-name="Table34.C2" office:value-type="string">
            <text:p text:style-name="Table_20_Contents"/>
          </table:table-cell>
        </table:table-row>
        <table:table-row>
          <table:table-cell table:style-name="Table34.A2" office:value-type="string">
            <text:p text:style-name="Table_20_Contents">List&lt;SearchField&gt;</text:p>
          </table:table-cell>
          <table:table-cell table:style-name="Table34.A2" office:value-type="string">
            <text:p text:style-name="Table_20_Contents">Return with the default search <text:soft-page-break/>fields</text:p>
          </table:table-cell>
          <table:table-cell table:style-name="Table34.C2" office:value-type="string">
            <text:p text:style-name="Table_20_Contents"/>
          </table:table-cell>
        </table:table-row>
      </table:table>
      <text:h text:style-name="Heading_20_3" text:outline-level="3">3.4.3 getAvailableSearchFields()</text:h>
      <text:p text:style-name="Text_20_body"/>
      <table:table table:name="Table33" table:style-name="Table33">
        <table:table-column table:style-name="Table33.A" table:number-columns-repeated="3"/>
        <table:table-row>
          <table:table-cell table:style-name="Table33.A1" office:value-type="string">
            <text:p text:style-name="Table_20_Contents">Input parameters</text:p>
          </table:table-cell>
          <table:table-cell table:style-name="Table33.A1" office:value-type="string">
            <text:p text:style-name="Table_20_Contents">Explanation</text:p>
          </table:table-cell>
          <table:table-cell table:style-name="Table33.C1" office:value-type="string">
            <text:p text:style-name="Table_20_Contents">Optional</text:p>
          </table:table-cell>
        </table:table-row>
        <table:table-row>
          <table:table-cell table:style-name="Table33.A2" office:value-type="string">
            <text:p text:style-name="Table_20_Contents">Return value</text:p>
          </table:table-cell>
          <table:table-cell table:style-name="Table33.A2" office:value-type="string">
            <text:p text:style-name="Table_20_Contents"/>
          </table:table-cell>
          <table:table-cell table:style-name="Table33.C2" office:value-type="string">
            <text:p text:style-name="Table_20_Contents"/>
          </table:table-cell>
        </table:table-row>
        <table:table-row>
          <table:table-cell table:style-name="Table33.A2" office:value-type="string">
            <text:p text:style-name="Table_20_Contents">List&lt;SearchField&gt;</text:p>
          </table:table-cell>
          <table:table-cell table:style-name="Table33.A2" office:value-type="string">
            <text:p text:style-name="Table_20_Contents">Return with all available search fields</text:p>
          </table:table-cell>
          <table:table-cell table:style-name="Table33.C2" office:value-type="string">
            <text:p text:style-name="Table_20_Contents"/>
          </table:table-cell>
        </table:table-row>
      </table:table>
      <text:p text:style-name="Standard"/>
      <text:h text:style-name="Heading_20_3" text:outline-level="3">3.4.4 listKnowledgeBases()</text:h>
      <text:p text:style-name="Text_20_body"/>
      <table:table table:name="Table46" table:style-name="Table46">
        <table:table-column table:style-name="Table46.A" table:number-columns-repeated="3"/>
        <table:table-row>
          <table:table-cell table:style-name="Table46.A1" office:value-type="string">
            <text:p text:style-name="Table_20_Contents">Input parameters</text:p>
          </table:table-cell>
          <table:table-cell table:style-name="Table46.A1" office:value-type="string">
            <text:p text:style-name="Table_20_Contents">Explanation</text:p>
          </table:table-cell>
          <table:table-cell table:style-name="Table46.C1" office:value-type="string">
            <text:p text:style-name="Table_20_Contents">Optional</text:p>
          </table:table-cell>
        </table:table-row>
        <table:table-row>
          <table:table-cell table:style-name="Table46.A2" office:value-type="string">
            <text:p text:style-name="Table_20_Contents">Return value</text:p>
          </table:table-cell>
          <table:table-cell table:style-name="Table46.A2" office:value-type="string">
            <text:p text:style-name="Table_20_Contents"/>
          </table:table-cell>
          <table:table-cell table:style-name="Table46.C2" office:value-type="string">
            <text:p text:style-name="Table_20_Contents"/>
          </table:table-cell>
        </table:table-row>
        <table:table-row>
          <table:table-cell table:style-name="Table46.A2" office:value-type="string">
            <text:p text:style-name="Table_20_Contents">List&lt;KnowledgeBaseDescriptor&gt;</text:p>
          </table:table-cell>
          <table:table-cell table:style-name="Table46.A2" office:value-type="string">
            <text:p text:style-name="Table_20_Contents">Return with all stored knowledge bases.</text:p>
          </table:table-cell>
          <table:table-cell table:style-name="Table46.C2" office:value-type="string">
            <text:p text:style-name="Table_20_Contents"/>
          </table:table-cell>
        </table:table-row>
      </table:table>
      <text:p text:style-name="Standard"/>
      <text:h text:style-name="Heading_20_3" text:outline-level="3">3.4.5 getAvailableUploadTypes()</text:h>
      <text:p text:style-name="Text_20_body"/>
      <table:table table:name="Table47" table:style-name="Table47">
        <table:table-column table:style-name="Table47.A" table:number-columns-repeated="3"/>
        <table:table-row>
          <table:table-cell table:style-name="Table47.A1" office:value-type="string">
            <text:p text:style-name="Table_20_Contents">Input parameters</text:p>
          </table:table-cell>
          <table:table-cell table:style-name="Table47.A1" office:value-type="string">
            <text:p text:style-name="Table_20_Contents">Explanation</text:p>
          </table:table-cell>
          <table:table-cell table:style-name="Table47.C1" office:value-type="string">
            <text:p text:style-name="Table_20_Contents">Optional</text:p>
          </table:table-cell>
        </table:table-row>
        <table:table-row>
          <table:table-cell table:style-name="Table47.A2" office:value-type="string">
            <text:p text:style-name="Table_20_Contents">Return value</text:p>
          </table:table-cell>
          <table:table-cell table:style-name="Table47.A2" office:value-type="string">
            <text:p text:style-name="Table_20_Contents"/>
          </table:table-cell>
          <table:table-cell table:style-name="Table47.C2" office:value-type="string">
            <text:p text:style-name="Table_20_Contents"/>
          </table:table-cell>
        </table:table-row>
        <table:table-row>
          <table:table-cell table:style-name="Table47.A2" office:value-type="string">
            <text:p text:style-name="Table_20_Contents">Set&lt;String&gt;</text:p>
          </table:table-cell>
          <table:table-cell table:style-name="Table47.A2" office:value-type="string">
            <text:p text:style-name="Table_20_Contents">Return with all available upload types.</text:p>
          </table:table-cell>
          <table:table-cell table:style-name="Table47.C2" office:value-type="string">
            <text:p text:style-name="Table_20_Contents"/>
          </table:table-cell>
        </table:table-row>
      </table:table>
      <text:p text:style-name="Standard"/>
      <text:h text:style-name="Heading_20_3" text:outline-level="3">3.4.6 uploadKnowledgeBase()</text:h>
      <text:p text:style-name="Text_20_body"/>
      <table:table table:name="Table36" table:style-name="Table36">
        <table:table-column table:style-name="Table36.A" table:number-columns-repeated="3"/>
        <table:table-row>
          <table:table-cell table:style-name="Table36.A1" office:value-type="string">
            <text:p text:style-name="Table_20_Contents">Input parameters</text:p>
          </table:table-cell>
          <table:table-cell table:style-name="Table36.A1" office:value-type="string">
            <text:p text:style-name="Table_20_Contents">Explanation</text:p>
          </table:table-cell>
          <table:table-cell table:style-name="Table36.C1" office:value-type="string">
            <text:p text:style-name="Table_20_Contents">Optional</text:p>
          </table:table-cell>
        </table:table-row>
        <table:table-row>
          <table:table-cell table:style-name="Table36.A2" office:value-type="string">
            <text:p text:style-name="Table_20_Contents">File file</text:p>
          </table:table-cell>
          <table:table-cell table:style-name="Table36.A2" office:value-type="string">
            <text:p text:style-name="Table_20_Contents">The file which we want to import.</text:p>
          </table:table-cell>
          <table:table-cell table:style-name="Table36.C2" office:value-type="string">
            <text:p text:style-name="Table_20_Contents">No</text:p>
          </table:table-cell>
        </table:table-row>
        <table:table-row>
          <table:table-cell table:style-name="Table36.A2" office:value-type="string">
            <text:p text:style-name="Table_20_Contents">String type</text:p>
          </table:table-cell>
          <table:table-cell table:style-name="Table36.A2" office:value-type="string">
            <text:p text:style-name="Table_20_Contents">Define the file type</text:p>
          </table:table-cell>
          <table:table-cell table:style-name="Table36.C2" office:value-type="string">
            <text:p text:style-name="Table_20_Contents">No</text:p>
          </table:table-cell>
        </table:table-row>
        <table:table-row>
          <table:table-cell table:style-name="Table36.A2" office:value-type="string">
            <text:p text:style-name="Table_20_Contents">KnowledgeBaseDescriptor</text:p>
          </table:table-cell>
          <table:table-cell table:style-name="Table36.A2" office:value-type="string">
            <text:p text:style-name="Table_20_Contents">Define the knowledge base name <text:soft-page-break/>and description.</text:p>
          </table:table-cell>
          <table:table-cell table:style-name="Table36.C2" office:value-type="string">
            <text:p text:style-name="Table_20_Contents">No</text:p>
          </table:table-cell>
        </table:table-row>
        <table:table-row>
          <table:table-cell table:style-name="Table36.A2" office:value-type="string">
            <text:p text:style-name="Table_20_Contents">Return value</text:p>
          </table:table-cell>
          <table:table-cell table:style-name="Table36.A2" office:value-type="string">
            <text:p text:style-name="Table_20_Contents"/>
          </table:table-cell>
          <table:table-cell table:style-name="Table36.C2" office:value-type="string">
            <text:p text:style-name="Table_20_Contents"/>
          </table:table-cell>
        </table:table-row>
        <table:table-row>
          <table:table-cell table:style-name="Table36.A2" office:value-type="string">
            <text:p text:style-name="Table_20_Contents">boolean</text:p>
          </table:table-cell>
          <table:table-cell table:style-name="Table36.A2" office:value-type="string">
            <text:p text:style-name="Table_20_Contents"/>
          </table:table-cell>
          <table:table-cell table:style-name="Table36.C2" office:value-type="string">
            <text:p text:style-name="Table_20_Contents"/>
          </table:table-cell>
        </table:table-row>
      </table:table>
      <text:p text:style-name="Standard"/>
      <text:h text:style-name="Heading_20_3" text:outline-level="3">3.4.7 getImportedScopes()</text:h>
      <text:p text:style-name="Text_20_body"/>
      <table:table table:name="Table43" table:style-name="Table43">
        <table:table-column table:style-name="Table43.A" table:number-columns-repeated="3"/>
        <table:table-row>
          <table:table-cell table:style-name="Table43.A1" office:value-type="string">
            <text:p text:style-name="Table_20_Contents">Input parameters</text:p>
          </table:table-cell>
          <table:table-cell table:style-name="Table43.A1" office:value-type="string">
            <text:p text:style-name="Table_20_Contents">Explanation</text:p>
          </table:table-cell>
          <table:table-cell table:style-name="Table43.C1" office:value-type="string">
            <text:p text:style-name="Table_20_Contents">Optional</text:p>
          </table:table-cell>
        </table:table-row>
        <table:table-row>
          <table:table-cell table:style-name="Table43.A2" office:value-type="string">
            <text:p text:style-name="Table_20_Contents">Return value</text:p>
          </table:table-cell>
          <table:table-cell table:style-name="Table43.A2" office:value-type="string">
            <text:p text:style-name="Table_20_Contents"/>
          </table:table-cell>
          <table:table-cell table:style-name="Table43.C2" office:value-type="string">
            <text:p text:style-name="Table_20_Contents"/>
          </table:table-cell>
        </table:table-row>
        <table:table-row>
          <table:table-cell table:style-name="Table43.A2" office:value-type="string">
            <text:p text:style-name="Table_20_Contents">Set&lt;Scope&gt;</text:p>
          </table:table-cell>
          <table:table-cell table:style-name="Table43.A2" office:value-type="string">
            <text:p text:style-name="Table_20_Contents">Return with the imported knowledge base's scopes.</text:p>
          </table:table-cell>
          <table:table-cell table:style-name="Table43.C2" office:value-type="string">
            <text:p text:style-name="Table_20_Contents"/>
          </table:table-cell>
        </table:table-row>
      </table:table>
      <text:p text:style-name="Standard"/>
      <text:h text:style-name="Heading_20_3" text:outline-level="3">3.4.8 startImportKBProcess()</text:h>
      <text:p text:style-name="Text_20_body"/>
      <table:table table:name="Table44" table:style-name="Table44">
        <table:table-column table:style-name="Table44.A" table:number-columns-repeated="3"/>
        <table:table-row>
          <table:table-cell table:style-name="Table44.A1" office:value-type="string">
            <text:p text:style-name="Table_20_Contents">Input parameters</text:p>
          </table:table-cell>
          <table:table-cell table:style-name="Table44.A1" office:value-type="string">
            <text:p text:style-name="Table_20_Contents">Explanation</text:p>
          </table:table-cell>
          <table:table-cell table:style-name="Table44.C1" office:value-type="string">
            <text:p text:style-name="Table_20_Contents">Optional</text:p>
          </table:table-cell>
        </table:table-row>
        <table:table-row>
          <table:table-cell table:style-name="Table44.A2" office:value-type="string">
            <text:p text:style-name="Table_20_Contents">Set&lt;Scope&gt;</text:p>
          </table:table-cell>
          <table:table-cell table:style-name="Table44.A2" office:value-type="string">
            <text:p text:style-name="Table_20_Contents">The set of the scopes which we want to save.</text:p>
          </table:table-cell>
          <table:table-cell table:style-name="Table44.C2" office:value-type="string">
            <text:p text:style-name="Table_20_Contents">No</text:p>
          </table:table-cell>
        </table:table-row>
        <table:table-row>
          <table:table-cell table:style-name="Table44.A2" office:value-type="string">
            <text:p text:style-name="Table_20_Contents">Return value</text:p>
          </table:table-cell>
          <table:table-cell table:style-name="Table44.A2" office:value-type="string">
            <text:p text:style-name="Table_20_Contents"/>
          </table:table-cell>
          <table:table-cell table:style-name="Table44.C2" office:value-type="string">
            <text:p text:style-name="Table_20_Contents"/>
          </table:table-cell>
        </table:table-row>
        <table:table-row>
          <table:table-cell table:style-name="Table44.A2" office:value-type="string">
            <text:p text:style-name="Table_20_Contents">void</text:p>
          </table:table-cell>
          <table:table-cell table:style-name="Table44.A2" office:value-type="string">
            <text:p text:style-name="Table_20_Contents"/>
          </table:table-cell>
          <table:table-cell table:style-name="Table44.C2" office:value-type="string">
            <text:p text:style-name="Table_20_Contents"/>
          </table:table-cell>
        </table:table-row>
      </table:table>
      <text:p text:style-name="Standard"/>
      <text:h text:style-name="Heading_20_3" text:outline-level="3">3.4.9 getRelationTypesInImportedKnowledgeBase()</text:h>
      <text:p text:style-name="Text_20_body"/>
      <table:table table:name="Table45" table:style-name="Table45">
        <table:table-column table:style-name="Table45.A" table:number-columns-repeated="3"/>
        <table:table-row>
          <table:table-cell table:style-name="Table45.A1" office:value-type="string">
            <text:p text:style-name="Table_20_Contents">Input parameters</text:p>
          </table:table-cell>
          <table:table-cell table:style-name="Table45.A1" office:value-type="string">
            <text:p text:style-name="Table_20_Contents">Explanation</text:p>
          </table:table-cell>
          <table:table-cell table:style-name="Table45.C1" office:value-type="string">
            <text:p text:style-name="Table_20_Contents">Optional</text:p>
          </table:table-cell>
        </table:table-row>
        <table:table-row>
          <table:table-cell table:style-name="Table45.A2" office:value-type="string">
            <text:p text:style-name="Table_20_Contents">Return value</text:p>
          </table:table-cell>
          <table:table-cell table:style-name="Table45.A2" office:value-type="string">
            <text:p text:style-name="Table_20_Contents"/>
          </table:table-cell>
          <table:table-cell table:style-name="Table45.C2" office:value-type="string">
            <text:p text:style-name="Table_20_Contents"/>
          </table:table-cell>
        </table:table-row>
        <table:table-row>
          <table:table-cell table:style-name="Table45.A2" office:value-type="string">
            <text:p text:style-name="Table_20_Contents">Set&lt;RelationType&gt;</text:p>
          </table:table-cell>
          <table:table-cell table:style-name="Table45.A2" office:value-type="string">
            <text:p text:style-name="Table_20_Contents">Return with relation types in the imported file and if the knowledge base exist in the store then the set contains the old relation types to.</text:p>
          </table:table-cell>
          <table:table-cell table:style-name="Table45.C2" office:value-type="string">
            <text:p text:style-name="Table_20_Contents"/>
          </table:table-cell>
        </table:table-row>
      </table:table>
      <text:p text:style-name="Standard"/>
      <text:h text:style-name="Heading_20_3" text:outline-level="3"><text:soft-page-break/>3.4.10 storeImportedKnowledgeBase()</text:h>
      <text:p text:style-name="Text_20_body"/>
      <table:table table:name="Table48" table:style-name="Table48">
        <table:table-column table:style-name="Table48.A" table:number-columns-repeated="3"/>
        <table:table-row>
          <table:table-cell table:style-name="Table48.A1" office:value-type="string">
            <text:p text:style-name="Table_20_Contents">Input parameters</text:p>
          </table:table-cell>
          <table:table-cell table:style-name="Table48.A1" office:value-type="string">
            <text:p text:style-name="Table_20_Contents">Explanation</text:p>
          </table:table-cell>
          <table:table-cell table:style-name="Table48.C1" office:value-type="string">
            <text:p text:style-name="Table_20_Contents">Optional</text:p>
          </table:table-cell>
        </table:table-row>
        <table:table-row>
          <table:table-cell table:style-name="Table48.A2" office:value-type="string">
            <text:p text:style-name="Table_20_Contents">Set&lt;RelationType&gt;</text:p>
          </table:table-cell>
          <table:table-cell table:style-name="Table48.A2" office:value-type="string">
            <text:p text:style-name="Table_20_Contents">The knowledge base will be save with these relation types.</text:p>
          </table:table-cell>
          <table:table-cell table:style-name="Table48.C2" office:value-type="string">
            <text:p text:style-name="Table_20_Contents">No</text:p>
          </table:table-cell>
        </table:table-row>
        <table:table-row>
          <table:table-cell table:style-name="Table48.A2" office:value-type="string">
            <text:p text:style-name="Table_20_Contents">Return value</text:p>
          </table:table-cell>
          <table:table-cell table:style-name="Table48.A2" office:value-type="string">
            <text:p text:style-name="Table_20_Contents"/>
          </table:table-cell>
          <table:table-cell table:style-name="Table48.C2" office:value-type="string">
            <text:p text:style-name="Table_20_Contents"/>
          </table:table-cell>
        </table:table-row>
        <table:table-row>
          <table:table-cell table:style-name="Table48.A2" office:value-type="string">
            <text:p text:style-name="Table_20_Contents">void</text:p>
          </table:table-cell>
          <table:table-cell table:style-name="Table48.A2" office:value-type="string">
            <text:p text:style-name="Table_20_Contents"/>
          </table:table-cell>
          <table:table-cell table:style-name="Table48.C2" office:value-type="string">
            <text:p text:style-name="Table_20_Contents"/>
          </table:table-cell>
        </table:table-row>
      </table:table>
      <text:p text:style-name="Standard"/>
      <text:h text:style-name="Heading_20_3" text:outline-level="3">3.4.11 getRelationTypes()</text:h>
      <text:p text:style-name="Text_20_body"/>
      <table:table table:name="Table49" table:style-name="Table49">
        <table:table-column table:style-name="Table49.A" table:number-columns-repeated="3"/>
        <table:table-row>
          <table:table-cell table:style-name="Table49.A1" office:value-type="string">
            <text:p text:style-name="Table_20_Contents">Input parameters</text:p>
          </table:table-cell>
          <table:table-cell table:style-name="Table49.A1" office:value-type="string">
            <text:p text:style-name="Table_20_Contents">Explanation</text:p>
          </table:table-cell>
          <table:table-cell table:style-name="Table49.C1" office:value-type="string">
            <text:p text:style-name="Table_20_Contents">Optional</text:p>
          </table:table-cell>
        </table:table-row>
        <table:table-row>
          <table:table-cell table:style-name="Table49.A2" office:value-type="string">
            <text:p text:style-name="Table_20_Contents">KnowledgeBaseDescriptor</text:p>
          </table:table-cell>
          <table:table-cell table:style-name="Table49.A2" office:value-type="string">
            <text:p text:style-name="Table_20_Contents">Define the knowledge base.</text:p>
          </table:table-cell>
          <table:table-cell table:style-name="Table49.C2" office:value-type="string">
            <text:p text:style-name="Table_20_Contents">No</text:p>
          </table:table-cell>
        </table:table-row>
        <table:table-row>
          <table:table-cell table:style-name="Table49.A2" office:value-type="string">
            <text:p text:style-name="Table_20_Contents">Return value</text:p>
          </table:table-cell>
          <table:table-cell table:style-name="Table49.A2" office:value-type="string">
            <text:p text:style-name="Table_20_Contents"/>
          </table:table-cell>
          <table:table-cell table:style-name="Table49.C2" office:value-type="string">
            <text:p text:style-name="Table_20_Contents"/>
          </table:table-cell>
        </table:table-row>
        <table:table-row>
          <table:table-cell table:style-name="Table49.A2" office:value-type="string">
            <text:p text:style-name="Table_20_Contents">Set&lt;RelationType&gt;</text:p>
          </table:table-cell>
          <table:table-cell table:style-name="Table49.A2" office:value-type="string">
            <text:p text:style-name="Table_20_Contents">Return with the relation types in the stored knowledge base.</text:p>
          </table:table-cell>
          <table:table-cell table:style-name="Table49.C2" office:value-type="string">
            <text:p text:style-name="Table_20_Contents"/>
          </table:table-cell>
        </table:table-row>
      </table:table>
      <text:p text:style-name="Standard"/>
      <text:h text:style-name="Heading_20_3" text:outline-level="3">3.4.12 updateRelationTypes()</text:h>
      <text:p text:style-name="Text_20_body"/>
      <table:table table:name="Table50" table:style-name="Table50">
        <table:table-column table:style-name="Table50.A" table:number-columns-repeated="3"/>
        <table:table-row>
          <table:table-cell table:style-name="Table50.A1" office:value-type="string">
            <text:p text:style-name="Table_20_Contents">Input parameters</text:p>
          </table:table-cell>
          <table:table-cell table:style-name="Table50.A1" office:value-type="string">
            <text:p text:style-name="Table_20_Contents">Explanation</text:p>
          </table:table-cell>
          <table:table-cell table:style-name="Table50.C1" office:value-type="string">
            <text:p text:style-name="Table_20_Contents">Optional</text:p>
          </table:table-cell>
        </table:table-row>
        <table:table-row>
          <table:table-cell table:style-name="Table50.A2" office:value-type="string">
            <text:p text:style-name="Table_20_Contents">Set&lt;RelationType&gt;</text:p>
          </table:table-cell>
          <table:table-cell table:style-name="Table50.A2" office:value-type="string">
            <text:p text:style-name="Table_20_Contents">The modified relation types.</text:p>
          </table:table-cell>
          <table:table-cell table:style-name="Table50.C2" office:value-type="string">
            <text:p text:style-name="Table_20_Contents">No</text:p>
          </table:table-cell>
        </table:table-row>
        <table:table-row>
          <table:table-cell table:style-name="Table50.A2" office:value-type="string">
            <text:p text:style-name="Table_20_Contents">KnowledgeBaseDescriptor</text:p>
          </table:table-cell>
          <table:table-cell table:style-name="Table50.A2" office:value-type="string">
            <text:p text:style-name="Table_20_Contents">Define the knowledge base.</text:p>
          </table:table-cell>
          <table:table-cell table:style-name="Table50.C2" office:value-type="string">
            <text:p text:style-name="Table_20_Contents">No</text:p>
          </table:table-cell>
        </table:table-row>
        <table:table-row>
          <table:table-cell table:style-name="Table50.A2" office:value-type="string">
            <text:p text:style-name="Table_20_Contents">Return value</text:p>
          </table:table-cell>
          <table:table-cell table:style-name="Table50.A2" office:value-type="string">
            <text:p text:style-name="Table_20_Contents"/>
          </table:table-cell>
          <table:table-cell table:style-name="Table50.C2" office:value-type="string">
            <text:p text:style-name="Table_20_Contents"/>
          </table:table-cell>
        </table:table-row>
        <table:table-row>
          <table:table-cell table:style-name="Table50.A2" office:value-type="string">
            <text:p text:style-name="Table_20_Contents">void</text:p>
          </table:table-cell>
          <table:table-cell table:style-name="Table50.A2" office:value-type="string">
            <text:p text:style-name="Table_20_Contents"/>
          </table:table-cell>
          <table:table-cell table:style-name="Table50.C2" office:value-type="string">
            <text:p text:style-name="Table_20_Contents"/>
          </table:table-cell>
        </table:table-row>
      </table:table>
      <text:p text:style-name="Standard"/>
      <text:h text:style-name="P119" text:outline-level="2">3.5 LanguageToolsInterfaceImpl</text:h>
      <text:h text:style-name="Heading_20_3" text:outline-level="3">3.5.1 getStem(s)()</text:h>
      <table:table table:name="Table4" table:style-name="Table4">
        <table:table-column table:style-name="Table4.A" table:number-columns-repeated="3"/>
        <table:table-row>
          <table:table-cell table:style-name="Table4.A1" office:value-type="string">
            <text:p text:style-name="Table_20_Contents">Input parameter</text:p>
          </table:table-cell>
          <table:table-cell table:style-name="Table4.A1" office:value-type="string">
            <text:p text:style-name="Table_20_Contents">Explanation</text:p>
          </table:table-cell>
          <table:table-cell table:style-name="Table4.C1" office:value-type="string">
            <text:p text:style-name="Table_20_Contents">Optional</text:p>
          </table:table-cell>
        </table:table-row>
        <table:table-row>
          <table:table-cell table:style-name="Table4.A2" office:value-type="string">
            <text:p text:style-name="Table_20_Contents">String word</text:p>
          </table:table-cell>
          <table:table-cell table:style-name="Table4.A2" office:value-type="string">
            <text:p text:style-name="Table_20_Contents">The word to be stemmed</text:p>
          </table:table-cell>
          <table:table-cell table:style-name="Table4.C2" office:value-type="string">
            <text:p text:style-name="Table_20_Contents">No</text:p>
          </table:table-cell>
        </table:table-row>
        <table:table-row>
          <table:table-cell table:style-name="Table4.A2" office:value-type="string">
            <text:p text:style-name="Table_20_Contents">Return value</text:p>
          </table:table-cell>
          <table:table-cell table:style-name="Table4.A2" office:value-type="string">
            <text:p text:style-name="Table_20_Contents"/>
          </table:table-cell>
          <table:table-cell table:style-name="Table4.C2" office:value-type="string">
            <text:p text:style-name="Table_20_Contents"/>
          </table:table-cell>
        </table:table-row>
        <table:table-row>
          <table:table-cell table:style-name="Table4.A2" office:value-type="string">
            <text:p text:style-name="Table_20_Contents">String stemmedWord</text:p>
          </table:table-cell>
          <table:table-cell table:style-name="Table4.A2" office:value-type="string">
            <text:p text:style-name="Table_20_Contents">The stemmed word</text:p>
          </table:table-cell>
          <table:table-cell table:style-name="Table4.C2" office:value-type="string">
            <text:p text:style-name="Table_20_Contents"/>
          </table:table-cell>
        </table:table-row>
      </table:table>
      <text:p text:style-name="Text_20_body"/>
      <text:p text:style-name="Text_20_body">For now, should just use Lucene's contrib module Snowball stemmer. Stems the word(s) passed in and returns the stemmed word.</text:p>
      <text:h text:style-name="Heading_20_3" text:outline-level="3"><text:bookmark text:name="__RefHeading__30415203"/>3.5.2 getSpellingSuggestion()<text:bookmark-end text:name="__RefHeading__30415203"/></text:h>
      <table:table table:name="Table5" table:style-name="Table5">
        <table:table-column table:style-name="Table5.A" table:number-columns-repeated="3"/>
        <table:table-row>
          <table:table-cell table:style-name="Table5.A1" office:value-type="string">
            <text:p text:style-name="Table_20_Contents">Input parameter</text:p>
          </table:table-cell>
          <table:table-cell table:style-name="Table5.A1" office:value-type="string">
            <text:p text:style-name="Table_20_Contents">Explanation</text:p>
          </table:table-cell>
          <table:table-cell table:style-name="Table5.C1" office:value-type="string">
            <text:p text:style-name="Table_20_Contents">Optional</text:p>
          </table:table-cell>
        </table:table-row>
        <table:table-row>
          <table:table-cell table:style-name="Table5.A2" office:value-type="string">
            <text:p text:style-name="Table_20_Contents">String usersearch</text:p>
          </table:table-cell>
          <table:table-cell table:style-name="Table5.A2" office:value-type="string">
            <text:p text:style-name="Table_20_Contents">The search to get suggestion for</text:p>
          </table:table-cell>
          <table:table-cell table:style-name="Table5.C2" office:value-type="string">
            <text:p text:style-name="Table_20_Contents">No</text:p>
          </table:table-cell>
        </table:table-row>
        <table:table-row>
          <table:table-cell table:style-name="Table5.A2" office:value-type="string">
            <text:p text:style-name="Table_20_Contents">Return value</text:p>
          </table:table-cell>
          <table:table-cell table:style-name="Table5.A2" office:value-type="string">
            <text:p text:style-name="Table_20_Contents"/>
          </table:table-cell>
          <table:table-cell table:style-name="Table5.C2" office:value-type="string">
            <text:p text:style-name="Table_20_Contents"/>
          </table:table-cell>
        </table:table-row>
        <table:table-row>
          <table:table-cell table:style-name="Table5.A2" office:value-type="string">
            <text:p text:style-name="Table_20_Contents">String suggestion</text:p>
          </table:table-cell>
          <table:table-cell table:style-name="Table5.A2" office:value-type="string">
            <text:p text:style-name="Table_20_Contents">The suggested word</text:p>
          </table:table-cell>
          <table:table-cell table:style-name="Table5.C2" office:value-type="string">
            <text:p text:style-name="Table_20_Contents"/>
          </table:table-cell>
        </table:table-row>
      </table:table>
      <text:p text:style-name="Text_20_body"/>
      <text:p text:style-name="Text_20_body">Using the Lucene content index as the base for spelling suggestions, We'll send along an example on how to perform this. Should accept a word and return alternatives from the index. For instance, if the search made was 'isntallation', using the spell suggester could return 'installation' as an alternative; provided the word installation is in the content. Returns the highest scored alternative.</text:p>
      <text:h text:style-name="Heading_20_3" text:outline-level="3">3.5.3 getSpellingSuggestions()</text:h>
      <table:table table:name="Table6" table:style-name="Table6">
        <table:table-column table:style-name="Table6.A" table:number-columns-repeated="3"/>
        <table:table-row>
          <table:table-cell table:style-name="Table6.A1" office:value-type="string">
            <text:p text:style-name="Table_20_Contents">Input parameter</text:p>
          </table:table-cell>
          <table:table-cell table:style-name="Table6.A1" office:value-type="string">
            <text:p text:style-name="Table_20_Contents">Explanation</text:p>
          </table:table-cell>
          <table:table-cell table:style-name="Table6.C1" office:value-type="string">
            <text:p text:style-name="Table_20_Contents">Optional</text:p>
          </table:table-cell>
        </table:table-row>
        <table:table-row>
          <table:table-cell table:style-name="Table6.A2" office:value-type="string">
            <text:p text:style-name="Table_20_Contents">String usersearch</text:p>
          </table:table-cell>
          <table:table-cell table:style-name="Table6.A2" office:value-type="string">
            <text:p text:style-name="Table_20_Contents">The search to get suggestions for</text:p>
          </table:table-cell>
          <table:table-cell table:style-name="Table6.C2" office:value-type="string">
            <text:p text:style-name="Table_20_Contents">No</text:p>
          </table:table-cell>
        </table:table-row>
        <table:table-row>
          <table:table-cell table:style-name="Table6.A2" office:value-type="string">
            <text:p text:style-name="Table_20_Contents">Return value</text:p>
          </table:table-cell>
          <table:table-cell table:style-name="Table6.A2" office:value-type="string">
            <text:p text:style-name="Table_20_Contents"/>
          </table:table-cell>
          <table:table-cell table:style-name="Table6.C2" office:value-type="string">
            <text:p text:style-name="Table_20_Contents"/>
          </table:table-cell>
        </table:table-row>
        <table:table-row>
          <table:table-cell table:style-name="Table6.A2" office:value-type="string">
            <text:p text:style-name="Table_20_Contents">List&lt;String&gt; suggestions</text:p>
          </table:table-cell>
          <table:table-cell table:style-name="Table6.A2" office:value-type="string">
            <text:p text:style-name="Table_20_Contents">The suggested words</text:p>
          </table:table-cell>
          <table:table-cell table:style-name="Table6.C2" office:value-type="string">
            <text:p text:style-name="Table_20_Contents"/>
          </table:table-cell>
        </table:table-row>
      </table:table>
      <text:p text:style-name="Text_20_body"/>
      <text:p text:style-name="Text_20_body">Returns all spelling alternatives instead of just the highest scored alternative. Besides that, works in exactly the same way as <text:bookmark-ref text:reference-format="text" text:ref-name="__RefHeading__30415203">3.5.2 getSpellingSuggestion()</text:bookmark-ref></text:p>
      <text:p text:style-name="Text_20_body"/>
      <text:h text:style-name="P119" text:outline-level="2">3.6 ImportManagerInterfaceImpl</text:h>
      <text:h text:style-name="Heading_20_3" text:outline-level="3">3.6.1 listAvailableImportPlugins()</text:h>
      <text:p text:style-name="Text_20_body"/>
      <table:table table:name="Table51" table:style-name="Table51">
        <table:table-column table:style-name="Table51.A" table:number-columns-repeated="3"/>
        <table:table-row>
          <table:table-cell table:style-name="Table51.A1" office:value-type="string">
            <text:p text:style-name="Table_20_Contents">Input parameters</text:p>
          </table:table-cell>
          <table:table-cell table:style-name="Table51.A1" office:value-type="string">
            <text:p text:style-name="Table_20_Contents">Explanation</text:p>
          </table:table-cell>
          <table:table-cell table:style-name="Table51.C1" office:value-type="string">
            <text:p text:style-name="Table_20_Contents">Optional</text:p>
          </table:table-cell>
        </table:table-row>
        <table:table-row>
          <table:table-cell table:style-name="Table51.A2" office:value-type="string">
            <text:p text:style-name="Table_20_Contents">Return value</text:p>
          </table:table-cell>
          <table:table-cell table:style-name="Table51.A2" office:value-type="string">
            <text:p text:style-name="Table_20_Contents"/>
          </table:table-cell>
          <table:table-cell table:style-name="Table51.C2" office:value-type="string">
            <text:p text:style-name="Table_20_Contents"/>
          </table:table-cell>
        </table:table-row>
        <table:table-row>
          <table:table-cell table:style-name="Table51.A2" office:value-type="string">
            <text:p text:style-name="Table_20_Contents">Set&lt;String&gt;</text:p>
          </table:table-cell>
          <table:table-cell table:style-name="Table51.A2" office:value-type="string">
            <text:p text:style-name="Table_20_Contents">Return with all available import types.</text:p>
          </table:table-cell>
          <table:table-cell table:style-name="Table51.C2" office:value-type="string">
            <text:p text:style-name="Table_20_Contents"/>
          </table:table-cell>
        </table:table-row>
      </table:table>
      <text:p text:style-name="Standard"/>
      <text:h text:style-name="Heading_20_3" text:outline-level="3">3.6.2 importKB()</text:h>
      <text:p text:style-name="Text_20_body"/>
      <table:table table:name="Table52" table:style-name="Table52">
        <table:table-column table:style-name="Table52.A" table:number-columns-repeated="3"/>
        <table:table-row>
          <table:table-cell table:style-name="Table52.A1" office:value-type="string">
            <text:p text:style-name="Table_20_Contents">Input parameters</text:p>
          </table:table-cell>
          <table:table-cell table:style-name="Table52.A1" office:value-type="string">
            <text:p text:style-name="Table_20_Contents">Explanation</text:p>
          </table:table-cell>
          <table:table-cell table:style-name="Table52.C1" office:value-type="string">
            <text:p text:style-name="Table_20_Contents">Optional</text:p>
          </table:table-cell>
        </table:table-row>
        <table:table-row>
          <table:table-cell table:style-name="Table52.A2" office:value-type="string">
            <text:p text:style-name="Table_20_Contents">InputStream</text:p>
          </table:table-cell>
          <table:table-cell table:style-name="Table52.A2" office:value-type="string">
            <text:p text:style-name="Table_20_Contents">The import stream.</text:p>
          </table:table-cell>
          <table:table-cell table:style-name="Table52.C2" office:value-type="string">
            <text:p text:style-name="Table_20_Contents">No</text:p>
          </table:table-cell>
        </table:table-row>
        <table:table-row>
          <table:table-cell table:style-name="Table52.A2" office:value-type="string">
            <text:p text:style-name="Table_20_Contents">String type</text:p>
          </table:table-cell>
          <table:table-cell table:style-name="Table52.A2" office:value-type="string">
            <text:p text:style-name="Table_20_Contents">Define the import type.</text:p>
          </table:table-cell>
          <table:table-cell table:style-name="Table52.C2" office:value-type="string">
            <text:p text:style-name="Table_20_Contents">No</text:p>
          </table:table-cell>
        </table:table-row>
        <table:table-row>
          <table:table-cell table:style-name="Table52.A2" office:value-type="string">
            <text:p text:style-name="Table_20_Contents">KnowledgeBaseDescriptor</text:p>
          </table:table-cell>
          <table:table-cell table:style-name="Table52.A2" office:value-type="string">
            <text:p text:style-name="Table_20_Contents">Define the knowledge base.</text:p>
          </table:table-cell>
          <table:table-cell table:style-name="Table52.C2" office:value-type="string">
            <text:p text:style-name="Table_20_Contents">No</text:p>
          </table:table-cell>
        </table:table-row>
        <table:table-row>
          <table:table-cell table:style-name="Table52.A2" office:value-type="string">
            <text:p text:style-name="Table_20_Contents">Return value</text:p>
          </table:table-cell>
          <table:table-cell table:style-name="Table52.A2" office:value-type="string">
            <text:p text:style-name="Table_20_Contents"/>
          </table:table-cell>
          <table:table-cell table:style-name="Table52.C2" office:value-type="string">
            <text:p text:style-name="Table_20_Contents"/>
          </table:table-cell>
        </table:table-row>
        <table:table-row>
          <table:table-cell table:style-name="Table52.A2" office:value-type="string">
            <text:p text:style-name="Table_20_Contents">boolean</text:p>
          </table:table-cell>
          <table:table-cell table:style-name="Table52.A2" office:value-type="string">
            <text:p text:style-name="Table_20_Contents"/>
          </table:table-cell>
          <table:table-cell table:style-name="Table52.C2" office:value-type="string">
            <text:p text:style-name="Table_20_Contents"/>
          </table:table-cell>
        </table:table-row>
      </table:table>
      <text:p text:style-name="Standard"/>
      <text:h text:style-name="Heading_20_3" text:outline-level="3">3.6.3 importKB()</text:h>
      <text:p text:style-name="Text_20_body"/>
      <table:table table:name="Table53" table:style-name="Table53">
        <table:table-column table:style-name="Table53.A" table:number-columns-repeated="3"/>
        <table:table-row>
          <table:table-cell table:style-name="Table53.A1" office:value-type="string">
            <text:p text:style-name="Table_20_Contents">Input parameters</text:p>
          </table:table-cell>
          <table:table-cell table:style-name="Table53.A1" office:value-type="string">
            <text:p text:style-name="Table_20_Contents">Explanation</text:p>
          </table:table-cell>
          <table:table-cell table:style-name="Table53.C1" office:value-type="string">
            <text:p text:style-name="Table_20_Contents">Optional</text:p>
          </table:table-cell>
        </table:table-row>
        <table:table-row>
          <table:table-cell table:style-name="Table53.A2" office:value-type="string">
            <text:p text:style-name="Table_20_Contents">File</text:p>
          </table:table-cell>
          <table:table-cell table:style-name="Table53.A2" office:value-type="string">
            <text:p text:style-name="Table_20_Contents">The import File.</text:p>
          </table:table-cell>
          <table:table-cell table:style-name="Table53.C2" office:value-type="string">
            <text:p text:style-name="Table_20_Contents">No</text:p>
          </table:table-cell>
        </table:table-row>
        <table:table-row>
          <table:table-cell table:style-name="Table53.A2" office:value-type="string">
            <text:p text:style-name="Table_20_Contents">String type</text:p>
          </table:table-cell>
          <table:table-cell table:style-name="Table53.A2" office:value-type="string">
            <text:p text:style-name="Table_20_Contents">Define the import type.</text:p>
          </table:table-cell>
          <table:table-cell table:style-name="Table53.C2" office:value-type="string">
            <text:p text:style-name="Table_20_Contents">No</text:p>
          </table:table-cell>
        </table:table-row>
        <table:table-row>
          <table:table-cell table:style-name="Table53.A2" office:value-type="string">
            <text:p text:style-name="Table_20_Contents">KnowledgeBaseDescriptor</text:p>
          </table:table-cell>
          <table:table-cell table:style-name="Table53.A2" office:value-type="string">
            <text:p text:style-name="Table_20_Contents">Define the knowledge base.</text:p>
          </table:table-cell>
          <table:table-cell table:style-name="Table53.C2" office:value-type="string">
            <text:p text:style-name="Table_20_Contents">No</text:p>
          </table:table-cell>
        </table:table-row>
        <table:table-row>
          <table:table-cell table:style-name="Table53.A2" office:value-type="string">
            <text:p text:style-name="Table_20_Contents">Return value</text:p>
          </table:table-cell>
          <table:table-cell table:style-name="Table53.A2" office:value-type="string">
            <text:p text:style-name="Table_20_Contents"/>
          </table:table-cell>
          <table:table-cell table:style-name="Table53.C2" office:value-type="string">
            <text:p text:style-name="Table_20_Contents"/>
          </table:table-cell>
        </table:table-row>
        <table:table-row>
          <table:table-cell table:style-name="Table53.A2" office:value-type="string">
            <text:p text:style-name="Table_20_Contents">boolean</text:p>
          </table:table-cell>
          <table:table-cell table:style-name="Table53.A2" office:value-type="string">
            <text:p text:style-name="Table_20_Contents"/>
          </table:table-cell>
          <table:table-cell table:style-name="Table53.C2" office:value-type="string">
            <text:p text:style-name="Table_20_Contents"/>
          </table:table-cell>
        </table:table-row>
      </table:table>
      <text:p text:style-name="Standard"/>
      <text:h text:style-name="Heading_20_3" text:outline-level="3"><text:soft-page-break/>3.6.4 importKB()</text:h>
      <text:p text:style-name="Text_20_body"/>
      <table:table table:name="Table54" table:style-name="Table54">
        <table:table-column table:style-name="Table54.A" table:number-columns-repeated="3"/>
        <table:table-row>
          <table:table-cell table:style-name="Table54.A1" office:value-type="string">
            <text:p text:style-name="Table_20_Contents">Input parameters</text:p>
          </table:table-cell>
          <table:table-cell table:style-name="Table54.A1" office:value-type="string">
            <text:p text:style-name="Table_20_Contents">Explanation</text:p>
          </table:table-cell>
          <table:table-cell table:style-name="Table54.C1" office:value-type="string">
            <text:p text:style-name="Table_20_Contents">Optional</text:p>
          </table:table-cell>
        </table:table-row>
        <table:table-row>
          <table:table-cell table:style-name="Table54.A2" office:value-type="string">
            <text:p text:style-name="Table_20_Contents">URL</text:p>
          </table:table-cell>
          <table:table-cell table:style-name="Table54.A2" office:value-type="string">
            <text:p text:style-name="Table_20_Contents">The import url.</text:p>
          </table:table-cell>
          <table:table-cell table:style-name="Table54.C2" office:value-type="string">
            <text:p text:style-name="Table_20_Contents">No</text:p>
          </table:table-cell>
        </table:table-row>
        <table:table-row>
          <table:table-cell table:style-name="Table54.A2" office:value-type="string">
            <text:p text:style-name="Table_20_Contents">String type</text:p>
          </table:table-cell>
          <table:table-cell table:style-name="Table54.A2" office:value-type="string">
            <text:p text:style-name="Table_20_Contents">Define the import type.</text:p>
          </table:table-cell>
          <table:table-cell table:style-name="Table54.C2" office:value-type="string">
            <text:p text:style-name="Table_20_Contents">No</text:p>
          </table:table-cell>
        </table:table-row>
        <table:table-row>
          <table:table-cell table:style-name="Table54.A2" office:value-type="string">
            <text:p text:style-name="Table_20_Contents">KnowledgeBaseDescriptor</text:p>
          </table:table-cell>
          <table:table-cell table:style-name="Table54.A2" office:value-type="string">
            <text:p text:style-name="Table_20_Contents">Define the knowledge base.</text:p>
          </table:table-cell>
          <table:table-cell table:style-name="Table54.C2" office:value-type="string">
            <text:p text:style-name="Table_20_Contents">No</text:p>
          </table:table-cell>
        </table:table-row>
        <table:table-row>
          <table:table-cell table:style-name="Table54.A2" office:value-type="string">
            <text:p text:style-name="Table_20_Contents">Return value</text:p>
          </table:table-cell>
          <table:table-cell table:style-name="Table54.A2" office:value-type="string">
            <text:p text:style-name="Table_20_Contents"/>
          </table:table-cell>
          <table:table-cell table:style-name="Table54.C2" office:value-type="string">
            <text:p text:style-name="Table_20_Contents"/>
          </table:table-cell>
        </table:table-row>
        <table:table-row>
          <table:table-cell table:style-name="Table54.A2" office:value-type="string">
            <text:p text:style-name="Table_20_Contents">boolean</text:p>
          </table:table-cell>
          <table:table-cell table:style-name="Table54.A2" office:value-type="string">
            <text:p text:style-name="Table_20_Contents"/>
          </table:table-cell>
          <table:table-cell table:style-name="Table54.C2" office:value-type="string">
            <text:p text:style-name="Table_20_Contents"/>
          </table:table-cell>
        </table:table-row>
      </table:table>
      <text:p text:style-name="Standard"/>
      <text:h text:style-name="Heading_20_3" text:outline-level="3">3.6.5 getScopes()</text:h>
      <text:p text:style-name="Text_20_body"/>
      <table:table table:name="Table55" table:style-name="Table55">
        <table:table-column table:style-name="Table55.A" table:number-columns-repeated="3"/>
        <table:table-row>
          <table:table-cell table:style-name="Table55.A1" office:value-type="string">
            <text:p text:style-name="Table_20_Contents">Input parameters</text:p>
          </table:table-cell>
          <table:table-cell table:style-name="Table55.A1" office:value-type="string">
            <text:p text:style-name="Table_20_Contents">Explanation</text:p>
          </table:table-cell>
          <table:table-cell table:style-name="Table55.C1" office:value-type="string">
            <text:p text:style-name="Table_20_Contents">Optional</text:p>
          </table:table-cell>
        </table:table-row>
        <table:table-row>
          <table:table-cell table:style-name="Table55.A2" office:value-type="string">
            <text:p text:style-name="Table_20_Contents">Return value</text:p>
          </table:table-cell>
          <table:table-cell table:style-name="Table55.A2" office:value-type="string">
            <text:p text:style-name="Table_20_Contents"/>
          </table:table-cell>
          <table:table-cell table:style-name="Table55.C2" office:value-type="string">
            <text:p text:style-name="Table_20_Contents"/>
          </table:table-cell>
        </table:table-row>
        <table:table-row>
          <table:table-cell table:style-name="Table55.A2" office:value-type="string">
            <text:p text:style-name="Table_20_Contents">Set&lt;Scopes&gt;</text:p>
          </table:table-cell>
          <table:table-cell table:style-name="Table55.A2" office:value-type="string">
            <text:p text:style-name="Table_20_Contents">Return with the imported scopes.</text:p>
          </table:table-cell>
          <table:table-cell table:style-name="Table55.C2" office:value-type="string">
            <text:p text:style-name="Table_20_Contents"/>
          </table:table-cell>
        </table:table-row>
      </table:table>
      <text:p text:style-name="Standard"/>
      <text:h text:style-name="Heading_20_3" text:outline-level="3">3.6.6 processKB()</text:h>
      <text:p text:style-name="Text_20_body"/>
      <table:table table:name="Table56" table:style-name="Table56">
        <table:table-column table:style-name="Table56.A" table:number-columns-repeated="3"/>
        <table:table-row>
          <table:table-cell table:style-name="Table56.A1" office:value-type="string">
            <text:p text:style-name="Table_20_Contents">Input parameters</text:p>
          </table:table-cell>
          <table:table-cell table:style-name="Table56.A1" office:value-type="string">
            <text:p text:style-name="Table_20_Contents">Explanation</text:p>
          </table:table-cell>
          <table:table-cell table:style-name="Table56.C1" office:value-type="string">
            <text:p text:style-name="Table_20_Contents">Optional</text:p>
          </table:table-cell>
        </table:table-row>
        <table:table-row>
          <table:table-cell table:style-name="Table56.A2" office:value-type="string">
            <text:p text:style-name="Table_20_Contents">Set&lt;Scope&gt;</text:p>
          </table:table-cell>
          <table:table-cell table:style-name="Table56.A2" office:value-type="string">
            <text:p text:style-name="Table_20_Contents">The set of the scopes which we want to save.</text:p>
          </table:table-cell>
          <table:table-cell table:style-name="Table56.C2" office:value-type="string">
            <text:p text:style-name="Table_20_Contents">No</text:p>
          </table:table-cell>
        </table:table-row>
        <table:table-row>
          <table:table-cell table:style-name="Table56.A2" office:value-type="string">
            <text:p text:style-name="Table_20_Contents">Return value</text:p>
          </table:table-cell>
          <table:table-cell table:style-name="Table56.A2" office:value-type="string">
            <text:p text:style-name="Table_20_Contents"/>
          </table:table-cell>
          <table:table-cell table:style-name="Table56.C2" office:value-type="string">
            <text:p text:style-name="Table_20_Contents"/>
          </table:table-cell>
        </table:table-row>
        <table:table-row>
          <table:table-cell table:style-name="Table56.A2" office:value-type="string">
            <text:p text:style-name="Table_20_Contents">void</text:p>
          </table:table-cell>
          <table:table-cell table:style-name="Table56.A2" office:value-type="string">
            <text:p text:style-name="Table_20_Contents"/>
          </table:table-cell>
          <table:table-cell table:style-name="Table56.C2" office:value-type="string">
            <text:p text:style-name="Table_20_Contents"/>
          </table:table-cell>
        </table:table-row>
      </table:table>
      <text:p text:style-name="Standard"/>
      <text:h text:style-name="Heading_20_3" text:outline-level="3">3.6.7 getRelationTypes()</text:h>
      <text:p text:style-name="Text_20_body"/>
      <table:table table:name="Table57" table:style-name="Table57">
        <table:table-column table:style-name="Table57.A" table:number-columns-repeated="3"/>
        <table:table-row>
          <table:table-cell table:style-name="Table57.A1" office:value-type="string">
            <text:p text:style-name="Table_20_Contents">Input parameters</text:p>
          </table:table-cell>
          <table:table-cell table:style-name="Table57.A1" office:value-type="string">
            <text:p text:style-name="Table_20_Contents">Explanation</text:p>
          </table:table-cell>
          <table:table-cell table:style-name="Table57.C1" office:value-type="string">
            <text:p text:style-name="Table_20_Contents">Optional</text:p>
          </table:table-cell>
        </table:table-row>
        <table:table-row>
          <table:table-cell table:style-name="Table57.A2" office:value-type="string">
            <text:p text:style-name="Table_20_Contents">Return value</text:p>
          </table:table-cell>
          <table:table-cell table:style-name="Table57.A2" office:value-type="string">
            <text:p text:style-name="Table_20_Contents"/>
          </table:table-cell>
          <table:table-cell table:style-name="Table57.C2" office:value-type="string">
            <text:p text:style-name="Table_20_Contents"/>
          </table:table-cell>
        </table:table-row>
        <table:table-row>
          <table:table-cell table:style-name="Table57.A2" office:value-type="string">
            <text:p text:style-name="Table_20_Contents">Set&lt;RelationType&gt;</text:p>
          </table:table-cell>
          <table:table-cell table:style-name="Table57.A2" office:value-type="string">
            <text:p text:style-name="Table_20_Contents">Return with the relation type which are in the imported <text:soft-page-break/>knowledge base.</text:p>
          </table:table-cell>
          <table:table-cell table:style-name="Table57.C2" office:value-type="string">
            <text:p text:style-name="Table_20_Contents"/>
          </table:table-cell>
        </table:table-row>
      </table:table>
      <text:p text:style-name="Standard"/>
      <text:h text:style-name="Heading_20_3" text:outline-level="3">3.6.8 getKnowledgeBaseModel()</text:h>
      <text:p text:style-name="Text_20_body"/>
      <table:table table:name="Table58" table:style-name="Table58">
        <table:table-column table:style-name="Table58.A" table:number-columns-repeated="3"/>
        <table:table-row>
          <table:table-cell table:style-name="Table58.A1" office:value-type="string">
            <text:p text:style-name="Table_20_Contents">Input parameters</text:p>
          </table:table-cell>
          <table:table-cell table:style-name="Table58.A1" office:value-type="string">
            <text:p text:style-name="Table_20_Contents">Explanation</text:p>
          </table:table-cell>
          <table:table-cell table:style-name="Table58.C1" office:value-type="string">
            <text:p text:style-name="Table_20_Contents">Optional</text:p>
          </table:table-cell>
        </table:table-row>
        <table:table-row>
          <table:table-cell table:style-name="Table58.A2" office:value-type="string">
            <text:p text:style-name="Table_20_Contents">Return value</text:p>
          </table:table-cell>
          <table:table-cell table:style-name="Table58.A2" office:value-type="string">
            <text:p text:style-name="Table_20_Contents"/>
          </table:table-cell>
          <table:table-cell table:style-name="Table58.C2" office:value-type="string">
            <text:p text:style-name="Table_20_Contents"/>
          </table:table-cell>
        </table:table-row>
        <table:table-row>
          <table:table-cell table:style-name="Table58.A2" office:value-type="string">
            <text:p text:style-name="Table_20_Contents">ImportResult</text:p>
          </table:table-cell>
          <table:table-cell table:style-name="Table58.A2" office:value-type="string">
            <text:p text:style-name="Table_20_Contents">Return with the import result. The object contains the import warnings and the knowledge base model..</text:p>
          </table:table-cell>
          <table:table-cell table:style-name="Table58.C2" office:value-type="string">
            <text:p text:style-name="Table_20_Contents"/>
          </table:table-cell>
        </table:table-row>
      </table:table>
      <text:p text:style-name="Standard"/>
      <text:h text:style-name="Heading_20_3" text:outline-level="3">3.6.9 getKnowledgeBaseDescriptor()</text:h>
      <text:p text:style-name="Text_20_body"/>
      <table:table table:name="Table59" table:style-name="Table59">
        <table:table-column table:style-name="Table59.A" table:number-columns-repeated="3"/>
        <table:table-row>
          <table:table-cell table:style-name="Table59.A1" office:value-type="string">
            <text:p text:style-name="Table_20_Contents">Input parameters</text:p>
          </table:table-cell>
          <table:table-cell table:style-name="Table59.A1" office:value-type="string">
            <text:p text:style-name="Table_20_Contents">Explanation</text:p>
          </table:table-cell>
          <table:table-cell table:style-name="Table59.C1" office:value-type="string">
            <text:p text:style-name="Table_20_Contents">Optional</text:p>
          </table:table-cell>
        </table:table-row>
        <table:table-row>
          <table:table-cell table:style-name="Table59.A2" office:value-type="string">
            <text:p text:style-name="Table_20_Contents">Return value</text:p>
          </table:table-cell>
          <table:table-cell table:style-name="Table59.A2" office:value-type="string">
            <text:p text:style-name="Table_20_Contents"/>
          </table:table-cell>
          <table:table-cell table:style-name="Table59.C2" office:value-type="string">
            <text:p text:style-name="Table_20_Contents"/>
          </table:table-cell>
        </table:table-row>
        <table:table-row>
          <table:table-cell table:style-name="Table59.A2" office:value-type="string">
            <text:p text:style-name="Table_20_Contents">KnowledgeBaseDescriptor</text:p>
          </table:table-cell>
          <table:table-cell table:style-name="Table59.A2" office:value-type="string">
            <text:p text:style-name="Table_20_Contents">Return with the knowledge base descriptor object.</text:p>
          </table:table-cell>
          <table:table-cell table:style-name="Table59.C2" office:value-type="string">
            <text:p text:style-name="Table_20_Contents"/>
          </table:table-cell>
        </table:table-row>
      </table:table>
      <text:p text:style-name="Standard"/>
      <text:h text:style-name="Heading_20_3" text:outline-level="3">3.6.10 calculateOccurrence()</text:h>
      <text:p text:style-name="Text_20_body"/>
      <table:table table:name="Table60" table:style-name="Table60">
        <table:table-column table:style-name="Table60.A" table:number-columns-repeated="3"/>
        <table:table-row>
          <table:table-cell table:style-name="Table60.A1" office:value-type="string">
            <text:p text:style-name="Table_20_Contents">Input parameters</text:p>
          </table:table-cell>
          <table:table-cell table:style-name="Table60.A1" office:value-type="string">
            <text:p text:style-name="Table_20_Contents">Explanation</text:p>
          </table:table-cell>
          <table:table-cell table:style-name="Table60.C1" office:value-type="string">
            <text:p text:style-name="Table_20_Contents">Optional</text:p>
          </table:table-cell>
        </table:table-row>
        <table:table-row>
          <table:table-cell table:style-name="Table60.A2" office:value-type="string">
            <text:p text:style-name="Table_20_Contents">Set&lt;RelationType&gt;</text:p>
          </table:table-cell>
          <table:table-cell table:style-name="Table60.A2" office:value-type="string">
            <text:p text:style-name="Table_20_Contents">Calculate the occurrence for these relation types.</text:p>
          </table:table-cell>
          <table:table-cell table:style-name="Table60.C2" office:value-type="string">
            <text:p text:style-name="Table_20_Contents"/>
          </table:table-cell>
        </table:table-row>
        <table:table-row>
          <table:table-cell table:style-name="Table60.A2" office:value-type="string">
            <text:p text:style-name="Table_20_Contents">Return value</text:p>
          </table:table-cell>
          <table:table-cell table:style-name="Table60.A2" office:value-type="string">
            <text:p text:style-name="Table_20_Contents"/>
          </table:table-cell>
          <table:table-cell table:style-name="Table60.C2" office:value-type="string">
            <text:p text:style-name="Table_20_Contents"/>
          </table:table-cell>
        </table:table-row>
        <table:table-row>
          <table:table-cell table:style-name="Table60.A2" office:value-type="string">
            <text:p text:style-name="Table_20_Contents">void</text:p>
          </table:table-cell>
          <table:table-cell table:style-name="Table60.A2" office:value-type="string">
            <text:p text:style-name="Table_20_Contents"/>
          </table:table-cell>
          <table:table-cell table:style-name="Table60.C2" office:value-type="string">
            <text:p text:style-name="Table_20_Contents"/>
          </table:table-cell>
        </table:table-row>
      </table:table>
      <text:p text:style-name="Standard"/>
      <text:h text:style-name="P119" text:outline-level="2">3.7 ImportManagerPluginInterface</text:h>
      <text:h text:style-name="Heading_20_3" text:outline-level="3">3.7.1 importKB()</text:h>
      <text:p text:style-name="Text_20_body"/>
      <table:table table:name="Table61" table:style-name="Table61">
        <table:table-column table:style-name="Table61.A" table:number-columns-repeated="3"/>
        <table:table-row>
          <table:table-cell table:style-name="Table61.A1" office:value-type="string">
            <text:p text:style-name="Table_20_Contents">Input parameters</text:p>
          </table:table-cell>
          <table:table-cell table:style-name="Table61.A1" office:value-type="string">
            <text:p text:style-name="Table_20_Contents">Explanation</text:p>
          </table:table-cell>
          <table:table-cell table:style-name="Table61.C1" office:value-type="string">
            <text:p text:style-name="Table_20_Contents">Optional</text:p>
          </table:table-cell>
        </table:table-row>
        <table:table-row>
          <table:table-cell table:style-name="Table61.A2" office:value-type="string">
            <text:p text:style-name="Table_20_Contents">KnowledgeBaseDescriptor</text:p>
          </table:table-cell>
          <table:table-cell table:style-name="Table61.A2" office:value-type="string">
            <text:p text:style-name="Table_20_Contents">Define the knowledge base.</text:p>
          </table:table-cell>
          <table:table-cell table:style-name="Table61.C2" office:value-type="string">
            <text:p text:style-name="Table_20_Contents"/>
          </table:table-cell>
        </table:table-row>
        <table:table-row>
          <table:table-cell table:style-name="Table61.A2" office:value-type="string">
            <text:p text:style-name="Table_20_Contents">InputStream</text:p>
          </table:table-cell>
          <table:table-cell table:style-name="Table61.A2" office:value-type="string">
            <text:p text:style-name="Table_20_Contents">The input stream from which the knowledge base definition can be read</text:p>
          </table:table-cell>
          <table:table-cell table:style-name="Table61.C2" office:value-type="string">
            <text:p text:style-name="Table_20_Contents"/>
          </table:table-cell>
        </table:table-row>
        <table:table-row>
          <table:table-cell table:style-name="Table61.A2" office:value-type="string">
            <text:p text:style-name="Table_20_Contents">Return value</text:p>
          </table:table-cell>
          <table:table-cell table:style-name="Table61.A2" office:value-type="string">
            <text:p text:style-name="Table_20_Contents"/>
          </table:table-cell>
          <table:table-cell table:style-name="Table61.C2" office:value-type="string">
            <text:p text:style-name="Table_20_Contents"/>
          </table:table-cell>
        </table:table-row>
        <table:table-row>
          <table:table-cell table:style-name="Table61.A2" office:value-type="string">
            <text:p text:style-name="Table_20_Contents">InportResult</text:p>
          </table:table-cell>
          <table:table-cell table:style-name="Table61.A2" office:value-type="string">
            <text:p text:style-name="Table_20_Contents">Return contain the import warnings and the read knowledge base model.</text:p>
          </table:table-cell>
          <table:table-cell table:style-name="Table61.C2" office:value-type="string">
            <text:p text:style-name="Table_20_Contents"/>
          </table:table-cell>
        </table:table-row>
      </table:table>
      <text:p text:style-name="Standard"/>
      <text:h text:style-name="Heading_20_3" text:outline-level="3">3.7.2 importKB()</text:h>
      <text:p text:style-name="Text_20_body"/>
      <table:table table:name="Table62" table:style-name="Table62">
        <table:table-column table:style-name="Table62.A" table:number-columns-repeated="3"/>
        <table:table-row>
          <table:table-cell table:style-name="Table62.A1" office:value-type="string">
            <text:p text:style-name="Table_20_Contents">Input parameters</text:p>
          </table:table-cell>
          <table:table-cell table:style-name="Table62.A1" office:value-type="string">
            <text:p text:style-name="Table_20_Contents">Explanation</text:p>
          </table:table-cell>
          <table:table-cell table:style-name="Table62.C1" office:value-type="string">
            <text:p text:style-name="Table_20_Contents">Optional</text:p>
          </table:table-cell>
        </table:table-row>
        <table:table-row>
          <table:table-cell table:style-name="Table62.A2" office:value-type="string">
            <text:p text:style-name="Table_20_Contents">KnowledgeBaseDescriptor</text:p>
          </table:table-cell>
          <table:table-cell table:style-name="Table62.A2" office:value-type="string">
            <text:p text:style-name="Table_20_Contents">Define the knowledge base.</text:p>
          </table:table-cell>
          <table:table-cell table:style-name="Table62.C2" office:value-type="string">
            <text:p text:style-name="Table_20_Contents"/>
          </table:table-cell>
        </table:table-row>
        <table:table-row>
          <table:table-cell table:style-name="Table62.A2" office:value-type="string">
            <text:p text:style-name="Table_20_Contents">File</text:p>
          </table:table-cell>
          <table:table-cell table:style-name="Table62.A2" office:value-type="string">
            <text:p text:style-name="Table_20_Contents">The file from which the knowledge base definition can be read</text:p>
          </table:table-cell>
          <table:table-cell table:style-name="Table62.C2" office:value-type="string">
            <text:p text:style-name="Table_20_Contents"/>
          </table:table-cell>
        </table:table-row>
        <table:table-row>
          <table:table-cell table:style-name="Table62.A2" office:value-type="string">
            <text:p text:style-name="Table_20_Contents">Return value</text:p>
          </table:table-cell>
          <table:table-cell table:style-name="Table62.A2" office:value-type="string">
            <text:p text:style-name="Table_20_Contents"/>
          </table:table-cell>
          <table:table-cell table:style-name="Table62.C2" office:value-type="string">
            <text:p text:style-name="Table_20_Contents"/>
          </table:table-cell>
        </table:table-row>
        <table:table-row>
          <table:table-cell table:style-name="Table62.A2" office:value-type="string">
            <text:p text:style-name="Table_20_Contents">InportResult</text:p>
          </table:table-cell>
          <table:table-cell table:style-name="Table62.A2" office:value-type="string">
            <text:p text:style-name="Table_20_Contents">Return contain the import warnings and the read knowledge base model.</text:p>
          </table:table-cell>
          <table:table-cell table:style-name="Table62.C2" office:value-type="string">
            <text:p text:style-name="Table_20_Contents"/>
          </table:table-cell>
        </table:table-row>
      </table:table>
      <text:p text:style-name="Standard"/>
      <text:h text:style-name="Heading_20_3" text:outline-level="3"/>
      <text:h text:style-name="P111" text:outline-level="3">3.7.3 importKB()</text:h>
      <text:p text:style-name="Text_20_body"/>
      <table:table table:name="Table63" table:style-name="Table63">
        <table:table-column table:style-name="Table63.A" table:number-columns-repeated="3"/>
        <table:table-row>
          <table:table-cell table:style-name="Table63.A1" office:value-type="string">
            <text:p text:style-name="Table_20_Contents">Input parameters</text:p>
          </table:table-cell>
          <table:table-cell table:style-name="Table63.A1" office:value-type="string">
            <text:p text:style-name="Table_20_Contents">Explanation</text:p>
          </table:table-cell>
          <table:table-cell table:style-name="Table63.C1" office:value-type="string">
            <text:p text:style-name="Table_20_Contents">Optional</text:p>
          </table:table-cell>
        </table:table-row>
        <table:table-row>
          <table:table-cell table:style-name="Table63.A2" office:value-type="string">
            <text:p text:style-name="Table_20_Contents">KnowledgeBaseDescriptor</text:p>
          </table:table-cell>
          <table:table-cell table:style-name="Table63.A2" office:value-type="string">
            <text:p text:style-name="Table_20_Contents">Define the knowledge base.</text:p>
          </table:table-cell>
          <table:table-cell table:style-name="Table63.C2" office:value-type="string">
            <text:p text:style-name="Table_20_Contents"/>
          </table:table-cell>
        </table:table-row>
        <table:table-row>
          <table:table-cell table:style-name="Table63.A2" office:value-type="string">
            <text:p text:style-name="Table_20_Contents">URL</text:p>
          </table:table-cell>
          <table:table-cell table:style-name="Table63.A2" office:value-type="string">
            <text:p text:style-name="Table_20_Contents">The url from which the knowledge base definition can be read</text:p>
          </table:table-cell>
          <table:table-cell table:style-name="Table63.C2" office:value-type="string">
            <text:p text:style-name="Table_20_Contents"/>
          </table:table-cell>
        </table:table-row>
        <table:table-row>
          <table:table-cell table:style-name="Table63.A2" office:value-type="string">
            <text:p text:style-name="Table_20_Contents">Return value</text:p>
          </table:table-cell>
          <table:table-cell table:style-name="Table63.A2" office:value-type="string">
            <text:p text:style-name="Table_20_Contents"/>
          </table:table-cell>
          <table:table-cell table:style-name="Table63.C2" office:value-type="string">
            <text:p text:style-name="Table_20_Contents"/>
          </table:table-cell>
        </table:table-row>
        <table:table-row>
          <table:table-cell table:style-name="Table63.A2" office:value-type="string">
            <text:p text:style-name="Table_20_Contents">InportResult</text:p>
          </table:table-cell>
          <table:table-cell table:style-name="Table63.A2" office:value-type="string">
            <text:p text:style-name="Table_20_Contents">Return contain the import warnings and the read knowledge base model.</text:p>
          </table:table-cell>
          <table:table-cell table:style-name="Table63.C2" office:value-type="string">
            <text:p text:style-name="Table_20_Contents"/>
          </table:table-cell>
        </table:table-row>
      </table:table>
      <text:p text:style-name="Standard"/>
      <text:h text:style-name="P123" text:outline-level="1" text:is-list-header="true">4. Demo Web Application</text:h>
      <text:p text:style-name="Text_20_body">We need a small demo application that demonstrates the use of the Compass API (defined in chapter 2, and a small implementation in chapter 3). It should provide a search box for searches and a result page that both presents the results and gives a good presentation of a the knowledge base expansion. It should also allow the user to play with the preferences. That is adjusting hopcount, threshold, stemming / no stemming. Content for the demo application to use as index will come later.</text:p>
      <text:h text:style-name="Heading_20_2" text:outline-level="2">4.1 Search box</text:h>
      <text:p text:style-name="Text_20_body">Should accept any search. If the user types prepends their search with 'lucene:' should pass the search directly to the Lucene QueryParser to build the search.</text:p>
      <text:h text:style-name="Heading_20_2" text:outline-level="2">4.2 Configuration toggling</text:h>
      <text:p text:style-name="Text_20_body">Should allow toggling of all important configuration variables. i.e. </text:p>
      <text:list xml:id="list623805465" text:style-name="L7">
        <text:list-item>
          <text:p text:style-name="P52">hopCount – How many hops should the KnowledgeBase performing</text:p>
        </text:list-item>
        <text:list-item>
          <text:p text:style-name="P52">thresholdWeight – What should be the threshold for including an expansion.</text:p>
        </text:list-item>
        <text:list-item>
          <text:p text:style-name="P52">UseStemming<text:tab/>- Whether or not the search should be stemmed and used against a (non-)stemmed.</text:p>
        </text:list-item>
        <text:list-item>
          <text:p text:style-name="P52">PrefixMatching – Whether or not the KnowledgeBase should perform prefix matching on topics. i.e. if the user enters 'Know' as the search, should perform a 'Know%' query.</text:p>
        </text:list-item>
        <text:list-item>
          <text:p text:style-name="P52">HitThreshold – If the number of results from the lucene search is less than this, should use the LanguageTools to get spelling suggestions.</text:p>
        </text:list-item>
      </text:list>
      <text:p text:style-name="Text_20_body"/>
      <text:h text:style-name="Heading_20_2" text:outline-level="2">4.3 Result presentation </text:h>
      <text:p text:style-name="Text_20_body">Presents the results in a sorted list on score from Lucene, but should also have the possibility for sorting hits on the various fields of the Document.</text:p>
      <text:p text:style-name="Text_20_body">Also presents the topic map expansion in an easy to grasp way, for instance as an expandable tree which shows the user search as the top node and then expands into the expanded topics with as many levels as there was hops, unless no hits above the threshold was found in the later hops.</text:p>
      <text:p text:style-name="Text_20_body"><text:tab/></text:p>
      <text:p text:style-name="Text_20_body"><text:soft-page-break/></text:p>
      <text:h text:style-name="P123" text:outline-level="1" text:is-list-header="true">5. Models</text:h>
      <text:h text:style-name="Heading_20_2" text:outline-level="2">5.1 Use Case Model</text:h>
      <text:h text:style-name="Heading_20_2" text:outline-level="2"><text:s/></text:h>
      <text:p text:style-name="Text_20_body"><draw:frame draw:style-name="fr4" draw:name="Kép1" text:anchor-type="paragraph" svg:width="17.374cm" svg:height="11.105cm" draw:z-index="1"><draw:image xlink:href="Pictures/200000A9000043DE00002B61F37DF375.svm" xlink:type="simple" xlink:show="embed" xlink:actuate="onLoad"/></draw:frame></text:p>
      <text:p text:style-name="Text_20_body"/>
      <text:h text:style-name="P119" text:outline-level="2">5.2 Domain Model</text:h>
      <text:p text:style-name="Text_20_body"/>
      <text:p text:style-name="Text_20_body"><draw:frame draw:style-name="fr5" draw:name="Kép2" text:anchor-type="paragraph" svg:width="17.727cm" svg:height="14.035cm" draw:z-index="2"><draw:image xlink:href="Pictures/200001680000740200005BDBE61038E1.svm" xlink:type="simple" xlink:show="embed" xlink:actuate="onLoad"/></draw:frame></text:p>
      <text:p text:style-name="Text_20_body"/>
      <text:h text:style-name="P119" text:outline-level="2">5.3 Class Model</text:h>
      <text:p text:style-name="Text_20_body"><draw:frame draw:style-name="fr5" draw:name="Kép3" text:anchor-type="paragraph" svg:width="17.727cm" svg:height="19.009cm" draw:z-index="3"><draw:image xlink:href="Pictures/200003A10000770B00007FA979984A66.svm" xlink:type="simple" xlink:show="embed" xlink:actuate="onLoad"/></draw:frame></text:p>
      <text:h text:style-name="P123" text:outline-level="1" text:is-list-header="true">6. Configuration</text:h>
      <text:p text:style-name="P10">For the configuration the ConfigurationManager will be used, which is now using XML file. </text:p>
      <text:p text:style-name="P10">The configuration file can be divided into five parts. Let's see them.</text:p>
      <text:p text:style-name="P10">The xml root element is :<text:span text:style-name="T16"> &lt;compass2-config&gt;</text:span></text:p>
      <text:h text:style-name="Heading_20_2" text:outline-level="2"><text:bookmark text:name="__RefHeading__1387_1110192342"/>6.1 Full text search part<text:bookmark-end text:name="__RefHeading__1387_1110192342"/></text:h>
      <text:p text:style-name="P12">In this part of the configuration file can set the system how use the full text search service. This settings delegate to object which implements the <text:bookmark-ref text:reference-format="text" text:ref-name="__RefHeading__1250_1110192342">2.2 FullTextSearch - interface</text:bookmark-ref>.</text:p>
      <text:p text:style-name="P12">Here is an example:</text:p>
      <text:p text:style-name="P12"/>
      <text:p text:style-name="P20">&lt;full-text-search <text:span text:style-name="T17">prefix-match</text:span>=<text:span text:style-name="T18">"yes"</text:span> <text:span text:style-name="T17">fuzzy-match</text:span>=<text:span text:style-name="T18">"no"</text:span>&gt;</text:p>
      <text:p text:style-name="P20"><text:s text:c="2"/>&lt;full-text-search-implementation <text:span text:style-name="T17">class</text:span>="<text:span text:style-name="T18">FTSManagerImpl</text:span>" &gt;</text:p>
      <text:p text:style-name="P20"><text:s text:c="4"/>&lt;params&gt;</text:p>
      <text:p text:style-name="P20"><text:s text:c="6"/>&lt;param <text:span text:style-name="T17">name</text:span>=<text:span text:style-name="T18">"indexdirectory-path"</text:span> <text:span text:style-name="T17">value</text:span>=<text:span text:style-name="T18">"c:/home/lucene/ftsindex"</text:span>/&gt;</text:p>
      <text:p text:style-name="P20"><text:s text:c="6"/>&lt;param <text:span text:style-name="T17">name</text:span>=<text:span text:style-name="T18">"document-repository"</text:span> <text:span text:style-name="T17">value</text:span>=<text:span text:style-name="T18">"${document.repository}"</text:span>/&gt;</text:p>
      <text:p text:style-name="P20"><text:s text:c="6"/>&lt;document-fields&gt;</text:p>
      <text:p text:style-name="P20"><text:s text:c="8"/>&lt;field <text:span text:style-name="T17">name</text:span>=<text:span text:style-name="T18">"title"</text:span> <text:span text:style-name="T17">indexed</text:span>=<text:span text:style-name="T18">"analyzed"</text:span> <text:span text:style-name="T17">stored</text:span>=<text:span text:style-name="T18">"yes"</text:span> <text:span text:style-name="T17">type</text:span>=<text:span text:style-name="T18">"string"</text:span>/&gt;</text:p>
      <text:p text:style-name="P20"><text:s text:c="8"/>&lt;field <text:span text:style-name="T17">name</text:span>=<text:span text:style-name="T18">"date"</text:span> <text:span text:style-name="T17">indexed</text:span>=<text:span text:style-name="T18">"analyzed_no_norms"</text:span> <text:span text:style-name="T17">stored</text:span>=<text:span text:style-name="T18">"no"</text:span> <text:span text:style-name="T17">type</text:span>=<text:span text:style-name="T18">"date"</text:span>/&gt;</text:p>
      <text:p text:style-name="P20"><text:s text:c="6"/>&lt;/document-fields&gt;</text:p>
      <text:p text:style-name="P20"><text:s text:c="4"/>&lt;/params&gt;</text:p>
      <text:p text:style-name="P20"><text:s text:c="2"/>&lt;/full-text-search-implementation&gt;</text:p>
      <text:p text:style-name="P20"><text:s text:c="2"/>&lt;indexer-implementation <text:span text:style-name="T17">class</text:span>=<text:span text:style-name="T18">"LuceneIndexerImpl"</text:span> /&gt;</text:p>
      <text:p text:style-name="P20"><text:s text:c="2"/>&lt;content-handler-implementation <text:span text:style-name="T17">class</text:span>=<text:span text:style-name="T18">"TikaFTSContentHandlerImpl"</text:span> /&gt;</text:p>
      <text:p text:style-name="P20">&lt;/full-text-search&gt;</text:p>
      <text:p text:style-name="P21"/>
      <text:h text:style-name="Heading_20_3" text:outline-level="3">6.1.1 Full-text-search tag</text:h>
      <text:p text:style-name="P23">Store all full text search specific configurations.</text:p>
      <text:p text:style-name="P23"/>
      <table:table table:name="Table13" table:style-name="Table13">
        <table:table-column table:style-name="Table13.A" table:number-columns-repeated="3"/>
        <table:table-row>
          <table:table-cell table:style-name="Table13.A1" office:value-type="string">
            <text:p text:style-name="Table_20_Contents">Attribute parameter</text:p>
          </table:table-cell>
          <table:table-cell table:style-name="Table13.A1" office:value-type="string">
            <text:p text:style-name="Table_20_Contents">Explanation</text:p>
          </table:table-cell>
          <table:table-cell table:style-name="Table13.C1" office:value-type="string">
            <text:p text:style-name="Table_20_Contents">Optional</text:p>
          </table:table-cell>
        </table:table-row>
        <table:table-row>
          <table:table-cell table:style-name="Table13.A2" office:value-type="string">
            <text:p text:style-name="Table_20_Contents">prefix-match (yes | no)</text:p>
          </table:table-cell>
          <table:table-cell table:style-name="Table13.A2" office:value-type="string">
            <text:p text:style-name="Table_20_Contents">Can use prefix match the implementation.</text:p>
          </table:table-cell>
          <table:table-cell table:style-name="Table13.C2" office:value-type="string">
            <text:p text:style-name="Table_20_Contents">No.</text:p>
          </table:table-cell>
        </table:table-row>
        <table:table-row>
          <table:table-cell table:style-name="Table13.A2" office:value-type="string">
            <text:p text:style-name="Table_20_Contents">fuzzy-match (yes | no)</text:p>
          </table:table-cell>
          <table:table-cell table:style-name="Table13.A2" office:value-type="string">
            <text:p text:style-name="Table_20_Contents">Can use fuzzy mathc the implementation.</text:p>
          </table:table-cell>
          <table:table-cell table:style-name="Table13.C2" office:value-type="string">
            <text:p text:style-name="Table_20_Contents">No.</text:p>
          </table:table-cell>
        </table:table-row>
        <table:table-row>
          <table:table-cell table:style-name="Table13.A2" office:value-type="string">
            <text:p text:style-name="Table_20_Contents">Elements</text:p>
          </table:table-cell>
          <table:table-cell table:style-name="Table13.A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Table_20_Contents">full-text-search-implementation</text:p>
          </table:table-cell>
          <table:table-cell table:style-name="Table13.A2" office:value-type="string">
            <text:p text:style-name="Table_20_Contents">Describe the full text search <text:soft-page-break/>implementation's configuration.</text:p>
          </table:table-cell>
          <table:table-cell table:style-name="Table13.C2" office:value-type="string">
            <text:p text:style-name="Table_20_Contents">No</text:p>
          </table:table-cell>
        </table:table-row>
        <table:table-row>
          <table:table-cell table:style-name="Table13.A2" office:value-type="string">
            <text:p text:style-name="Table_20_Contents">indexer-implementation</text:p>
          </table:table-cell>
          <table:table-cell table:style-name="Table13.A2" office:value-type="string">
            <text:p text:style-name="Table_20_Contents">Describe the indexer implementation's configuration.</text:p>
          </table:table-cell>
          <table:table-cell table:style-name="Table13.C2" office:value-type="string">
            <text:p text:style-name="Table_20_Contents">No.</text:p>
          </table:table-cell>
        </table:table-row>
        <table:table-row>
          <table:table-cell table:style-name="Table13.A2" office:value-type="string">
            <text:p text:style-name="Table_20_Contents">content-handler-implementation</text:p>
          </table:table-cell>
          <table:table-cell table:style-name="Table13.A2" office:value-type="string">
            <text:p text:style-name="Table_20_Contents">Describe the content handler implementation's configuration.</text:p>
          </table:table-cell>
          <table:table-cell table:style-name="Table13.C2" office:value-type="string">
            <text:p text:style-name="Table_20_Contents">No</text:p>
          </table:table-cell>
        </table:table-row>
      </table:table>
      <text:p text:style-name="P23"/>
      <text:h text:style-name="Heading_20_3" text:outline-level="3"><text:bookmark text:name="__RefHeading__1502_1110192342"/>6.1.2 Full-text-search-implementation tag<text:bookmark-end text:name="__RefHeading__1502_1110192342"/></text:h>
      <text:p text:style-name="P9">Configure the full text search manager object and store indexer and content handler configurations too because these settings use all of them.</text:p>
      <text:p text:style-name="P9"/>
      <table:table table:name="Table14" table:style-name="Table14">
        <table:table-column table:style-name="Table14.A" table:number-columns-repeated="3"/>
        <table:table-row>
          <table:table-cell table:style-name="Table14.A1" office:value-type="string">
            <text:p text:style-name="Table_20_Contents">Attribute parameter</text:p>
          </table:table-cell>
          <table:table-cell table:style-name="Table14.A1" office:value-type="string">
            <text:p text:style-name="Table_20_Contents">Explanation</text:p>
          </table:table-cell>
          <table:table-cell table:style-name="Table14.C1" office:value-type="string">
            <text:p text:style-name="Table_20_Contents">Optional</text:p>
          </table:table-cell>
        </table:table-row>
        <table:table-row>
          <table:table-cell table:style-name="Table14.A2" office:value-type="string">
            <text:p text:style-name="Table_20_Contents">class</text:p>
          </table:table-cell>
          <table:table-cell table:style-name="Table14.A2" office:value-type="string">
            <text:p text:style-name="Table_20_Contents">Set the FullTextSearchManager implementation class.</text:p>
          </table:table-cell>
          <table:table-cell table:style-name="Table14.C2" office:value-type="string">
            <text:p text:style-name="Table_20_Contents">No.</text:p>
          </table:table-cell>
        </table:table-row>
        <table:table-row>
          <table:table-cell table:style-name="Table14.A2" office:value-type="string">
            <text:p text:style-name="Table_20_Contents">Elements</text:p>
          </table:table-cell>
          <table:table-cell table:style-name="Table14.A2" office:value-type="string">
            <text:p text:style-name="Table_20_Contents"/>
          </table:table-cell>
          <table:table-cell table:style-name="Table14.C2" office:value-type="string">
            <text:p text:style-name="Table_20_Contents"/>
          </table:table-cell>
        </table:table-row>
        <table:table-row>
          <table:table-cell table:style-name="Table14.A2" office:value-type="string">
            <text:p text:style-name="Table_20_Contents">Params?</text:p>
          </table:table-cell>
          <table:table-cell table:style-name="Table14.A2" office:value-type="string">
            <text:p text:style-name="Table_20_Contents">Store the configurations.</text:p>
          </table:table-cell>
          <table:table-cell table:style-name="Table14.C2" office:value-type="string">
            <text:p text:style-name="Table_20_Contents">Yes</text:p>
          </table:table-cell>
        </table:table-row>
      </table:table>
      <text:p text:style-name="P8"/>
      <text:h text:style-name="Heading_20_3" text:outline-level="3"><text:bookmark text:name="__RefHeading__1534_1110192342"/>6.1.3 Params tag<text:bookmark-end text:name="__RefHeading__1534_1110192342"/></text:h>
      <text:p text:style-name="P12">Store the full text search's configurations. </text:p>
      <text:p text:style-name="P12"/>
      <table:table table:name="Table15" table:style-name="Table15">
        <table:table-column table:style-name="Table15.A" table:number-columns-repeated="3"/>
        <table:table-row>
          <table:table-cell table:style-name="Table15.A1" office:value-type="string">
            <text:p text:style-name="Table_20_Contents">Attribute parameter</text:p>
          </table:table-cell>
          <table:table-cell table:style-name="Table15.A1" office:value-type="string">
            <text:p text:style-name="Table_20_Contents">Explanation</text:p>
          </table:table-cell>
          <table:table-cell table:style-name="Table15.C1" office:value-type="string">
            <text:p text:style-name="Table_20_Contents">Optional</text:p>
          </table:table-cell>
        </table:table-row>
        <table:table-row>
          <table:table-cell table:style-name="Table15.A2" office:value-type="string">
            <text:p text:style-name="Table_20_Contents">Elements</text:p>
          </table:table-cell>
          <table:table-cell table:style-name="Table15.A2" office:value-type="string">
            <text:p text:style-name="Table_20_Contents"/>
          </table:table-cell>
          <table:table-cell table:style-name="Table15.C2" office:value-type="string">
            <text:p text:style-name="Table_20_Contents"/>
          </table:table-cell>
        </table:table-row>
        <table:table-row>
          <table:table-cell table:style-name="Table15.A2" office:value-type="string">
            <text:p text:style-name="Table_20_Contents">Param+</text:p>
          </table:table-cell>
          <table:table-cell table:style-name="Table15.A2" office:value-type="string">
            <text:p text:style-name="Table_20_Contents">Store the generally configurations.</text:p>
          </table:table-cell>
          <table:table-cell table:style-name="Table15.C2" office:value-type="string">
            <text:p text:style-name="Table_20_Contents">No</text:p>
          </table:table-cell>
        </table:table-row>
        <table:table-row>
          <table:table-cell table:style-name="Table15.A2" office:value-type="string">
            <text:p text:style-name="Table_20_Contents">Document-fields?</text:p>
          </table:table-cell>
          <table:table-cell table:style-name="Table15.A2" office:value-type="string">
            <text:p text:style-name="Table_20_Contents">Store which content fields will be stored and indexed.</text:p>
          </table:table-cell>
          <table:table-cell table:style-name="Table15.C2" office:value-type="string">
            <text:p text:style-name="Table_20_Contents">Yes, then index and store all content field.</text:p>
          </table:table-cell>
        </table:table-row>
      </table:table>
      <text:p text:style-name="P11"/>
      <text:h text:style-name="Heading_20_3" text:outline-level="3"><text:bookmark text:name="__RefHeading__1568_1110192342"/>6.1.4 Param tag<text:bookmark-end text:name="__RefHeading__1568_1110192342"/></text:h>
      <text:p text:style-name="P14">A param tag is like a property tag in a properties file. It is a name-value pair. In <text:bookmark-ref text:reference-format="text" text:ref-name="__RefHeading__1502_1110192342">6.1.2 Full-text-search-implementation tag</text:bookmark-ref> two recommended parameters' name are:</text:p>
      <text:list xml:id="list1831445997" text:style-name="L8">
        <text:list-item>
          <text:p text:style-name="P53">indexdirectory-path: which describe where I the indexer base directory.</text:p>
        </text:list-item>
        <text:list-item>
          <text:p text:style-name="P53"><text:soft-page-break/>Document-repository:</text:p>
        </text:list-item>
      </text:list>
      <text:p text:style-name="P14"/>
      <table:table table:name="Table23" table:style-name="Table23">
        <table:table-column table:style-name="Table23.A" table:number-columns-repeated="3"/>
        <table:table-row>
          <table:table-cell table:style-name="Table23.A1" office:value-type="string">
            <text:p text:style-name="Table_20_Contents">Attribute parameter</text:p>
          </table:table-cell>
          <table:table-cell table:style-name="Table23.A1" office:value-type="string">
            <text:p text:style-name="Table_20_Contents">Explanation</text:p>
          </table:table-cell>
          <table:table-cell table:style-name="Table23.C1" office:value-type="string">
            <text:p text:style-name="Table_20_Contents">Optional</text:p>
          </table:table-cell>
        </table:table-row>
        <table:table-row>
          <table:table-cell table:style-name="Table23.A2" office:value-type="string">
            <text:p text:style-name="Table_20_Contents">name</text:p>
          </table:table-cell>
          <table:table-cell table:style-name="Table23.A2" office:value-type="string">
            <text:p text:style-name="Table_20_Contents">The parameter name.</text:p>
          </table:table-cell>
          <table:table-cell table:style-name="Table23.C2" office:value-type="string">
            <text:p text:style-name="Table_20_Contents">No</text:p>
          </table:table-cell>
        </table:table-row>
        <table:table-row>
          <table:table-cell table:style-name="Table23.A2" office:value-type="string">
            <text:p text:style-name="Table_20_Contents">value</text:p>
          </table:table-cell>
          <table:table-cell table:style-name="Table23.A2" office:value-type="string">
            <text:p text:style-name="Table_20_Contents">The parameter value.</text:p>
          </table:table-cell>
          <table:table-cell table:style-name="Table23.C2" office:value-type="string">
            <text:p text:style-name="Table_20_Contents">No.</text:p>
          </table:table-cell>
        </table:table-row>
        <table:table-row>
          <table:table-cell table:style-name="Table23.A2" office:value-type="string">
            <text:p text:style-name="Table_20_Contents">Elements</text:p>
          </table:table-cell>
          <table:table-cell table:style-name="Table23.A2" office:value-type="string">
            <text:p text:style-name="Table_20_Contents"/>
          </table:table-cell>
          <table:table-cell table:style-name="Table23.C2" office:value-type="string">
            <text:p text:style-name="Table_20_Contents"/>
          </table:table-cell>
        </table:table-row>
      </table:table>
      <text:p text:style-name="P13"/>
      <text:h text:style-name="Heading_20_3" text:outline-level="3">6.1.5 Document-fields tag</text:h>
      <text:p text:style-name="P15">Store which content fields will be stored and indexed.</text:p>
      <text:p text:style-name="P15"/>
      <table:table table:name="Table16" table:style-name="Table16">
        <table:table-column table:style-name="Table16.A" table:number-columns-repeated="3"/>
        <table:table-row>
          <table:table-cell table:style-name="Table16.A1" office:value-type="string">
            <text:p text:style-name="Table_20_Contents">Attribute parameter</text:p>
          </table:table-cell>
          <table:table-cell table:style-name="Table16.A1" office:value-type="string">
            <text:p text:style-name="Table_20_Contents">Explanation</text:p>
          </table:table-cell>
          <table:table-cell table:style-name="Table16.C1" office:value-type="string">
            <text:p text:style-name="Table_20_Contents">Optional</text:p>
          </table:table-cell>
        </table:table-row>
        <table:table-row>
          <table:table-cell table:style-name="Table16.A2" office:value-type="string">
            <text:p text:style-name="Table_20_Contents">Elements</text:p>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Field*</text:p>
          </table:table-cell>
          <table:table-cell table:style-name="Table16.A2" office:value-type="string">
            <text:p text:style-name="Table_20_Contents">Represent a content field define how it will be indexed.</text:p>
          </table:table-cell>
          <table:table-cell table:style-name="Table16.C2" office:value-type="string">
            <text:p text:style-name="Table_20_Contents">Yes, then index and store all content field.</text:p>
          </table:table-cell>
        </table:table-row>
      </table:table>
      <text:p text:style-name="P13"/>
      <text:h text:style-name="Heading_20_3" text:outline-level="3">6.1.6 Fields tag</text:h>
      <text:p text:style-name="P17">Define a store, indexing mod and type of the fields.</text:p>
      <text:p text:style-name="P17"/>
      <table:table table:name="Table17" table:style-name="Table17">
        <table:table-column table:style-name="Table17.A" table:number-columns-repeated="3"/>
        <table:table-row>
          <table:table-cell table:style-name="Table17.A1" office:value-type="string">
            <text:p text:style-name="Table_20_Contents">Attribute parameter</text:p>
          </table:table-cell>
          <table:table-cell table:style-name="Table17.A1" office:value-type="string">
            <text:p text:style-name="Table_20_Contents">Explanation</text:p>
          </table:table-cell>
          <table:table-cell table:style-name="Table17.C1" office:value-type="string">
            <text:p text:style-name="Table_20_Contents">Optional</text:p>
          </table:table-cell>
        </table:table-row>
        <table:table-row>
          <table:table-cell table:style-name="Table17.A2" office:value-type="string">
            <text:p text:style-name="Table_20_Contents">name</text:p>
          </table:table-cell>
          <table:table-cell table:style-name="Table17.A2" office:value-type="string">
            <text:p text:style-name="Table_20_Contents">Define the content field.</text:p>
          </table:table-cell>
          <table:table-cell table:style-name="Table17.C2" office:value-type="string">
            <text:p text:style-name="Table_20_Contents">No.</text:p>
          </table:table-cell>
        </table:table-row>
        <table:table-row>
          <table:table-cell table:style-name="Table17.A2" office:value-type="string">
            <text:p text:style-name="Table_20_Contents">indexed (no | analyzed |not_analyzed |not_analyzed_no_norms |analyzed_no_norms)</text:p>
          </table:table-cell>
          <table:table-cell table:style-name="Table17.A2" office:value-type="string">
            <text:p text:style-name="Table_20_Contents">Configure the indexing.</text:p>
          </table:table-cell>
          <table:table-cell table:style-name="Table17.C2" office:value-type="string">
            <text:p text:style-name="Table_20_Contents">No.</text:p>
          </table:table-cell>
        </table:table-row>
        <table:table-row>
          <table:table-cell table:style-name="Table17.A2" office:value-type="string">
            <text:p text:style-name="Table_20_Contents">stored (yes | no | compress)</text:p>
          </table:table-cell>
          <table:table-cell table:style-name="Table17.A2" office:value-type="string">
            <text:p text:style-name="Table_20_Contents">Define the storing mode.</text:p>
          </table:table-cell>
          <table:table-cell table:style-name="Table17.C2" office:value-type="string">
            <text:p text:style-name="Table_20_Contents">No</text:p>
          </table:table-cell>
        </table:table-row>
        <table:table-row>
          <table:table-cell table:style-name="Table17.A2" office:value-type="string">
            <text:p text:style-name="Table_20_Contents">type (string|number|date)</text:p>
          </table:table-cell>
          <table:table-cell table:style-name="Table17.A2" office:value-type="string">
            <text:p text:style-name="Table_20_Contents">Define the field type.</text:p>
          </table:table-cell>
          <table:table-cell table:style-name="Table17.C2" office:value-type="string">
            <text:p text:style-name="Table_20_Contents">No.</text:p>
          </table:table-cell>
        </table:table-row>
        <table:table-row>
          <table:table-cell table:style-name="Table17.A2" office:value-type="string">
            <text:p text:style-name="Table_20_Contents">Elements</text:p>
          </table:table-cell>
          <table:table-cell table:style-name="Table17.A2" office:value-type="string">
            <text:p text:style-name="Table_20_Contents"/>
          </table:table-cell>
          <table:table-cell table:style-name="Table17.C2" office:value-type="string">
            <text:p text:style-name="Table_20_Contents"/>
          </table:table-cell>
        </table:table-row>
      </table:table>
      <text:p text:style-name="P16"/>
      <text:h text:style-name="Heading_20_3" text:outline-level="3">6.1.7 Indexer-implementation tag</text:h>
      <text:p text:style-name="P19">Define the indexer class.</text:p>
      <text:p text:style-name="P19"><text:soft-page-break/></text:p>
      <table:table table:name="Table18" table:style-name="Table18">
        <table:table-column table:style-name="Table18.A" table:number-columns-repeated="3"/>
        <table:table-row>
          <table:table-cell table:style-name="Table18.A1" office:value-type="string">
            <text:p text:style-name="Table_20_Contents">Attribute parameter</text:p>
          </table:table-cell>
          <table:table-cell table:style-name="Table18.A1" office:value-type="string">
            <text:p text:style-name="Table_20_Contents">Explanation</text:p>
          </table:table-cell>
          <table:table-cell table:style-name="Table18.C1" office:value-type="string">
            <text:p text:style-name="Table_20_Contents">Optional</text:p>
          </table:table-cell>
        </table:table-row>
        <table:table-row>
          <table:table-cell table:style-name="Table18.A2" office:value-type="string">
            <text:p text:style-name="Table_20_Contents">class</text:p>
          </table:table-cell>
          <table:table-cell table:style-name="Table18.A2" office:value-type="string">
            <text:p text:style-name="Table_20_Contents">Set the indexer.</text:p>
          </table:table-cell>
          <table:table-cell table:style-name="Table18.C2" office:value-type="string">
            <text:p text:style-name="Table_20_Contents">No.</text:p>
          </table:table-cell>
        </table:table-row>
        <table:table-row>
          <table:table-cell table:style-name="Table18.A2" office:value-type="string">
            <text:p text:style-name="Table_20_Contents">Elements</text:p>
          </table:table-cell>
          <table:table-cell table:style-name="Table18.A2" office:value-type="string">
            <text:p text:style-name="Table_20_Contents"/>
          </table:table-cell>
          <table:table-cell table:style-name="Table18.C2" office:value-type="string">
            <text:p text:style-name="Table_20_Contents"/>
          </table:table-cell>
        </table:table-row>
      </table:table>
      <text:p text:style-name="P18"/>
      <text:h text:style-name="Heading_20_3" text:outline-level="3">6.1.8 Content-handler-implementation tag</text:h>
      <text:p text:style-name="P14">Define the content handler class.</text:p>
      <text:p text:style-name="P14"/>
      <table:table table:name="Table19" table:style-name="Table19">
        <table:table-column table:style-name="Table19.A" table:number-columns-repeated="3"/>
        <table:table-row>
          <table:table-cell table:style-name="Table19.A1" office:value-type="string">
            <text:p text:style-name="Table_20_Contents">Attribute parameter</text:p>
          </table:table-cell>
          <table:table-cell table:style-name="Table19.A1" office:value-type="string">
            <text:p text:style-name="Table_20_Contents">Explanation</text:p>
          </table:table-cell>
          <table:table-cell table:style-name="Table19.C1" office:value-type="string">
            <text:p text:style-name="Table_20_Contents">Optional</text:p>
          </table:table-cell>
        </table:table-row>
        <table:table-row>
          <table:table-cell table:style-name="Table19.A2" office:value-type="string">
            <text:p text:style-name="Table_20_Contents">class</text:p>
          </table:table-cell>
          <table:table-cell table:style-name="Table19.A2" office:value-type="string">
            <text:p text:style-name="Table_20_Contents">Set the content handler.</text:p>
          </table:table-cell>
          <table:table-cell table:style-name="Table19.C2" office:value-type="string">
            <text:p text:style-name="Table_20_Contents">No.</text:p>
          </table:table-cell>
        </table:table-row>
        <table:table-row>
          <table:table-cell table:style-name="Table19.A2" office:value-type="string">
            <text:p text:style-name="Table_20_Contents">Elements</text:p>
          </table:table-cell>
          <table:table-cell table:style-name="Table19.A2" office:value-type="string">
            <text:p text:style-name="Table_20_Contents"/>
          </table:table-cell>
          <table:table-cell table:style-name="Table19.C2" office:value-type="string">
            <text:p text:style-name="Table_20_Contents"/>
          </table:table-cell>
        </table:table-row>
      </table:table>
      <text:p text:style-name="P13"/>
      <text:h text:style-name="Heading_20_2" text:outline-level="2">6.2 Language tools part</text:h>
      <text:h text:style-name="Heading_20_2" text:outline-level="2">6.3 Knowledge bases part</text:h>
      <text:p text:style-name="P23">In this part of the XML file is describe the knowledge base service who will be work. The system can initialize the knowledge base object two mode. Te first mode is with reflection as <text:bookmark-ref text:reference-format="text" text:ref-name="__RefHeading__1387_1110192342">6.1 Full text search part</text:bookmark-ref> or using spring.</text:p>
      <text:p text:style-name="P23">Here is an example:</text:p>
      <text:p text:style-name="P20">&lt;knowledge-bases&gt;</text:p>
      <text:p text:style-name="P20"><text:s text:c="2"/>&lt;knowledge-base <text:span text:style-name="T17">name</text:span>=<text:span text:style-name="T18">"default"</text:span> <text:span text:style-name="T17">spring-mode</text:span>=<text:span text:style-name="T18">"true"</text:span>&gt;</text:p>
      <text:p text:style-name="P20"><text:s text:c="4"/>&lt;knowledge-base-implementation</text:p>
      <text:p text:style-name="P20"><text:s text:c="8"/><text:span text:style-name="T17">class</text:span>=<text:span text:style-name="T18">"${no.ovitas.compass2.service.KBImplementation}</text:span>" &gt;</text:p>
      <text:p text:style-name="P20"><text:s text:c="6"/>&lt;params&gt;</text:p>
      <text:p text:style-name="P20"><text:s text:c="8"/>&lt;param <text:span text:style-name="T17">name</text:span>=<text:span text:style-name="T18">"file-path"</text:span> <text:span text:style-name="T17">value</text:span>=<text:span text:style-name="T18">"${knowledge.base.file}"</text:span>/&gt;</text:p>
      <text:p text:style-name="P20"><text:s text:c="8"/>&lt;param <text:span text:style-name="T17">name</text:span>=<text:span text:style-name="T18">"load-on-startup"</text:span></text:p>
      <text:p text:style-name="P20"><text:span text:style-name="T18"><text:s text:c="12"/></text:span><text:span text:style-name="T17">value</text:span>=<text:span text:style-name="T18">"${knowladge.base.load.on.startup}"</text:span>/&gt;</text:p>
      <text:p text:style-name="P20"><text:s text:c="6"/>&lt;/params&gt;</text:p>
      <text:p text:style-name="P20"><text:s text:c="4"/>&lt;/knowledge-base-implementation&gt;</text:p>
      <text:p text:style-name="P20"><text:s text:c="4"/>&lt;knowledge-spring-implementation <text:span text:style-name="T17">bean</text:span>=<text:span text:style-name="T18">"kbBean"</text:span> &gt;</text:p>
      <text:p text:style-name="P20"><text:s text:c="6"/>&lt;context-files&gt;</text:p>
      <text:p text:style-name="P20"><text:s text:c="8"/>&lt;context-file <text:span text:style-name="T17">file</text:span>=<text:span text:style-name="T18">"classpath*:/applicationContext.xml"</text:span> /&gt;</text:p>
      <text:p text:style-name="P20"><text:s text:c="8"/>&lt;context-file <text:span text:style-name="T17">file</text:span>=<text:span text:style-name="T18">"classpath*:/applicationContext-dao.xml"</text:span> /&gt;</text:p>
      <text:p text:style-name="P20"><text:s text:c="8"/>&lt;context-file <text:span text:style-name="T17">file</text:span>=<text:span text:style-name="T18">"classpath*:/applicationContext-service.xml"</text:span> /&gt;</text:p>
      <text:p text:style-name="P20"><text:s text:c="6"/>&lt;/context-files&gt;</text:p>
      <text:p text:style-name="P20"><text:s text:c="6"/>&lt;params&gt;</text:p>
      <text:p text:style-name="P20"><text:s text:c="8"/>&lt;param <text:span text:style-name="T17">name</text:span>=<text:span text:style-name="T18">"file-path"</text:span> <text:span text:style-name="T17">value</text:span>=<text:span text:style-name="T18">"${knowledge.base.file}"</text:span>/&gt;</text:p>
      <text:p text:style-name="P20"><text:soft-page-break/><text:s text:c="8"/>&lt;param <text:span text:style-name="T17">name</text:span>=<text:span text:style-name="T18">"load-on-startup"</text:span></text:p>
      <text:p text:style-name="P20"><text:span text:style-name="T18"><text:s text:c="12"/></text:span><text:span text:style-name="T17">value</text:span>=<text:span text:style-name="T18">"${knowladge.base.load.on.startup}"</text:span>/&gt;</text:p>
      <text:p text:style-name="P20"><text:s text:c="6"/>&lt;/params&gt;</text:p>
      <text:p text:style-name="P20"><text:s text:c="4"/>&lt;/knowledge-spring-implementation&gt;</text:p>
      <text:p text:style-name="P20"><text:s text:c="4"/>&lt;expansion <text:span text:style-name="T17">use-random-weight</text:span>=<text:span text:style-name="T18">"no"</text:span> <text:span text:style-name="T17">expansion-threshold</text:span>=<text:span text:style-name="T18">"0.7"</text:span></text:p>
      <text:p text:style-name="P20"><text:s text:c="8"/><text:span text:style-name="T17">max-nr-of-topic-to-expand</text:span>=<text:span text:style-name="T18">"50"</text:span> <text:span text:style-name="T17">hop-count</text:span>=<text:span text:style-name="T18">"1"</text:span>&gt;</text:p>
      <text:p text:style-name="P20"><text:s text:c="6"/>&lt;association-types&gt;</text:p>
      <text:p text:style-name="P20"><text:s text:c="8"/>&lt;association-type <text:span text:style-name="T17">id</text:span>=<text:span text:style-name="T18">"#t-11372557"</text:span> <text:span text:style-name="T17">name</text:span>=<text:span text:style-name="T18">"TestAssocTypeName1"</text:span></text:p>
      <text:p text:style-name="P20"><text:s text:c="12"/><text:span text:style-name="T17">weight-ahead</text:span>=<text:span text:style-name="T18">"1.0"</text:span> <text:span text:style-name="T17">weight-aback</text:span>=<text:span text:style-name="T18">"0.1"</text:span> /&gt;</text:p>
      <text:p text:style-name="P20"><text:s text:c="8"/>&lt;association-type <text:span text:style-name="T17">id</text:span>="#t-11372561" <text:span text:style-name="T17">name</text:span>=<text:span text:style-name="T18">"TestAssocTypeName2"</text:span></text:p>
      <text:p text:style-name="P20"><text:s text:c="12"/><text:span text:style-name="T17">weight-ahead</text:span>=<text:span text:style-name="T18">"1.0"</text:span> <text:span text:style-name="T17">weight-aback</text:span>=<text:span text:style-name="T18">"0.1"</text:span> /&gt;</text:p>
      <text:p text:style-name="P20"><text:s text:c="6"/>&lt;/association-types&gt;</text:p>
      <text:p text:style-name="P20"><text:s text:c="4"/>&lt;/expansion&gt;</text:p>
      <text:p text:style-name="P20"><text:s text:c="2"/>&lt;/knowledge-base&gt;</text:p>
      <text:p text:style-name="P20">&lt;/knowledge-bases&gt;</text:p>
      <text:p text:style-name="P20"/>
      <text:h text:style-name="Heading_20_3" text:outline-level="3">6.3.1 Knowledge-bases tag</text:h>
      <text:p text:style-name="P23">This tag store the each knowledge base configuration.</text:p>
      <text:p text:style-name="P23"/>
      <table:table table:name="Table20" table:style-name="Table20">
        <table:table-column table:style-name="Table20.A" table:number-columns-repeated="3"/>
        <table:table-row>
          <table:table-cell table:style-name="Table20.A1" office:value-type="string">
            <text:p text:style-name="Table_20_Contents">Attribute parameter</text:p>
          </table:table-cell>
          <table:table-cell table:style-name="Table20.A1" office:value-type="string">
            <text:p text:style-name="Table_20_Contents">Explanation</text:p>
          </table:table-cell>
          <table:table-cell table:style-name="Table20.C1" office:value-type="string">
            <text:p text:style-name="Table_20_Contents">Optional</text:p>
          </table:table-cell>
        </table:table-row>
        <table:table-row>
          <table:table-cell table:style-name="Table20.A2" office:value-type="string">
            <text:p text:style-name="Table_20_Contents">Elements</text:p>
          </table:table-cell>
          <table:table-cell table:style-name="Table20.A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Table_20_Contents">knowledge-base*</text:p>
          </table:table-cell>
          <table:table-cell table:style-name="Table20.A2" office:value-type="string">
            <text:p text:style-name="Table_20_Contents">One knowledge base configuration.</text:p>
          </table:table-cell>
          <table:table-cell table:style-name="Table20.C2" office:value-type="string">
            <text:p text:style-name="Table_20_Contents">Yes.</text:p>
          </table:table-cell>
        </table:table-row>
      </table:table>
      <text:p text:style-name="P22"/>
      <text:h text:style-name="Heading_20_3" text:outline-level="3">6.3.2 Knowledge-base tag</text:h>
      <text:p text:style-name="P14">Configure a knowledge base. Define which method can be built the KnowledgeBaseManager object. </text:p>
      <text:p text:style-name="P14"/>
      <table:table table:name="Table21" table:style-name="Table21">
        <table:table-column table:style-name="Table21.A" table:number-columns-repeated="3"/>
        <table:table-row>
          <table:table-cell table:style-name="Table21.A1" office:value-type="string">
            <text:p text:style-name="Table_20_Contents">Attribute parameter</text:p>
          </table:table-cell>
          <table:table-cell table:style-name="Table21.A1" office:value-type="string">
            <text:p text:style-name="Table_20_Contents">Explanation</text:p>
          </table:table-cell>
          <table:table-cell table:style-name="Table21.C1" office:value-type="string">
            <text:p text:style-name="Table_20_Contents">Optional</text:p>
          </table:table-cell>
        </table:table-row>
        <table:table-row>
          <table:table-cell table:style-name="Table21.A2" office:value-type="string">
            <text:p text:style-name="Table_20_Contents">Name</text:p>
          </table:table-cell>
          <table:table-cell table:style-name="Table21.A2" office:value-type="string">
            <text:p text:style-name="Table_20_Contents">The knowledge base name</text:p>
          </table:table-cell>
          <table:table-cell table:style-name="Table21.C2" office:value-type="string">
            <text:p text:style-name="Table_20_Contents">No</text:p>
          </table:table-cell>
        </table:table-row>
        <table:table-row>
          <table:table-cell table:style-name="Table21.A2" office:value-type="string">
            <text:p text:style-name="Table_20_Contents">spring-mode (true|false)</text:p>
          </table:table-cell>
          <table:table-cell table:style-name="Table21.A2" office:value-type="string">
            <text:p text:style-name="Table_20_Contents">If it true then the factory use spring to create instance from KnowledgeBaseManager</text:p>
          </table:table-cell>
          <table:table-cell table:style-name="Table21.C2" office:value-type="string">
            <text:p text:style-name="Table_20_Contents">No</text:p>
          </table:table-cell>
        </table:table-row>
        <table:table-row>
          <table:table-cell table:style-name="Table21.A2" office:value-type="string">
            <text:p text:style-name="Table_20_Contents">Elements</text:p>
          </table:table-cell>
          <table:table-cell table:style-name="Table21.A2" office:value-type="string">
            <text:p text:style-name="Table_20_Contents"/>
          </table:table-cell>
          <table:table-cell table:style-name="Table21.C2" office:value-type="string">
            <text:p text:style-name="Table_20_Contents"/>
          </table:table-cell>
        </table:table-row>
        <table:table-row>
          <table:table-cell table:style-name="Table21.A2" office:value-type="string">
            <text:p text:style-name="Table_20_Contents">knowledge-base-implementation</text:p>
          </table:table-cell>
          <table:table-cell table:style-name="Table21.A2" office:value-type="string">
            <text:p text:style-name="Table_20_Contents">If spring mode false use this configuration.</text:p>
          </table:table-cell>
          <table:table-cell table:style-name="Table21.C2" office:value-type="string">
            <text:p text:style-name="Table_20_Contents">Yes.</text:p>
          </table:table-cell>
        </table:table-row>
        <text:soft-page-break/>
        <table:table-row>
          <table:table-cell table:style-name="Table21.A2" office:value-type="string">
            <text:p text:style-name="Table_20_Contents">knowledge-spring-implementation</text:p>
          </table:table-cell>
          <table:table-cell table:style-name="Table21.A2" office:value-type="string">
            <text:p text:style-name="Table_20_Contents">If spring mide true use this configuration</text:p>
          </table:table-cell>
          <table:table-cell table:style-name="Table21.C2" office:value-type="string">
            <text:p text:style-name="Table_20_Contents">Yes</text:p>
          </table:table-cell>
        </table:table-row>
        <table:table-row>
          <table:table-cell table:style-name="Table21.A2" office:value-type="string">
            <text:p text:style-name="Table_20_Contents">Expression</text:p>
          </table:table-cell>
          <table:table-cell table:style-name="Table21.A2" office:value-type="string">
            <text:p text:style-name="Table_20_Contents"/>
          </table:table-cell>
          <table:table-cell table:style-name="Table21.C2" office:value-type="string">
            <text:p text:style-name="Table_20_Contents"/>
          </table:table-cell>
        </table:table-row>
      </table:table>
      <text:p text:style-name="P13"/>
      <text:h text:style-name="Heading_20_3" text:outline-level="3">6.3.3 Knowledge-base-implementation tag</text:h>
      <text:p text:style-name="P23">Define the configuration the knowledge base object.</text:p>
      <text:p text:style-name="P23"/>
      <table:table table:name="Table22" table:style-name="Table22">
        <table:table-column table:style-name="Table22.A" table:number-columns-repeated="3"/>
        <table:table-row>
          <table:table-cell table:style-name="Table22.A1" office:value-type="string">
            <text:p text:style-name="Table_20_Contents">Attribute parameter</text:p>
          </table:table-cell>
          <table:table-cell table:style-name="Table22.A1" office:value-type="string">
            <text:p text:style-name="Table_20_Contents">Explanation</text:p>
          </table:table-cell>
          <table:table-cell table:style-name="Table22.C1" office:value-type="string">
            <text:p text:style-name="Table_20_Contents">Optional</text:p>
          </table:table-cell>
        </table:table-row>
        <table:table-row>
          <table:table-cell table:style-name="Table22.A2" office:value-type="string">
            <text:p text:style-name="Table_20_Contents">class</text:p>
          </table:table-cell>
          <table:table-cell table:style-name="Table22.A2" office:value-type="string">
            <text:p text:style-name="Table_20_Contents">Class which implements KnowledgeBaseManager interface</text:p>
          </table:table-cell>
          <table:table-cell table:style-name="Table22.C2" office:value-type="string">
            <text:p text:style-name="Table_20_Contents">No</text:p>
          </table:table-cell>
        </table:table-row>
        <table:table-row>
          <table:table-cell table:style-name="Table22.A2" office:value-type="string">
            <text:p text:style-name="Table_20_Contents">Elements</text:p>
          </table:table-cell>
          <table:table-cell table:style-name="Table22.A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Table_20_Contents">Params?</text:p>
          </table:table-cell>
          <table:table-cell table:style-name="Table22.A2" office:value-type="string">
            <text:p text:style-name="Table_20_Contents">Store parameters.</text:p>
          </table:table-cell>
          <table:table-cell table:style-name="Table22.C2" office:value-type="string">
            <text:p text:style-name="Table_20_Contents">Yes.</text:p>
          </table:table-cell>
        </table:table-row>
      </table:table>
      <text:p text:style-name="P22"/>
      <text:h text:style-name="Heading_20_3" text:outline-level="3"><text:bookmark text:name="__RefHeading__1787_1110192342"/>6.3.4 Params tag<text:bookmark-end text:name="__RefHeading__1787_1110192342"/></text:h>
      <text:p text:style-name="P12">See in the <text:bookmark-ref text:reference-format="text" text:ref-name="__RefHeading__1534_1110192342">6.1.3 Params tag</text:bookmark-ref> section.</text:p>
      <text:p text:style-name="P12"/>
      <text:h text:style-name="Heading_20_3" text:outline-level="3">6.3.5 Param tag</text:h>
      <text:p text:style-name="P12">See the attributes, elements and how to use in <text:bookmark-ref text:reference-format="text" text:ref-name="__RefHeading__1568_1110192342">6.1.4 Param tag</text:bookmark-ref>. In the <text:bookmark-ref text:reference-format="text" text:ref-name="__RefHeading__1502_1110192342">6.1.2 Full-text-search-implementation tag</text:bookmark-ref> two important parameters need to add.</text:p>
      <text:list xml:id="list259087505" text:style-name="L9">
        <text:list-item>
          <text:p text:style-name="P54">file-path:</text:p>
        </text:list-item>
        <text:list-item>
          <text:p text:style-name="P54">load-on-startup:</text:p>
        </text:list-item>
      </text:list>
      <text:p text:style-name="Text_20_body"/>
      <text:h text:style-name="Heading_20_3" text:outline-level="3">6.3.6 Knowledge-spring-implementation tag</text:h>
      <text:p text:style-name="P23">Define the configuration the knowledge base object with spring usage.</text:p>
      <text:p text:style-name="P12"/>
      <table:table table:name="Table24" table:style-name="Table24">
        <table:table-column table:style-name="Table24.A" table:number-columns-repeated="3"/>
        <table:table-row>
          <table:table-cell table:style-name="Table24.A1" office:value-type="string">
            <text:p text:style-name="Table_20_Contents">Attribute parameter</text:p>
          </table:table-cell>
          <table:table-cell table:style-name="Table24.A1" office:value-type="string">
            <text:p text:style-name="Table_20_Contents">Explanation</text:p>
          </table:table-cell>
          <table:table-cell table:style-name="Table24.C1" office:value-type="string">
            <text:p text:style-name="Table_20_Contents">Optional</text:p>
          </table:table-cell>
        </table:table-row>
        <table:table-row>
          <table:table-cell table:style-name="Table24.A2" office:value-type="string">
            <text:p text:style-name="Table_20_Contents">bean</text:p>
          </table:table-cell>
          <table:table-cell table:style-name="Table24.A2" office:value-type="string">
            <text:p text:style-name="Table_20_Contents">The bean name which implement <text:soft-page-break/>the KnowledgeBaseManager interface</text:p>
          </table:table-cell>
          <table:table-cell table:style-name="Table24.C2" office:value-type="string">
            <text:p text:style-name="Table_20_Contents">No</text:p>
          </table:table-cell>
        </table:table-row>
        <table:table-row>
          <table:table-cell table:style-name="Table24.A2" office:value-type="string">
            <text:p text:style-name="Table_20_Contents">Elements</text:p>
          </table:table-cell>
          <table:table-cell table:style-name="Table24.A2" office:value-type="string">
            <text:p text:style-name="Table_20_Contents"/>
          </table:table-cell>
          <table:table-cell table:style-name="Table24.C2" office:value-type="string">
            <text:p text:style-name="Table_20_Contents"/>
          </table:table-cell>
        </table:table-row>
        <table:table-row>
          <table:table-cell table:style-name="Table24.A2" office:value-type="string">
            <text:p text:style-name="Table_20_Contents">context-files</text:p>
          </table:table-cell>
          <table:table-cell table:style-name="Table24.A2" office:value-type="string">
            <text:p text:style-name="Table_20_Contents">Store spring configuration files path.</text:p>
          </table:table-cell>
          <table:table-cell table:style-name="Table24.C2" office:value-type="string">
            <text:p text:style-name="Table_20_Contents">No.</text:p>
          </table:table-cell>
        </table:table-row>
        <table:table-row>
          <table:table-cell table:style-name="Table24.A2" office:value-type="string">
            <text:p text:style-name="Table_20_Contents">Params?</text:p>
          </table:table-cell>
          <table:table-cell table:style-name="Table24.A2" office:value-type="string">
            <text:p text:style-name="Table_20_Contents">Store parameters.</text:p>
          </table:table-cell>
          <table:table-cell table:style-name="Table24.C2" office:value-type="string">
            <text:p text:style-name="Table_20_Contents">Yes.</text:p>
          </table:table-cell>
        </table:table-row>
      </table:table>
      <text:p text:style-name="P11"/>
      <text:h text:style-name="Heading_20_3" text:outline-level="3">6.3.7 Context-files tag</text:h>
      <text:p text:style-name="P26">This tag contains context-file tags which define the spring configuration files path.</text:p>
      <text:p text:style-name="P26"/>
      <table:table table:name="Table25" table:style-name="Table25">
        <table:table-column table:style-name="Table25.A" table:number-columns-repeated="3"/>
        <table:table-row>
          <table:table-cell table:style-name="Table25.A1" office:value-type="string">
            <text:p text:style-name="Table_20_Contents">Attribute parameter</text:p>
          </table:table-cell>
          <table:table-cell table:style-name="Table25.A1" office:value-type="string">
            <text:p text:style-name="Table_20_Contents">Explanation</text:p>
          </table:table-cell>
          <table:table-cell table:style-name="Table25.C1" office:value-type="string">
            <text:p text:style-name="Table_20_Contents">Optional</text:p>
          </table:table-cell>
        </table:table-row>
        <table:table-row>
          <table:table-cell table:style-name="Table25.A2" office:value-type="string">
            <text:p text:style-name="Table_20_Contents">Elements</text:p>
          </table:table-cell>
          <table:table-cell table:style-name="Table25.A2" office:value-type="string">
            <text:p text:style-name="Table_20_Contents"/>
          </table:table-cell>
          <table:table-cell table:style-name="Table25.C2" office:value-type="string">
            <text:p text:style-name="Table_20_Contents"/>
          </table:table-cell>
        </table:table-row>
        <table:table-row>
          <table:table-cell table:style-name="Table25.A2" office:value-type="string">
            <text:p text:style-name="Table_20_Contents">context-file+</text:p>
          </table:table-cell>
          <table:table-cell table:style-name="Table25.A2" office:value-type="string">
            <text:p text:style-name="Table_20_Contents">Store spring configuration file path.</text:p>
          </table:table-cell>
          <table:table-cell table:style-name="Table25.C2" office:value-type="string">
            <text:p text:style-name="Table_20_Contents">No.</text:p>
          </table:table-cell>
        </table:table-row>
      </table:table>
      <text:p text:style-name="P24"/>
      <text:h text:style-name="Heading_20_3" text:outline-level="3">6.3.8 Context-file tag</text:h>
      <text:p text:style-name="P26">Define spring configuration file path. The path need path you must to add a correct format or the <text:span text:style-name="T13">ClassPathXmlApplicationContext couldn't find the spring bean.</text:span></text:p>
      <text:p text:style-name="P27"/>
      <table:table table:name="Table26" table:style-name="Table26">
        <table:table-column table:style-name="Table26.A" table:number-columns-repeated="3"/>
        <table:table-row>
          <table:table-cell table:style-name="Table26.A1" office:value-type="string">
            <text:p text:style-name="Table_20_Contents">Attribute parameter</text:p>
          </table:table-cell>
          <table:table-cell table:style-name="Table26.A1" office:value-type="string">
            <text:p text:style-name="Table_20_Contents">Explanation</text:p>
          </table:table-cell>
          <table:table-cell table:style-name="Table26.C1" office:value-type="string">
            <text:p text:style-name="Table_20_Contents">Optional</text:p>
          </table:table-cell>
        </table:table-row>
        <table:table-row>
          <table:table-cell table:style-name="Table26.A2" office:value-type="string">
            <text:p text:style-name="Table_20_Contents">file</text:p>
          </table:table-cell>
          <table:table-cell table:style-name="Table26.A2" office:value-type="string">
            <text:p text:style-name="Table_20_Contents">Define spring config file path in <text:s/><text:span text:style-name="T13">ClassPathXmlApplicationContext format.</text:span></text:p>
          </table:table-cell>
          <table:table-cell table:style-name="Table26.C2" office:value-type="string">
            <text:p text:style-name="Table_20_Contents">No.</text:p>
          </table:table-cell>
        </table:table-row>
        <table:table-row>
          <table:table-cell table:style-name="Table26.A2" office:value-type="string">
            <text:p text:style-name="Table_20_Contents">Elements</text:p>
          </table:table-cell>
          <table:table-cell table:style-name="Table26.A2" office:value-type="string">
            <text:p text:style-name="Table_20_Contents"/>
          </table:table-cell>
          <table:table-cell table:style-name="Table26.C2" office:value-type="string">
            <text:p text:style-name="Table_20_Contents"/>
          </table:table-cell>
        </table:table-row>
      </table:table>
      <text:p text:style-name="P25"/>
      <text:h text:style-name="P109" text:outline-level="3">6.3.9 Params tag</text:h>
      <text:p text:style-name="P32"><text:span text:style-name="T12">See it </text:span><text:span text:style-name="T12"><text:bookmark-ref text:reference-format="text" text:ref-name="__RefHeading__1787_1110192342">6.3.4 Params tag</text:bookmark-ref></text:span><text:span text:style-name="T12">.</text:span></text:p>
      <text:h text:style-name="Heading_20_3" text:outline-level="3">6.4 Search bases part</text:h>
      <text:p text:style-name="P26">This part of the configuration file you can define the searching fields, default searching fields.</text:p>
      <text:p text:style-name="P26"><text:soft-page-break/>Here is an example:</text:p>
      <text:p text:style-name="P28">&lt;search-bases&gt;</text:p>
      <text:p text:style-name="P28"><text:s text:c="2"/>&lt;search-field-string <text:span text:style-name="T17">id</text:span>=<text:span text:style-name="T18">"content"</text:span> <text:span text:style-name="T17">index-field</text:span>=<text:span text:style-name="T18">"content"</text:span> </text:p>
      <text:p text:style-name="P28"><text:s text:c="6"/><text:span text:style-name="T17">search-field</text:span>=<text:span text:style-name="T18">"Content"</text:span> <text:span text:style-name="T17">type</text:span>=<text:span text:style-name="T18">"string"</text:span> <text:span text:style-name="T17">default</text:span>=<text:span text:style-name="T18">"true"</text:span></text:p>
      <text:p text:style-name="P28"><text:s text:c="6"/><text:span text:style-name="T17">weight</text:span>=<text:span text:style-name="T18">"1"</text:span> <text:span text:style-name="T17">match</text:span>=<text:span text:style-name="T18">"match_all"</text:span> <text:span text:style-name="T17">fit</text:span>=<text:span text:style-name="T18">"prefix"</text:span>/&gt;</text:p>
      <text:p text:style-name="P28"><text:s text:c="2"/>&lt;search-field-string <text:span text:style-name="T17">id</text:span>=<text:span text:style-name="T18">"title"</text:span> <text:span text:style-name="T17">index-field</text:span>=<text:span text:style-name="T18">"title"</text:span></text:p>
      <text:p text:style-name="P28"><text:s text:c="6"/><text:span text:style-name="T17">search-field</text:span>=<text:span text:style-name="T18">"Title"</text:span> <text:span text:style-name="T17">type</text:span>=<text:span text:style-name="T18">"string"</text:span> <text:span text:style-name="T17">default</text:span>=<text:span text:style-name="T18">"true"</text:span></text:p>
      <text:p text:style-name="P28"><text:s text:c="6"/><text:span text:style-name="T17">weight</text:span>=<text:span text:style-name="T18">"0.5"</text:span> <text:span text:style-name="T17">match</text:span>=<text:span text:style-name="T18">"match_any"</text:span> <text:span text:style-name="T17">fit</text:span>=<text:span text:style-name="T18">"whole_word"</text:span>/&gt;</text:p>
      <text:p text:style-name="P28"><text:s text:c="2"/>&lt;search-field-dateinterval <text:span text:style-name="T17">id</text:span>=<text:span text:style-name="T18">"lastModified"</text:span> <text:span text:style-name="T17">index-field</text:span>=<text:span text:style-name="T18">"lastModified"</text:span></text:p>
      <text:p text:style-name="P28"><text:s text:c="6"/><text:span text:style-name="T17">search-field</text:span>=<text:span text:style-name="T18">"Last Modified"</text:span> <text:span text:style-name="T17">type</text:span>=<text:span text:style-name="T18">"dateinterval"</text:span> <text:span text:style-name="T17">default</text:span>=<text:span text:style-name="T18">"false"</text:span> /&gt;</text:p>
      <text:p text:style-name="P28">&lt;/search-bases&gt;</text:p>
      <text:p text:style-name="Text_20_body"/>
      <text:h text:style-name="Heading_20_3" text:outline-level="3">6.4.1 Search-bases tag</text:h>
      <text:p text:style-name="P30">Contain the search fields definition. Important! If not add fields then you can not search!</text:p>
      <text:p text:style-name="P30"/>
      <table:table table:name="Table27" table:style-name="Table27">
        <table:table-column table:style-name="Table27.A" table:number-columns-repeated="3"/>
        <table:table-row>
          <table:table-cell table:style-name="Table27.A1" office:value-type="string">
            <text:p text:style-name="Table_20_Contents">Attribute parameter</text:p>
          </table:table-cell>
          <table:table-cell table:style-name="Table27.A1" office:value-type="string">
            <text:p text:style-name="Table_20_Contents">Explanation</text:p>
          </table:table-cell>
          <table:table-cell table:style-name="Table27.C1" office:value-type="string">
            <text:p text:style-name="Table_20_Contents">Optional</text:p>
          </table:table-cell>
        </table:table-row>
        <table:table-row>
          <table:table-cell table:style-name="Table27.A2" office:value-type="string">
            <text:p text:style-name="Table_20_Contents">Elements</text:p>
          </table:table-cell>
          <table:table-cell table:style-name="Table27.A2" office:value-type="string">
            <text:p text:style-name="Table_20_Contents"/>
          </table:table-cell>
          <table:table-cell table:style-name="Table27.C2" office:value-type="string">
            <text:p text:style-name="Table_20_Contents"/>
          </table:table-cell>
        </table:table-row>
        <table:table-row>
          <table:table-cell table:style-name="Table27.A2" office:value-type="string">
            <text:p text:style-name="Table_20_Contents">search-field-string*</text:p>
          </table:table-cell>
          <table:table-cell table:style-name="Table27.A2" office:value-type="string">
            <text:p text:style-name="Table_20_Contents">Defines string search field.</text:p>
          </table:table-cell>
          <table:table-cell table:style-name="Table27.C2" office:value-type="string">
            <text:p text:style-name="Table_20_Contents">Yes</text:p>
          </table:table-cell>
        </table:table-row>
        <table:table-row>
          <table:table-cell table:style-name="Table27.A2" office:value-type="string">
            <text:p text:style-name="Table_20_Contents">search-field-dateinterval*</text:p>
          </table:table-cell>
          <table:table-cell table:style-name="Table27.A2" office:value-type="string">
            <text:p text:style-name="Table_20_Contents">Defines date interval search field.</text:p>
          </table:table-cell>
          <table:table-cell table:style-name="Table27.C2" office:value-type="string">
            <text:p text:style-name="Table_20_Contents">Yes</text:p>
          </table:table-cell>
        </table:table-row>
        <table:table-row>
          <table:table-cell table:style-name="Table27.A2" office:value-type="string">
            <text:p text:style-name="Table_20_Contents">search-field-numeric*</text:p>
          </table:table-cell>
          <table:table-cell table:style-name="Table27.A2" office:value-type="string">
            <text:p text:style-name="Table_20_Contents">Defines numeric search field.</text:p>
          </table:table-cell>
          <table:table-cell table:style-name="Table27.C2" office:value-type="string">
            <text:p text:style-name="Table_20_Contents">Yes.</text:p>
          </table:table-cell>
        </table:table-row>
      </table:table>
      <text:p text:style-name="P29"/>
      <text:h text:style-name="Heading_20_3" text:outline-level="3">6.4.2. Search-field-string tag</text:h>
      <text:p text:style-name="P30">Define a string search field and add default values for fast search. Generally only search-field-string used for fast search.</text:p>
      <text:p text:style-name="P30"/>
      <table:table table:name="Table28" table:style-name="Table28">
        <table:table-column table:style-name="Table28.A" table:number-columns-repeated="3"/>
        <table:table-row>
          <table:table-cell table:style-name="Table28.A1" office:value-type="string">
            <text:p text:style-name="Table_20_Contents">Attribute parameter</text:p>
          </table:table-cell>
          <table:table-cell table:style-name="Table28.A1" office:value-type="string">
            <text:p text:style-name="Table_20_Contents">Explanation</text:p>
          </table:table-cell>
          <table:table-cell table:style-name="Table28.C1" office:value-type="string">
            <text:p text:style-name="Table_20_Contents">Optional</text:p>
          </table:table-cell>
        </table:table-row>
        <table:table-row>
          <table:table-cell table:style-name="Table28.A2" office:value-type="string">
            <text:p text:style-name="Table_20_Contents">id</text:p>
          </table:table-cell>
          <table:table-cell table:style-name="Table28.A2" office:value-type="string">
            <text:p text:style-name="Table_20_Contents">Search field id.</text:p>
          </table:table-cell>
          <table:table-cell table:style-name="Table28.C2" office:value-type="string">
            <text:p text:style-name="Table_20_Contents">No.</text:p>
          </table:table-cell>
        </table:table-row>
        <table:table-row>
          <table:table-cell table:style-name="Table28.A2" office:value-type="string">
            <text:p text:style-name="Table_20_Contents">index-field</text:p>
          </table:table-cell>
          <table:table-cell table:style-name="Table28.A2" office:value-type="string">
            <text:p text:style-name="Table_20_Contents">The search field id in the indexer.</text:p>
          </table:table-cell>
          <table:table-cell table:style-name="Table28.C2" office:value-type="string">
            <text:p text:style-name="Table_20_Contents">No.</text:p>
          </table:table-cell>
        </table:table-row>
        <table:table-row>
          <table:table-cell table:style-name="Table28.A2" office:value-type="string">
            <text:p text:style-name="Table_20_Contents">search-field</text:p>
          </table:table-cell>
          <table:table-cell table:style-name="Table28.A2" office:value-type="string">
            <text:p text:style-name="Table_20_Contents">The search field label in the web plugin.</text:p>
          </table:table-cell>
          <table:table-cell table:style-name="Table28.C2" office:value-type="string">
            <text:p text:style-name="Table_20_Contents">No.</text:p>
          </table:table-cell>
        </table:table-row>
        <table:table-row>
          <table:table-cell table:style-name="Table28.A2" office:value-type="string">
            <text:p text:style-name="Table_20_Contents">type(string)</text:p>
          </table:table-cell>
          <table:table-cell table:style-name="Table28.A2" office:value-type="string">
            <text:p text:style-name="Table_20_Contents">Search field type.</text:p>
          </table:table-cell>
          <table:table-cell table:style-name="Table28.C2" office:value-type="string">
            <text:p text:style-name="Table_20_Contents">No.</text:p>
          </table:table-cell>
        </table:table-row>
        <table:table-row>
          <table:table-cell table:style-name="Table28.A2" office:value-type="string">
            <text:p text:style-name="Table_20_Contents">default (true | false)</text:p>
          </table:table-cell>
          <table:table-cell table:style-name="Table28.A2" office:value-type="string">
            <text:p text:style-name="Table_20_Contents">If true, when perform fast search then use this field too.</text:p>
          </table:table-cell>
          <table:table-cell table:style-name="Table28.C2" office:value-type="string">
            <text:p text:style-name="Table_20_Contents">No.</text:p>
          </table:table-cell>
        </table:table-row>
        <text:soft-page-break/>
        <table:table-row>
          <table:table-cell table:style-name="Table28.A2" office:value-type="string">
            <text:p text:style-name="Table_20_Contents">weigh</text:p>
          </table:table-cell>
          <table:table-cell table:style-name="Table28.A2" office:value-type="string">
            <text:p text:style-name="Table_20_Contents">If default true, when perform fast search then use field with this weight.</text:p>
          </table:table-cell>
          <table:table-cell table:style-name="Table28.C2" office:value-type="string">
            <text:p text:style-name="Table_20_Contents">No.</text:p>
          </table:table-cell>
        </table:table-row>
        <table:table-row>
          <table:table-cell table:style-name="Table28.A2" office:value-type="string">
            <text:p text:style-name="Table_20_Contents">Match (match_all | match_any)</text:p>
          </table:table-cell>
          <table:table-cell table:style-name="Table28.A2" office:value-type="string">
            <text:p text:style-name="Table_20_Contents">If default true, when perform fast search and the search value has more terms then use this relation between them.</text:p>
          </table:table-cell>
          <table:table-cell table:style-name="Table28.C2" office:value-type="string">
            <text:p text:style-name="Table_20_Contents">No.</text:p>
          </table:table-cell>
        </table:table-row>
        <table:table-row>
          <table:table-cell table:style-name="Table28.A2" office:value-type="string">
            <text:p text:style-name="Table_20_Contents">Fit (prefix | whole_word)</text:p>
          </table:table-cell>
          <table:table-cell table:style-name="Table28.A2" office:value-type="string">
            <text:p text:style-name="Table_20_Contents">If default true, when perform fast search, it define what type of query will be created.</text:p>
          </table:table-cell>
          <table:table-cell table:style-name="Table28.C2" office:value-type="string">
            <text:p text:style-name="Table_20_Contents">No.</text:p>
          </table:table-cell>
        </table:table-row>
        <table:table-row>
          <table:table-cell table:style-name="Table28.A2" office:value-type="string">
            <text:p text:style-name="Table_20_Contents">Elements</text:p>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29"/>
      <text:h text:style-name="Heading_20_3" text:outline-level="3">6.4.3 Search-field-dateinterval tag</text:h>
      <text:p text:style-name="P30">Define a date interval search field.</text:p>
      <text:p text:style-name="P30"/>
      <table:table table:name="Table29" table:style-name="Table29">
        <table:table-column table:style-name="Table29.A" table:number-columns-repeated="3"/>
        <table:table-row>
          <table:table-cell table:style-name="Table29.A1" office:value-type="string">
            <text:p text:style-name="Table_20_Contents">Attribute parameter</text:p>
          </table:table-cell>
          <table:table-cell table:style-name="Table29.A1" office:value-type="string">
            <text:p text:style-name="Table_20_Contents">Explanation</text:p>
          </table:table-cell>
          <table:table-cell table:style-name="Table29.C1" office:value-type="string">
            <text:p text:style-name="Table_20_Contents">Optional</text:p>
          </table:table-cell>
        </table:table-row>
        <table:table-row>
          <table:table-cell table:style-name="Table29.A2" office:value-type="string">
            <text:p text:style-name="Table_20_Contents">id</text:p>
          </table:table-cell>
          <table:table-cell table:style-name="Table29.A2" office:value-type="string">
            <text:p text:style-name="Table_20_Contents">Search field id.</text:p>
          </table:table-cell>
          <table:table-cell table:style-name="Table29.C2" office:value-type="string">
            <text:p text:style-name="Table_20_Contents">No.</text:p>
          </table:table-cell>
        </table:table-row>
        <table:table-row>
          <table:table-cell table:style-name="Table29.A2" office:value-type="string">
            <text:p text:style-name="Table_20_Contents">index-field</text:p>
          </table:table-cell>
          <table:table-cell table:style-name="Table29.A2" office:value-type="string">
            <text:p text:style-name="Table_20_Contents">The search field id in the indexer.</text:p>
          </table:table-cell>
          <table:table-cell table:style-name="Table29.C2" office:value-type="string">
            <text:p text:style-name="Table_20_Contents">No.</text:p>
          </table:table-cell>
        </table:table-row>
        <table:table-row>
          <table:table-cell table:style-name="Table29.A2" office:value-type="string">
            <text:p text:style-name="Table_20_Contents">search-field</text:p>
          </table:table-cell>
          <table:table-cell table:style-name="Table29.A2" office:value-type="string">
            <text:p text:style-name="Table_20_Contents">The search field label in the web plugin.</text:p>
          </table:table-cell>
          <table:table-cell table:style-name="Table29.C2" office:value-type="string">
            <text:p text:style-name="Table_20_Contents">No.</text:p>
          </table:table-cell>
        </table:table-row>
        <table:table-row>
          <table:table-cell table:style-name="Table29.A2" office:value-type="string">
            <text:p text:style-name="Table_20_Contents">type(dateinterval)</text:p>
          </table:table-cell>
          <table:table-cell table:style-name="Table29.A2" office:value-type="string">
            <text:p text:style-name="Table_20_Contents">Search field type.</text:p>
          </table:table-cell>
          <table:table-cell table:style-name="Table29.C2" office:value-type="string">
            <text:p text:style-name="Table_20_Contents">No.</text:p>
          </table:table-cell>
        </table:table-row>
        <table:table-row>
          <table:table-cell table:style-name="Table29.A2" office:value-type="string">
            <text:p text:style-name="Table_20_Contents">default (true | false)</text:p>
          </table:table-cell>
          <table:table-cell table:style-name="Table29.A2" office:value-type="string">
            <text:p text:style-name="Table_20_Contents">If true, when perform fast search then use this field too. Generally false.</text:p>
          </table:table-cell>
          <table:table-cell table:style-name="Table29.C2" office:value-type="string">
            <text:p text:style-name="Table_20_Contents">No.</text:p>
          </table:table-cell>
        </table:table-row>
        <table:table-row>
          <table:table-cell table:style-name="Table29.A2" office:value-type="string">
            <text:p text:style-name="Table_20_Contents">Elements</text:p>
          </table:table-cell>
          <table:table-cell table:style-name="Table29.A2" office:value-type="string">
            <text:p text:style-name="Table_20_Contents"/>
          </table:table-cell>
          <table:table-cell table:style-name="Table29.C2" office:value-type="string">
            <text:p text:style-name="Table_20_Contents"/>
          </table:table-cell>
        </table:table-row>
      </table:table>
      <text:p text:style-name="P29"/>
      <text:h text:style-name="Heading_20_3" text:outline-level="3">6.4.4 Search-field-numeric tag</text:h>
      <text:p text:style-name="P33">Define a numeric search field.</text:p>
      <text:p text:style-name="P33"/>
      <table:table table:name="Table30" table:style-name="Table30">
        <table:table-column table:style-name="Table30.A" table:number-columns-repeated="3"/>
        <table:table-row>
          <table:table-cell table:style-name="Table30.A1" office:value-type="string">
            <text:p text:style-name="Table_20_Contents">Attribute parameter</text:p>
          </table:table-cell>
          <table:table-cell table:style-name="Table30.A1" office:value-type="string">
            <text:p text:style-name="Table_20_Contents">Explanation</text:p>
          </table:table-cell>
          <table:table-cell table:style-name="Table30.C1" office:value-type="string">
            <text:p text:style-name="Table_20_Contents">Optional</text:p>
          </table:table-cell>
        </table:table-row>
        <table:table-row>
          <table:table-cell table:style-name="Table30.A2" office:value-type="string">
            <text:p text:style-name="Table_20_Contents">id</text:p>
          </table:table-cell>
          <table:table-cell table:style-name="Table30.A2" office:value-type="string">
            <text:p text:style-name="Table_20_Contents">Search field id.</text:p>
          </table:table-cell>
          <table:table-cell table:style-name="Table30.C2" office:value-type="string">
            <text:p text:style-name="Table_20_Contents">No.</text:p>
          </table:table-cell>
        </table:table-row>
        <text:soft-page-break/>
        <table:table-row>
          <table:table-cell table:style-name="Table30.A2" office:value-type="string">
            <text:p text:style-name="Table_20_Contents">index-field</text:p>
          </table:table-cell>
          <table:table-cell table:style-name="Table30.A2" office:value-type="string">
            <text:p text:style-name="Table_20_Contents">The search field id in the indexer.</text:p>
          </table:table-cell>
          <table:table-cell table:style-name="Table30.C2" office:value-type="string">
            <text:p text:style-name="Table_20_Contents">No.</text:p>
          </table:table-cell>
        </table:table-row>
        <table:table-row>
          <table:table-cell table:style-name="Table30.A2" office:value-type="string">
            <text:p text:style-name="Table_20_Contents">search-field</text:p>
          </table:table-cell>
          <table:table-cell table:style-name="Table30.A2" office:value-type="string">
            <text:p text:style-name="Table_20_Contents">The search field label in the web plugin.</text:p>
          </table:table-cell>
          <table:table-cell table:style-name="Table30.C2" office:value-type="string">
            <text:p text:style-name="Table_20_Contents">No.</text:p>
          </table:table-cell>
        </table:table-row>
        <table:table-row>
          <table:table-cell table:style-name="Table30.A2" office:value-type="string">
            <text:p text:style-name="Table_20_Contents">type(integer | float)</text:p>
          </table:table-cell>
          <table:table-cell table:style-name="Table30.A2" office:value-type="string">
            <text:p text:style-name="Table_20_Contents">Search field type.</text:p>
          </table:table-cell>
          <table:table-cell table:style-name="Table30.C2" office:value-type="string">
            <text:p text:style-name="Table_20_Contents">No.</text:p>
          </table:table-cell>
        </table:table-row>
        <table:table-row>
          <table:table-cell table:style-name="Table30.A2" office:value-type="string">
            <text:p text:style-name="Table_20_Contents">default (true | false)</text:p>
          </table:table-cell>
          <table:table-cell table:style-name="Table30.A2" office:value-type="string">
            <text:p text:style-name="Table_20_Contents">If true, when perform fast search then use this field too. Generally false.</text:p>
          </table:table-cell>
          <table:table-cell table:style-name="Table30.C2" office:value-type="string">
            <text:p text:style-name="Table_20_Contents">No.</text:p>
          </table:table-cell>
        </table:table-row>
        <table:table-row>
          <table:table-cell table:style-name="Table30.A2" office:value-type="string">
            <text:p text:style-name="Table_20_Contents">Elements</text:p>
          </table:table-cell>
          <table:table-cell table:style-name="Table30.A2" office:value-type="string">
            <text:p text:style-name="Table_20_Contents"/>
          </table:table-cell>
          <table:table-cell table:style-name="Table30.C2" office:value-type="string">
            <text:p text:style-name="Table_20_Contents"/>
          </table:table-cell>
        </table:table-row>
      </table:table>
      <text:p text:style-name="P31"/>
      <text:h text:style-name="Heading_20_2" text:outline-level="2">6.5 Result part</text:h>
      <text:p text:style-name="P35">This part of the configuration XML defines global default configurations. If the SearchConfig object either member not set then the Compass2Manager will add these defaults to the configuration object.</text:p>
      <text:p text:style-name="P35">Here is an example:</text:p>
      <text:p text:style-name="P36">&lt;result <text:span text:style-name="T17">result-threshold</text:span>=<text:span text:style-name="T18">"0.1"</text:span> <text:span text:style-name="T17">max-number-of-hits</text:span>=<text:span text:style-name="T18">"100"</text:span> <text:span text:style-name="T17">hop-count</text:span>=<text:span text:style-name="T18">"1"</text:span></text:p>
      <text:p text:style-name="P36"><text:s text:c="4"/><text:span text:style-name="T17">prefix-match</text:span>=<text:span text:style-name="T18">"false"</text:span> <text:span text:style-name="T17">fuzzy-match</text:span>=<text:span text:style-name="T18">"false"</text:span> </text:p>
      <text:p text:style-name="P36"><text:s text:c="4"/><text:span text:style-name="T17">max-nr-of-topic-to-expand</text:span>=<text:span text:style-name="T18">"50"</text:span> <text:span text:style-name="T17">expansion-threshold</text:span>=<text:span text:style-name="T18">"0.7"</text:span>/&gt;</text:p>
      <text:h text:style-name="Heading_20_3" text:outline-level="3">6.5.1 Result tag</text:h>
      <text:p text:style-name="Text_20_body"/>
      <table:table table:name="Table31" table:style-name="Table31">
        <table:table-column table:style-name="Table31.A" table:number-columns-repeated="3"/>
        <table:table-row>
          <table:table-cell table:style-name="Table31.A1" office:value-type="string">
            <text:p text:style-name="Table_20_Contents">Attribute parameter</text:p>
          </table:table-cell>
          <table:table-cell table:style-name="Table31.A1" office:value-type="string">
            <text:p text:style-name="Table_20_Contents">Explanation</text:p>
          </table:table-cell>
          <table:table-cell table:style-name="Table31.C1" office:value-type="string">
            <text:p text:style-name="Table_20_Contents">Optional</text:p>
          </table:table-cell>
        </table:table-row>
        <table:table-row>
          <table:table-cell table:style-name="Table31.A2" office:value-type="string">
            <text:p text:style-name="Table_20_Contents">result-threshold</text:p>
          </table:table-cell>
          <table:table-cell table:style-name="Table31.A2" office:value-type="string">
            <text:p text:style-name="Table_20_Contents">Default result-threshold value.</text:p>
          </table:table-cell>
          <table:table-cell table:style-name="Table31.C2" office:value-type="string">
            <text:p text:style-name="Table_20_Contents">No.</text:p>
          </table:table-cell>
        </table:table-row>
        <table:table-row>
          <table:table-cell table:style-name="Table31.A2" office:value-type="string">
            <text:p text:style-name="Table_20_Contents">max-number-of-hits</text:p>
          </table:table-cell>
          <table:table-cell table:style-name="Table31.A2" office:value-type="string">
            <text:p text:style-name="Table_20_Contents">Default max-number-of-hits.</text:p>
          </table:table-cell>
          <table:table-cell table:style-name="Table31.C2" office:value-type="string">
            <text:p text:style-name="Table_20_Contents">No.</text:p>
          </table:table-cell>
        </table:table-row>
        <table:table-row>
          <table:table-cell table:style-name="Table31.A2" office:value-type="string">
            <text:p text:style-name="Table_20_Contents">hop-count</text:p>
          </table:table-cell>
          <table:table-cell table:style-name="Table31.A2" office:value-type="string">
            <text:p text:style-name="Table_20_Contents">Default hop-count.</text:p>
          </table:table-cell>
          <table:table-cell table:style-name="Table31.C2" office:value-type="string">
            <text:p text:style-name="Table_20_Contents">No.</text:p>
          </table:table-cell>
        </table:table-row>
        <table:table-row>
          <table:table-cell table:style-name="Table31.A2" office:value-type="string">
            <text:p text:style-name="Table_20_Contents">Prefix-match (true | false)</text:p>
          </table:table-cell>
          <table:table-cell table:style-name="Table31.A2" office:value-type="string">
            <text:p text:style-name="Table_20_Contents">Default prefix-match.</text:p>
          </table:table-cell>
          <table:table-cell table:style-name="Table31.C2" office:value-type="string">
            <text:p text:style-name="Table_20_Contents">No.</text:p>
          </table:table-cell>
        </table:table-row>
        <table:table-row>
          <table:table-cell table:style-name="Table31.A2" office:value-type="string">
            <text:p text:style-name="Table_20_Contents">Fuzzy-match (true | false)</text:p>
          </table:table-cell>
          <table:table-cell table:style-name="Table31.A2" office:value-type="string">
            <text:p text:style-name="Table_20_Contents">Default fuzzy-match.</text:p>
          </table:table-cell>
          <table:table-cell table:style-name="Table31.C2" office:value-type="string">
            <text:p text:style-name="Table_20_Contents">No.</text:p>
          </table:table-cell>
        </table:table-row>
        <table:table-row>
          <table:table-cell table:style-name="Table31.A2" office:value-type="string">
            <text:p text:style-name="Table_20_Contents">max-nr-of-topic-to-expand</text:p>
          </table:table-cell>
          <table:table-cell table:style-name="Table31.A2" office:value-type="string">
            <text:p text:style-name="Table_20_Contents">Default max-number-of-topic-to-expand.</text:p>
          </table:table-cell>
          <table:table-cell table:style-name="Table31.C2" office:value-type="string">
            <text:p text:style-name="Table_20_Contents">No.</text:p>
          </table:table-cell>
        </table:table-row>
        <table:table-row>
          <table:table-cell table:style-name="Table31.A2" office:value-type="string">
            <text:p text:style-name="Table_20_Contents">expansion-threshold</text:p>
          </table:table-cell>
          <table:table-cell table:style-name="Table31.A2" office:value-type="string">
            <text:p text:style-name="Table_20_Contents">Default expansion-threshold.</text:p>
          </table:table-cell>
          <table:table-cell table:style-name="Table31.C2" office:value-type="string">
            <text:p text:style-name="Table_20_Contents">No.</text:p>
          </table:table-cell>
        </table:table-row>
        <table:table-row>
          <table:table-cell table:style-name="Table31.A2" office:value-type="string">
            <text:p text:style-name="Table_20_Contents">Elements</text:p>
          </table:table-cell>
          <table:table-cell table:style-name="Table31.A2" office:value-type="string">
            <text:p text:style-name="Table_20_Contents"/>
          </table:table-cell>
          <table:table-cell table:style-name="Table31.C2" office:value-type="string">
            <text:p text:style-name="Table_20_Contents"/>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1" svg:font-family="'Liberation Serif'" style:font-family-generic="roman"/>
    <style:font-face style:name="TrebuchetMS" svg:font-family="TrebuchetMS"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adornments="Normá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1.199cm" fo:margin-right="0.801cm" fo:margin-top="0cm" fo:margin-bottom="0.212cm" fo:text-align="start" style:justify-single-word="false" fo:text-indent="0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text-indent="0cm" style:auto-text-indent="false" style:page-number="auto" style:shadow="none">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_20_5" style:next-style-name="Text_20_body" style:default-outline-level="4" style:class="text">
      <style:paragraph-properties fo:margin-left="2.401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2.799cm" fo:margin-right="0cm" fo:text-indent="0cm" style:auto-text-indent="false">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72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2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2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3cm" style:type="right" style:leader-style="dotted" style:leader-text="."/>
        </style:tab-stops>
      </style:paragraph-properties>
    </style:style>
    <style:style style:name="Source_20_code" style:display-name="Source code" style:family="paragraph" style:parent-style-name="Text_20_body" style:next-style-name="Text_20_body" style:class="text" style:master-page-name="">
      <style:paragraph-properties fo:margin-top="0cm" fo:margin-bottom="0cm" fo:text-align="start" style:justify-single-word="false" style:page-number="auto"/>
      <style:text-properties style:font-name="Times New Roman" fo:font-size="10.5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1.879cm" fo:margin-right="1.98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3" text:anchor-type="as-char" svg:width="17.59cm" svg:height="0.365cm" draw:z-index="115"><draw:image xlink:href="Pictures/100000000000029D0000000FE4807D87.png" xlink:type="simple" xlink:show="embed" xlink:actuate="onLoad"/></draw:frame></text:p>
        <text:p text:style-name="Header">Ovitas AS - Compass</text:p>
      </style:header>
      <style:footer>
        <text:p text:style-name="MP1"><draw:frame draw:style-name="Mfr2" draw:name="graphics6" text:anchor-type="as-char" svg:width="17.291cm" svg:height="0.284cm" draw:z-index="56"><draw:image xlink:href="Pictures/20000008000045260000018D7F351BBE.wmf" xlink:type="simple" xlink:show="embed" xlink:actuate="onLoad"/></draw:frame></text:p>
        <text:p text:style-name="MP1">Page <text:page-number text:select-page="current">53</text:page-number> of <text:page-count>53</text:page-count></text:p>
        <text:p text:style-name="MP2"><draw:frame draw:style-name="Mfr3" draw:name="graphics4" text:anchor-type="as-char" svg:width="3.145cm" svg:height="0.893cm" draw:z-index="162"><draw:image xlink:href="Pictures/2000000800001177000006687B4E1556.wmf"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topher Kolstad</meta:initial-creator>
    <meta:creation-date>2009-01-30T09:44:49</meta:creation-date>
    <dc:date>2010-10-23T17:37:34</dc:date>
    <meta:editing-duration>PT52H05M28S</meta:editing-duration>
    <meta:editing-cycles>314</meta:editing-cycles>
    <meta:generator>OpenOffice.org/3.2$Unix OpenOffice.org_project/320m19$Build-9505</meta:generator>
    <dc:creator>gyalai </dc:creator>
    <meta:document-statistic meta:table-count="66" meta:image-count="7" meta:object-count="0" meta:page-count="53" meta:paragraph-count="1311" meta:word-count="6353" meta:character-count="45976"/>
    <meta:user-defined meta:name="Info 1"/>
    <meta:user-defined meta:name="Info 2"/>
    <meta:user-defined meta:name="Info 3"/>
    <meta:user-defined meta:name="Info 4"/>
  </office:meta>
</office:document-meta>
</file>